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3355925" calcext:value-type="float">
            <text:p>0.0833559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670263875" calcext:value-type="float">
            <text:p>0.16702638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1042925" calcext:value-type="float">
            <text:p>0.2510429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35384525" calcext:value-type="float">
            <text:p>0.3353845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199891875" calcext:value-type="float">
            <text:p>0.41998918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0476455" calcext:value-type="float">
            <text:p>0.5047645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89599625" calcext:value-type="float">
            <text:p>0.58959962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74377225" calcext:value-type="float">
            <text:p>0.67437722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7589859625" calcext:value-type="float">
            <text:p>0.75898596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8433303125" calcext:value-type="float">
            <text:p>0.843330312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27337875" calcext:value-type="float">
            <text:p>0.92733787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0109635375" calcext:value-type="float">
            <text:p>1.010963537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094191375" calcext:value-type="float">
            <text:p>1.09419137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1770340375" calcext:value-type="float">
            <text:p>1.177034037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2595170125" calcext:value-type="float">
            <text:p>1.25951701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3413089375" calcext:value-type="float">
            <text:p>1.341308937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42393615" calcext:value-type="float">
            <text:p>1.4239361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5065247" calcext:value-type="float">
            <text:p>1.506524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5893351375" calcext:value-type="float">
            <text:p>1.589335137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6725045875" calcext:value-type="float">
            <text:p>1.672504587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7560995875" calcext:value-type="float">
            <text:p>1.756099587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8401205" calcext:value-type="float">
            <text:p>1.840120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9245137875" calcext:value-type="float">
            <text:p>1.924513787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009190175" calcext:value-type="float">
            <text:p>2.00919017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.0940413125" calcext:value-type="float">
            <text:p>2.09404131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.17895015" calcext:value-type="float">
            <text:p>2.1789501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.2637955625" calcext:value-type="float">
            <text:p>2.263795562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.348455475" calcext:value-type="float">
            <text:p>2.34845547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.43281285" calcext:value-type="float">
            <text:p>2.4328128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516765825" calcext:value-type="float">
            <text:p>2.51676582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.6002374875" calcext:value-type="float">
            <text:p>2.600237487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6831727375" calcext:value-type="float">
            <text:p>2.683172737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.7654846875" calcext:value-type="float">
            <text:p>2.765484687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84667325" calcext:value-type="float">
            <text:p>2.8466732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.9458504875" calcext:value-type="float">
            <text:p>2.945850487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.029964825" calcext:value-type="float">
            <text:p>3.02996482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.1135636125" calcext:value-type="float">
            <text:p>3.113563612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.1971783125" calcext:value-type="float">
            <text:p>3.197178312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.2809917625" calcext:value-type="float">
            <text:p>3.280991762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3650770875" calcext:value-type="float">
            <text:p>3.365077087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.4494407375" calcext:value-type="float">
            <text:p>3.449440737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.534040175" calcext:value-type="float">
            <text:p>3.53404017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.6187980875" calcext:value-type="float">
            <text:p>3.618798087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.7036166" calcext:value-type="float">
            <text:p>3.703616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.7883909375" calcext:value-type="float">
            <text:p>3.788390937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.873021575" calcext:value-type="float">
            <text:p>3.87302157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.957423875" calcext:value-type="float">
            <text:p>3.95742387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.041534875" calcext:value-type="float">
            <text:p>4.04153487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.125316975" calcext:value-type="float">
            <text:p>4.12531697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.2087580875" calcext:value-type="float">
            <text:p>4.208758087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.2918653875" calcext:value-type="float">
            <text:p>4.291865387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.3746363375" calcext:value-type="float">
            <text:p>4.374636337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.456774675" calcext:value-type="float">
            <text:p>4.45677467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.5404065625" calcext:value-type="float">
            <text:p>4.540406562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.623511075" calcext:value-type="float">
            <text:p>4.62351107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.70665075" calcext:value-type="float">
            <text:p>4.7066507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.7899765125" calcext:value-type="float">
            <text:p>4.789976512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.873572175" calcext:value-type="float">
            <text:p>4.87357217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.957475175" calcext:value-type="float">
            <text:p>4.95747517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.04167825" calcext:value-type="float">
            <text:p>5.0416782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.1261317875" calcext:value-type="float">
            <text:p>5.126131787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.21075" calcext:value-type="float">
            <text:p>5.2107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5.2954212" calcext:value-type="float">
            <text:p>5.295421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.3800216" calcext:value-type="float">
            <text:p>5.380021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.4644312625" calcext:value-type="float">
            <text:p>5.464431262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.5485499375" calcext:value-type="float">
            <text:p>5.548549937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.632309725" calcext:value-type="float">
            <text:p>5.63230972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.71568115" calcext:value-type="float">
            <text:p>5.7156811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.79866915" calcext:value-type="float">
            <text:p>5.7986691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.8812899125" calcext:value-type="float">
            <text:p>5.881289912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.963466975" calcext:value-type="float">
            <text:p>5.96346697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6.0425869125" calcext:value-type="float">
            <text:p>6.042586912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6.12625865" calcext:value-type="float">
            <text:p>6.1262586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6.2095851" calcext:value-type="float">
            <text:p>6.209585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.2930090625" calcext:value-type="float">
            <text:p>6.293009062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6.376664525" calcext:value-type="float">
            <text:p>6.37666452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.4606074" calcext:value-type="float">
            <text:p>6.460607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6.5448452375" calcext:value-type="float">
            <text:p>6.544845237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.62934545" calcext:value-type="float">
            <text:p>6.6293454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668474" calcext:value-type="float">
            <text:p>6.668474</text:p>
          </table:table-cell>
          <table:table-cell office:value-type="float" office:value="6.714041225" calcext:value-type="float">
            <text:p>6.714041225</text:p>
          </table:table-cell>
          <table:table-cell table:style-name="ce1" table:formula="of:=POWER([.C81]-6.75;2)" office:value-type="float" office:value="0.00129303349950063" calcext:value-type="float">
            <text:p>0.0012930335</text:p>
          </table:table-cell>
          <table:table-cell table:formula="of:=SQRT(SUM([.D81:.D180])/100)" office:value-type="float" office:value="0.0405795418403454" calcext:value-type="float">
            <text:p>0.04057954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693637" calcext:value-type="float">
            <text:p>6.693637</text:p>
          </table:table-cell>
          <table:table-cell office:value-type="float" office:value="6.715483275" calcext:value-type="float">
            <text:p>6.715483275</text:p>
          </table:table-cell>
          <table:table-cell table:style-name="ce1" table:formula="of:=POWER([.C82]-6.75;2)" office:value-type="float" office:value="0.0011914043047256" calcext:value-type="float">
            <text:p>0.001191404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721323" calcext:value-type="float">
            <text:p>6.721323</text:p>
          </table:table-cell>
          <table:table-cell office:value-type="float" office:value="6.7166035875" calcext:value-type="float">
            <text:p>6.7166035875</text:p>
          </table:table-cell>
          <table:table-cell table:style-name="ce1" table:formula="of:=POWER([.C83]-6.75;2)" office:value-type="float" office:value="0.00111532036787017" calcext:value-type="float">
            <text:p>0.001115320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747328" calcext:value-type="float">
            <text:p>6.747328</text:p>
          </table:table-cell>
          <table:table-cell office:value-type="float" office:value="6.717258275" calcext:value-type="float">
            <text:p>6.717258275</text:p>
          </table:table-cell>
          <table:table-cell table:style-name="ce1" table:formula="of:=POWER([.C84]-6.75;2)" office:value-type="float" office:value="0.00107202055597564" calcext:value-type="float">
            <text:p>0.001072020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768373" calcext:value-type="float">
            <text:p>6.768373</text:p>
          </table:table-cell>
          <table:table-cell office:value-type="float" office:value="6.717367425" calcext:value-type="float">
            <text:p>6.717367425</text:p>
          </table:table-cell>
          <table:table-cell table:style-name="ce1" table:formula="of:=POWER([.C85]-6.75;2)" office:value-type="float" office:value="0.00106488495113063" calcext:value-type="float">
            <text:p>0.00106488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782029" calcext:value-type="float">
            <text:p>6.782029</text:p>
          </table:table-cell>
          <table:table-cell office:value-type="float" office:value="6.716917125" calcext:value-type="float">
            <text:p>6.716917125</text:p>
          </table:table-cell>
          <table:table-cell table:style-name="ce1" table:formula="of:=POWER([.C86]-6.75;2)" office:value-type="float" office:value="0.00109447661826561" calcext:value-type="float">
            <text:p>0.001094476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786806" calcext:value-type="float">
            <text:p>6.786806</text:p>
          </table:table-cell>
          <table:table-cell office:value-type="float" office:value="6.7159588125" calcext:value-type="float">
            <text:p>6.7159588125</text:p>
          </table:table-cell>
          <table:table-cell table:style-name="ce1" table:formula="of:=POWER([.C87]-6.75;2)" office:value-type="float" office:value="0.00115880244641014" calcext:value-type="float">
            <text:p>0.001158802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782208" calcext:value-type="float">
            <text:p>6.782208</text:p>
          </table:table-cell>
          <table:table-cell office:value-type="float" office:value="6.7146015625" calcext:value-type="float">
            <text:p>6.7146015625</text:p>
          </table:table-cell>
          <table:table-cell table:style-name="ce1" table:formula="of:=POWER([.C88]-6.75;2)" office:value-type="float" office:value="0.00125304937744138" calcext:value-type="float">
            <text:p>0.001253049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768699" calcext:value-type="float">
            <text:p>6.768699</text:p>
          </table:table-cell>
          <table:table-cell office:value-type="float" office:value="6.712996225" calcext:value-type="float">
            <text:p>6.712996225</text:p>
          </table:table-cell>
          <table:table-cell table:style-name="ce1" table:formula="of:=POWER([.C89]-6.75;2)" office:value-type="float" office:value="0.0013692793642506" calcext:value-type="float">
            <text:p>0.001369279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747548" calcext:value-type="float">
            <text:p>6.747548</text:p>
          </table:table-cell>
          <table:table-cell office:value-type="float" office:value="6.7113100625" calcext:value-type="float">
            <text:p>6.7113100625</text:p>
          </table:table-cell>
          <table:table-cell table:style-name="ce1" table:formula="of:=POWER([.C90]-6.75;2)" office:value-type="float" office:value="0.00149691126375391" calcext:value-type="float">
            <text:p>0.001496911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720605" calcext:value-type="float">
            <text:p>6.720605</text:p>
          </table:table-cell>
          <table:table-cell office:value-type="float" office:value="6.709662175" calcext:value-type="float">
            <text:p>6.709662175</text:p>
          </table:table-cell>
          <table:table-cell table:style-name="ce1" table:formula="of:=POWER([.C91]-6.75;2)" office:value-type="float" office:value="0.00162714012573062" calcext:value-type="float">
            <text:p>0.001627140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690053" calcext:value-type="float">
            <text:p>6.690053</text:p>
          </table:table-cell>
          <table:table-cell office:value-type="float" office:value="6.70939695" calcext:value-type="float">
            <text:p>6.70939695</text:p>
          </table:table-cell>
          <table:table-cell table:style-name="ce1" table:formula="of:=POWER([.C92]-6.75;2)" office:value-type="float" office:value="0.00164860766930247" calcext:value-type="float">
            <text:p>0.001648607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658227" calcext:value-type="float">
            <text:p>6.658227</text:p>
          </table:table-cell>
          <table:table-cell office:value-type="float" office:value="6.7088347625" calcext:value-type="float">
            <text:p>6.7088347625</text:p>
          </table:table-cell>
          <table:table-cell table:style-name="ce1" table:formula="of:=POWER([.C93]-6.75;2)" office:value-type="float" office:value="0.00169457677843137" calcext:value-type="float">
            <text:p>0.001694576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627413" calcext:value-type="float">
            <text:p>6.627413</text:p>
          </table:table-cell>
          <table:table-cell office:value-type="float" office:value="6.7087937" calcext:value-type="float">
            <text:p>6.7087937</text:p>
          </table:table-cell>
          <table:table-cell table:style-name="ce1" table:formula="of:=POWER([.C94]-6.75;2)" office:value-type="float" office:value="0.00169795915968998" calcext:value-type="float">
            <text:p>0.001697959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598638" calcext:value-type="float">
            <text:p>6.598638</text:p>
          </table:table-cell>
          <table:table-cell office:value-type="float" office:value="6.7093788125" calcext:value-type="float">
            <text:p>6.7093788125</text:p>
          </table:table-cell>
          <table:table-cell table:style-name="ce1" table:formula="of:=POWER([.C95]-6.75;2)" office:value-type="float" office:value="0.00165008087391017" calcext:value-type="float">
            <text:p>0.001650080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543354" calcext:value-type="float">
            <text:p>6.543354</text:p>
          </table:table-cell>
          <table:table-cell office:value-type="float" office:value="6.7106242375" calcext:value-type="float">
            <text:p>6.7106242375</text:p>
          </table:table-cell>
          <table:table-cell table:style-name="ce1" table:formula="of:=POWER([.C96]-6.75;2)" office:value-type="float" office:value="0.00155045067245639" calcext:value-type="float">
            <text:p>0.001550450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610177" calcext:value-type="float">
            <text:p>6.610177</text:p>
          </table:table-cell>
          <table:table-cell office:value-type="float" office:value="6.71287215" calcext:value-type="float">
            <text:p>6.71287215</text:p>
          </table:table-cell>
          <table:table-cell table:style-name="ce1" table:formula="of:=POWER([.C97]-6.75;2)" office:value-type="float" office:value="0.00137847724562251" calcext:value-type="float">
            <text:p>0.001378477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607084" calcext:value-type="float">
            <text:p>6.607084</text:p>
          </table:table-cell>
          <table:table-cell office:value-type="float" office:value="6.7145568875" calcext:value-type="float">
            <text:p>6.7145568875</text:p>
          </table:table-cell>
          <table:table-cell table:style-name="ce1" table:formula="of:=POWER([.C98]-6.75;2)" office:value-type="float" office:value="0.00125621422368768" calcext:value-type="float">
            <text:p>0.001256214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624835" calcext:value-type="float">
            <text:p>6.624835</text:p>
          </table:table-cell>
          <table:table-cell office:value-type="float" office:value="6.7164703125" calcext:value-type="float">
            <text:p>6.7164703125</text:p>
          </table:table-cell>
          <table:table-cell table:style-name="ce1" table:formula="of:=POWER([.C99]-6.75;2)" office:value-type="float" office:value="0.00112423994384764" calcext:value-type="float">
            <text:p>0.001124239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653556" calcext:value-type="float">
            <text:p>6.653556</text:p>
          </table:table-cell>
          <table:table-cell office:value-type="float" office:value="6.7182460875" calcext:value-type="float">
            <text:p>6.7182460875</text:p>
          </table:table-cell>
          <table:table-cell table:style-name="ce1" table:formula="of:=POWER([.C100]-6.75;2)" office:value-type="float" office:value="0.00100831095905767" calcext:value-type="float">
            <text:p>0.00100831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6876" calcext:value-type="float">
            <text:p>6.6876</text:p>
          </table:table-cell>
          <table:table-cell office:value-type="float" office:value="6.719643075" calcext:value-type="float">
            <text:p>6.719643075</text:p>
          </table:table-cell>
          <table:table-cell table:style-name="ce1" table:formula="of:=POWER([.C101]-6.75;2)" office:value-type="float" office:value="0.000921542895455597" calcext:value-type="float">
            <text:p>0.000921542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721673" calcext:value-type="float">
            <text:p>6.721673</text:p>
          </table:table-cell>
          <table:table-cell office:value-type="float" office:value="6.7205135375" calcext:value-type="float">
            <text:p>6.7205135375</text:p>
          </table:table-cell>
          <table:table-cell table:style-name="ce1" table:formula="of:=POWER([.C102]-6.75;2)" office:value-type="float" office:value="0.000869451470763879" calcext:value-type="float">
            <text:p>0.000869451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751463" calcext:value-type="float">
            <text:p>6.751463</text:p>
          </table:table-cell>
          <table:table-cell office:value-type="float" office:value="6.72080595" calcext:value-type="float">
            <text:p>6.72080595</text:p>
          </table:table-cell>
          <table:table-cell table:style-name="ce1" table:formula="of:=POWER([.C103]-6.75;2)" office:value-type="float" office:value="0.000852292555402505" calcext:value-type="float">
            <text:p>0.000852292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774111" calcext:value-type="float">
            <text:p>6.774111</text:p>
          </table:table-cell>
          <table:table-cell office:value-type="float" office:value="6.7205446875" calcext:value-type="float">
            <text:p>6.7205446875</text:p>
          </table:table-cell>
          <table:table-cell table:style-name="ce1" table:formula="of:=POWER([.C104]-6.75;2)" office:value-type="float" office:value="0.000867615434472636" calcext:value-type="float">
            <text:p>0.000867615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788091" calcext:value-type="float">
            <text:p>6.788091</text:p>
          </table:table-cell>
          <table:table-cell office:value-type="float" office:value="6.71979665" calcext:value-type="float">
            <text:p>6.71979665</text:p>
          </table:table-cell>
          <table:table-cell table:style-name="ce1" table:formula="of:=POWER([.C105]-6.75;2)" office:value-type="float" office:value="0.000912242351222491" calcext:value-type="float">
            <text:p>0.000912242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792707" calcext:value-type="float">
            <text:p>6.792707</text:p>
          </table:table-cell>
          <table:table-cell office:value-type="float" office:value="6.718643825" calcext:value-type="float">
            <text:p>6.718643825</text:p>
          </table:table-cell>
          <table:table-cell table:style-name="ce1" table:formula="of:=POWER([.C106]-6.75;2)" office:value-type="float" office:value="0.000983209710630624" calcext:value-type="float">
            <text:p>0.000983209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787633" calcext:value-type="float">
            <text:p>6.787633</text:p>
          </table:table-cell>
          <table:table-cell office:value-type="float" office:value="6.7171720625" calcext:value-type="float">
            <text:p>6.7171720625</text:p>
          </table:table-cell>
          <table:table-cell table:style-name="ce1" table:formula="of:=POWER([.C107]-6.75;2)" office:value-type="float" office:value="0.00107767348050394" calcext:value-type="float">
            <text:p>0.001077673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772793" calcext:value-type="float">
            <text:p>6.772793</text:p>
          </table:table-cell>
          <table:table-cell office:value-type="float" office:value="6.7154678125" calcext:value-type="float">
            <text:p>6.7154678125</text:p>
          </table:table-cell>
          <table:table-cell table:style-name="ce1" table:formula="of:=POWER([.C108]-6.75;2)" office:value-type="float" office:value="0.00119247197353515" calcext:value-type="float">
            <text:p>0.00119247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74859" calcext:value-type="float">
            <text:p>6.74859</text:p>
          </table:table-cell>
          <table:table-cell office:value-type="float" office:value="6.71357775" calcext:value-type="float">
            <text:p>6.71357775</text:p>
          </table:table-cell>
          <table:table-cell table:style-name="ce1" table:formula="of:=POWER([.C109]-6.75;2)" office:value-type="float" office:value="0.00132658029506252" calcext:value-type="float">
            <text:p>0.001326580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716238" calcext:value-type="float">
            <text:p>6.716238</text:p>
          </table:table-cell>
          <table:table-cell office:value-type="float" office:value="6.7109297375" calcext:value-type="float">
            <text:p>6.7109297375</text:p>
          </table:table-cell>
          <table:table-cell table:style-name="ce1" table:formula="of:=POWER([.C110]-6.75;2)" office:value-type="float" office:value="0.00152648541181892" calcext:value-type="float">
            <text:p>0.001526485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677733" calcext:value-type="float">
            <text:p>6.677733</text:p>
          </table:table-cell>
          <table:table-cell office:value-type="float" office:value="6.711400775" calcext:value-type="float">
            <text:p>6.711400775</text:p>
          </table:table-cell>
          <table:table-cell table:style-name="ce1" table:formula="of:=POWER([.C111]-6.75;2)" office:value-type="float" office:value="0.00148990017060059" calcext:value-type="float">
            <text:p>0.001489900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63482" calcext:value-type="float">
            <text:p>6.63482</text:p>
          </table:table-cell>
          <table:table-cell office:value-type="float" office:value="6.7115505" calcext:value-type="float">
            <text:p>6.7115505</text:p>
          </table:table-cell>
          <table:table-cell table:style-name="ce1" table:formula="of:=POWER([.C112]-6.75;2)" office:value-type="float" office:value="0.00147836405025004" calcext:value-type="float">
            <text:p>0.001478364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584956" calcext:value-type="float">
            <text:p>6.584956</text:p>
          </table:table-cell>
          <table:table-cell office:value-type="float" office:value="6.7122329375" calcext:value-type="float">
            <text:p>6.7122329375</text:p>
          </table:table-cell>
          <table:table-cell table:style-name="ce1" table:formula="of:=POWER([.C113]-6.75;2)" office:value-type="float" office:value="0.00142635100987894" calcext:value-type="float">
            <text:p>0.00142635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495085" calcext:value-type="float">
            <text:p>6.495085</text:p>
          </table:table-cell>
          <table:table-cell office:value-type="float" office:value="6.71369775" calcext:value-type="float">
            <text:p>6.71369775</text:p>
          </table:table-cell>
          <table:table-cell table:style-name="ce1" table:formula="of:=POWER([.C114]-6.75;2)" office:value-type="float" office:value="0.00131785335506252" calcext:value-type="float">
            <text:p>0.001317853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.934179" calcext:value-type="float">
            <text:p>7.934179</text:p>
          </table:table-cell>
          <table:table-cell office:value-type="float" office:value="6.7164978375" calcext:value-type="float">
            <text:p>6.7164978375</text:p>
          </table:table-cell>
          <table:table-cell table:style-name="ce1" table:formula="of:=POWER([.C115]-6.75;2)" office:value-type="float" office:value="0.00112239489217638" calcext:value-type="float">
            <text:p>0.001122394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729147" calcext:value-type="float">
            <text:p>6.729147</text:p>
          </table:table-cell>
          <table:table-cell office:value-type="float" office:value="6.7015204" calcext:value-type="float">
            <text:p>6.7015204</text:p>
          </table:table-cell>
          <table:table-cell table:style-name="ce1" table:formula="of:=POWER([.C116]-6.75;2)" office:value-type="float" office:value="0.00235027161616003" calcext:value-type="float">
            <text:p>0.002350271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687903" calcext:value-type="float">
            <text:p>6.687903</text:p>
          </table:table-cell>
          <table:table-cell office:value-type="float" office:value="6.70179045" calcext:value-type="float">
            <text:p>6.70179045</text:p>
          </table:table-cell>
          <table:table-cell table:style-name="ce1" table:formula="of:=POWER([.C117]-6.75;2)" office:value-type="float" office:value="0.00232416071120251" calcext:value-type="float">
            <text:p>0.002324160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689176" calcext:value-type="float">
            <text:p>6.689176</text:p>
          </table:table-cell>
          <table:table-cell office:value-type="float" office:value="6.702726425" calcext:value-type="float">
            <text:p>6.702726425</text:p>
          </table:table-cell>
          <table:table-cell table:style-name="ce1" table:formula="of:=POWER([.C118]-6.75;2)" office:value-type="float" office:value="0.00223479089328064" calcext:value-type="float">
            <text:p>0.002234790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705076" calcext:value-type="float">
            <text:p>6.705076</text:p>
          </table:table-cell>
          <table:table-cell office:value-type="float" office:value="6.7037595125" calcext:value-type="float">
            <text:p>6.7037595125</text:p>
          </table:table-cell>
          <table:table-cell table:style-name="ce1" table:formula="of:=POWER([.C119]-6.75;2)" office:value-type="float" office:value="0.0021381826842377" calcext:value-type="float">
            <text:p>0.002138182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726826" calcext:value-type="float">
            <text:p>6.726826</text:p>
          </table:table-cell>
          <table:table-cell office:value-type="float" office:value="6.7046585" calcext:value-type="float">
            <text:p>6.7046585</text:p>
          </table:table-cell>
          <table:table-cell table:style-name="ce1" table:formula="of:=POWER([.C120]-6.75;2)" office:value-type="float" office:value="0.00205585162225001" calcext:value-type="float">
            <text:p>0.002055851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749092" calcext:value-type="float">
            <text:p>6.749092</text:p>
          </table:table-cell>
          <table:table-cell office:value-type="float" office:value="6.7052802375" calcext:value-type="float">
            <text:p>6.7052802375</text:p>
          </table:table-cell>
          <table:table-cell table:style-name="ce1" table:formula="of:=POWER([.C121]-6.75;2)" office:value-type="float" office:value="0.00199985715805638" calcext:value-type="float">
            <text:p>0.001999857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767955" calcext:value-type="float">
            <text:p>6.767955</text:p>
          </table:table-cell>
          <table:table-cell office:value-type="float" office:value="6.7055252375" calcext:value-type="float">
            <text:p>6.7055252375</text:p>
          </table:table-cell>
          <table:table-cell table:style-name="ce1" table:formula="of:=POWER([.C122]-6.75;2)" office:value-type="float" office:value="0.00197800449943142" calcext:value-type="float">
            <text:p>0.001978004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780633" calcext:value-type="float">
            <text:p>6.780633</text:p>
          </table:table-cell>
          <table:table-cell office:value-type="float" office:value="6.70533335" calcext:value-type="float">
            <text:p>6.70533335</text:p>
          </table:table-cell>
          <table:table-cell table:style-name="ce1" table:formula="of:=POWER([.C123]-6.75;2)" office:value-type="float" office:value="0.00199510962222249" calcext:value-type="float">
            <text:p>0.001995109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785481" calcext:value-type="float">
            <text:p>6.785481</text:p>
          </table:table-cell>
          <table:table-cell office:value-type="float" office:value="6.7046936125" calcext:value-type="float">
            <text:p>6.7046936125</text:p>
          </table:table-cell>
          <table:table-cell table:style-name="ce1" table:formula="of:=POWER([.C124]-6.75;2)" office:value-type="float" office:value="0.00205266874830017" calcext:value-type="float">
            <text:p>0.002052668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781947" calcext:value-type="float">
            <text:p>6.781947</text:p>
          </table:table-cell>
          <table:table-cell office:value-type="float" office:value="6.7036546625" calcext:value-type="float">
            <text:p>6.7036546625</text:p>
          </table:table-cell>
          <table:table-cell table:style-name="ce1" table:formula="of:=POWER([.C125]-6.75;2)" office:value-type="float" office:value="0.00214789030798891" calcext:value-type="float">
            <text:p>0.002147890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770451" calcext:value-type="float">
            <text:p>6.770451</text:p>
          </table:table-cell>
          <table:table-cell office:value-type="float" office:value="6.7023269" calcext:value-type="float">
            <text:p>6.7023269</text:p>
          </table:table-cell>
          <table:table-cell table:style-name="ce1" table:formula="of:=POWER([.C126]-6.75;2)" office:value-type="float" office:value="0.00227272446360999" calcext:value-type="float">
            <text:p>0.002272724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752184" calcext:value-type="float">
            <text:p>6.752184</text:p>
          </table:table-cell>
          <table:table-cell office:value-type="float" office:value="6.700875025" calcext:value-type="float">
            <text:p>6.700875025</text:p>
          </table:table-cell>
          <table:table-cell table:style-name="ce1" table:formula="of:=POWER([.C127]-6.75;2)" office:value-type="float" office:value="0.0024132631687506" calcext:value-type="float">
            <text:p>0.002413263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72888" calcext:value-type="float">
            <text:p>6.72888</text:p>
          </table:table-cell>
          <table:table-cell office:value-type="float" office:value="6.69951995" calcext:value-type="float">
            <text:p>6.69951995</text:p>
          </table:table-cell>
          <table:table-cell table:style-name="ce1" table:formula="of:=POWER([.C128]-6.75;2)" office:value-type="float" office:value="0.0025482354480025" calcext:value-type="float">
            <text:p>0.002548235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702568" calcext:value-type="float">
            <text:p>6.702568</text:p>
          </table:table-cell>
          <table:table-cell office:value-type="float" office:value="6.6995629375" calcext:value-type="float">
            <text:p>6.6995629375</text:p>
          </table:table-cell>
          <table:table-cell table:style-name="ce1" table:formula="of:=POWER([.C129]-6.75;2)" office:value-type="float" office:value="0.00254389727362894" calcext:value-type="float">
            <text:p>0.002543897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675289" calcext:value-type="float">
            <text:p>6.675289</text:p>
          </table:table-cell>
          <table:table-cell office:value-type="float" office:value="6.6984877375" calcext:value-type="float">
            <text:p>6.6984877375</text:p>
          </table:table-cell>
          <table:table-cell table:style-name="ce1" table:formula="of:=POWER([.C130]-6.75;2)" office:value-type="float" office:value="0.00265351318786892" calcext:value-type="float">
            <text:p>0.002653513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648584" calcext:value-type="float">
            <text:p>6.648584</text:p>
          </table:table-cell>
          <table:table-cell office:value-type="float" office:value="6.69799755" calcext:value-type="float">
            <text:p>6.69799755</text:p>
          </table:table-cell>
          <table:table-cell table:style-name="ce1" table:formula="of:=POWER([.C131]-6.75;2)" office:value-type="float" office:value="0.00270425480600248" calcext:value-type="float">
            <text:p>0.002704254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621676" calcext:value-type="float">
            <text:p>6.621676</text:p>
          </table:table-cell>
          <table:table-cell office:value-type="float" office:value="6.6981102375" calcext:value-type="float">
            <text:p>6.6981102375</text:p>
          </table:table-cell>
          <table:table-cell table:style-name="ce1" table:formula="of:=POWER([.C132]-6.75;2)" office:value-type="float" office:value="0.00269254745230642" calcext:value-type="float">
            <text:p>0.002692547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571067" calcext:value-type="float">
            <text:p>6.571067</text:p>
          </table:table-cell>
          <table:table-cell office:value-type="float" office:value="6.6988726875" calcext:value-type="float">
            <text:p>6.6988726875</text:p>
          </table:table-cell>
          <table:table-cell table:style-name="ce1" table:formula="of:=POWER([.C133]-6.75;2)" office:value-type="float" office:value="0.00261400208347268" calcext:value-type="float">
            <text:p>0.002614002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690551" calcext:value-type="float">
            <text:p>6.690551</text:p>
          </table:table-cell>
          <table:table-cell office:value-type="float" office:value="6.700601725" calcext:value-type="float">
            <text:p>6.700601725</text:p>
          </table:table-cell>
          <table:table-cell table:style-name="ce1" table:formula="of:=POWER([.C134]-6.75;2)" office:value-type="float" office:value="0.0024401895729756" calcext:value-type="float">
            <text:p>0.002440189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648361" calcext:value-type="float">
            <text:p>6.648361</text:p>
          </table:table-cell>
          <table:table-cell office:value-type="float" office:value="6.7011623125" calcext:value-type="float">
            <text:p>6.7011623125</text:p>
          </table:table-cell>
          <table:table-cell table:style-name="ce1" table:formula="of:=POWER([.C135]-6.75;2)" office:value-type="float" office:value="0.00238511972034764" calcext:value-type="float">
            <text:p>0.0023851197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651174" calcext:value-type="float">
            <text:p>6.651174</text:p>
          </table:table-cell>
          <table:table-cell office:value-type="float" office:value="6.7025393625" calcext:value-type="float">
            <text:p>6.7025393625</text:p>
          </table:table-cell>
          <table:table-cell table:style-name="ce1" table:formula="of:=POWER([.C136]-6.75;2)" office:value-type="float" office:value="0.00225251211190644" calcext:value-type="float">
            <text:p>0.002252512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666061" calcext:value-type="float">
            <text:p>6.666061</text:p>
          </table:table-cell>
          <table:table-cell office:value-type="float" office:value="6.7041130375" calcext:value-type="float">
            <text:p>6.7041130375</text:p>
          </table:table-cell>
          <table:table-cell table:style-name="ce1" table:formula="of:=POWER([.C137]-6.75;2)" office:value-type="float" office:value="0.00210561332747641" calcext:value-type="float">
            <text:p>0.002105613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687653" calcext:value-type="float">
            <text:p>6.687653</text:p>
          </table:table-cell>
          <table:table-cell office:value-type="float" office:value="6.7056588875" calcext:value-type="float">
            <text:p>6.7056588875</text:p>
          </table:table-cell>
          <table:table-cell table:style-name="ce1" table:formula="of:=POWER([.C138]-6.75;2)" office:value-type="float" office:value="0.00196613425773763" calcext:value-type="float">
            <text:p>0.001966134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71224" calcext:value-type="float">
            <text:p>6.71224</text:p>
          </table:table-cell>
          <table:table-cell office:value-type="float" office:value="6.7070040375" calcext:value-type="float">
            <text:p>6.7070040375</text:p>
          </table:table-cell>
          <table:table-cell table:style-name="ce1" table:formula="of:=POWER([.C139]-6.75;2)" office:value-type="float" office:value="0.00184865279130141" calcext:value-type="float">
            <text:p>0.001848652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736246" calcext:value-type="float">
            <text:p>6.736246</text:p>
          </table:table-cell>
          <table:table-cell office:value-type="float" office:value="6.7080022875" calcext:value-type="float">
            <text:p>6.7080022875</text:p>
          </table:table-cell>
          <table:table-cell table:style-name="ce1" table:formula="of:=POWER([.C140]-6.75;2)" office:value-type="float" office:value="0.00176380785523263" calcext:value-type="float">
            <text:p>0.001763807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756283" calcext:value-type="float">
            <text:p>6.756283</text:p>
          </table:table-cell>
          <table:table-cell office:value-type="float" office:value="6.7085285375" calcext:value-type="float">
            <text:p>6.7085285375</text:p>
          </table:table-cell>
          <table:table-cell table:style-name="ce1" table:formula="of:=POWER([.C141]-6.75;2)" office:value-type="float" office:value="0.00171988220188888" calcext:value-type="float">
            <text:p>0.001719882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769457" calcext:value-type="float">
            <text:p>6.769457</text:p>
          </table:table-cell>
          <table:table-cell office:value-type="float" office:value="6.7084809375" calcext:value-type="float">
            <text:p>6.7084809375</text:p>
          </table:table-cell>
          <table:table-cell table:style-name="ce1" table:formula="of:=POWER([.C142]-6.75;2)" office:value-type="float" office:value="0.0017238325508789" calcext:value-type="float">
            <text:p>0.001723832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773696" calcext:value-type="float">
            <text:p>6.773696</text:p>
          </table:table-cell>
          <table:table-cell office:value-type="float" office:value="6.707792725" calcext:value-type="float">
            <text:p>6.707792725</text:p>
          </table:table-cell>
          <table:table-cell table:style-name="ce1" table:formula="of:=POWER([.C143]-6.75;2)" office:value-type="float" office:value="0.00178145406292562" calcext:value-type="float">
            <text:p>0.001781454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768032" calcext:value-type="float">
            <text:p>6.768032</text:p>
          </table:table-cell>
          <table:table-cell office:value-type="float" office:value="6.706448175" calcext:value-type="float">
            <text:p>6.706448175</text:p>
          </table:table-cell>
          <table:table-cell table:style-name="ce1" table:formula="of:=POWER([.C144]-6.75;2)" office:value-type="float" office:value="0.0018967614608306" calcext:value-type="float">
            <text:p>0.001896761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752773" calcext:value-type="float">
            <text:p>6.752773</text:p>
          </table:table-cell>
          <table:table-cell office:value-type="float" office:value="6.704481625" calcext:value-type="float">
            <text:p>6.704481625</text:p>
          </table:table-cell>
          <table:table-cell table:style-name="ce1" table:formula="of:=POWER([.C145]-6.75;2)" office:value-type="float" office:value="0.00207192246264066" calcext:value-type="float">
            <text:p>0.002071922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729494" calcext:value-type="float">
            <text:p>6.729494</text:p>
          </table:table-cell>
          <table:table-cell office:value-type="float" office:value="6.701897825" calcext:value-type="float">
            <text:p>6.701897825</text:p>
          </table:table-cell>
          <table:table-cell table:style-name="ce1" table:formula="of:=POWER([.C146]-6.75;2)" office:value-type="float" office:value="0.00231381923973066" calcext:value-type="float">
            <text:p>0.002313819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700783" calcext:value-type="float">
            <text:p>6.700783</text:p>
          </table:table-cell>
          <table:table-cell office:value-type="float" office:value="6.6980055875" calcext:value-type="float">
            <text:p>6.6980055875</text:p>
          </table:table-cell>
          <table:table-cell table:style-name="ce1" table:formula="of:=POWER([.C147]-6.75;2)" office:value-type="float" office:value="0.00270341893122016" calcext:value-type="float">
            <text:p>0.002703418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669714" calcext:value-type="float">
            <text:p>6.669714</text:p>
          </table:table-cell>
          <table:table-cell office:value-type="float" office:value="6.702265975" calcext:value-type="float">
            <text:p>6.702265975</text:p>
          </table:table-cell>
          <table:table-cell table:style-name="ce1" table:formula="of:=POWER([.C148]-6.75;2)" office:value-type="float" office:value="0.00227853714270058" calcext:value-type="float">
            <text:p>0.002278537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63904" calcext:value-type="float">
            <text:p>6.63904</text:p>
          </table:table-cell>
          <table:table-cell office:value-type="float" office:value="6.702513" calcext:value-type="float">
            <text:p>6.702513</text:p>
          </table:table-cell>
          <table:table-cell table:style-name="ce1" table:formula="of:=POWER([.C149]-6.75;2)" office:value-type="float" office:value="0.00225501516900003" calcext:value-type="float">
            <text:p>0.002255015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609661" calcext:value-type="float">
            <text:p>6.609661</text:p>
          </table:table-cell>
          <table:table-cell office:value-type="float" office:value="6.702840375" calcext:value-type="float">
            <text:p>6.702840375</text:p>
          </table:table-cell>
          <table:table-cell table:style-name="ce1" table:formula="of:=POWER([.C150]-6.75;2)" office:value-type="float" office:value="0.00222403023014062" calcext:value-type="float">
            <text:p>0.002224030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574165" calcext:value-type="float">
            <text:p>6.574165</text:p>
          </table:table-cell>
          <table:table-cell office:value-type="float" office:value="6.7036792625" calcext:value-type="float">
            <text:p>6.7036792625</text:p>
          </table:table-cell>
          <table:table-cell table:style-name="ce1" table:formula="of:=POWER([.C151]-6.75;2)" office:value-type="float" office:value="0.00214561072254394" calcext:value-type="float">
            <text:p>0.002145610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329595" calcext:value-type="float">
            <text:p>6.329595</text:p>
          </table:table-cell>
          <table:table-cell office:value-type="float" office:value="6.705260575" calcext:value-type="float">
            <text:p>6.705260575</text:p>
          </table:table-cell>
          <table:table-cell table:style-name="ce1" table:formula="of:=POWER([.C152]-6.75;2)" office:value-type="float" office:value="0.00200161614933058" calcext:value-type="float">
            <text:p>0.002001616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693739" calcext:value-type="float">
            <text:p>6.693739</text:p>
          </table:table-cell>
          <table:table-cell office:value-type="float" office:value="6.7102408125" calcext:value-type="float">
            <text:p>6.7102408125</text:p>
          </table:table-cell>
          <table:table-cell table:style-name="ce1" table:formula="of:=POWER([.C153]-6.75;2)" office:value-type="float" office:value="0.00158079299066013" calcext:value-type="float">
            <text:p>0.00158079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666116" calcext:value-type="float">
            <text:p>6.666116</text:p>
          </table:table-cell>
          <table:table-cell office:value-type="float" office:value="6.7109877875" calcext:value-type="float">
            <text:p>6.7109877875</text:p>
          </table:table-cell>
          <table:table-cell table:style-name="ce1" table:formula="of:=POWER([.C154]-6.75;2)" office:value-type="float" office:value="0.00152195272414518" calcext:value-type="float">
            <text:p>0.001521952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673917" calcext:value-type="float">
            <text:p>6.673917</text:p>
          </table:table-cell>
          <table:table-cell office:value-type="float" office:value="6.7123304" calcext:value-type="float">
            <text:p>6.7123304</text:p>
          </table:table-cell>
          <table:table-cell table:style-name="ce1" table:formula="of:=POWER([.C155]-6.75;2)" office:value-type="float" office:value="0.00141899876416001" calcext:value-type="float">
            <text:p>0.001418998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692437" calcext:value-type="float">
            <text:p>6.692437</text:p>
          </table:table-cell>
          <table:table-cell office:value-type="float" office:value="6.7137278875" calcext:value-type="float">
            <text:p>6.7137278875</text:p>
          </table:table-cell>
          <table:table-cell table:style-name="ce1" table:formula="of:=POWER([.C156]-6.75;2)" office:value-type="float" office:value="0.00131566614521264" calcext:value-type="float">
            <text:p>0.001315666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71543" calcext:value-type="float">
            <text:p>6.71543</text:p>
          </table:table-cell>
          <table:table-cell office:value-type="float" office:value="6.7149321" calcext:value-type="float">
            <text:p>6.7149321</text:p>
          </table:table-cell>
          <table:table-cell table:style-name="ce1" table:formula="of:=POWER([.C157]-6.75;2)" office:value-type="float" office:value="0.00122975761040997" calcext:value-type="float">
            <text:p>0.001229757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739027" calcext:value-type="float">
            <text:p>6.739027</text:p>
          </table:table-cell>
          <table:table-cell office:value-type="float" office:value="6.715770625" calcext:value-type="float">
            <text:p>6.715770625</text:p>
          </table:table-cell>
          <table:table-cell table:style-name="ce1" table:formula="of:=POWER([.C158]-6.75;2)" office:value-type="float" office:value="0.00117165011289061" calcext:value-type="float">
            <text:p>0.001171650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760017" calcext:value-type="float">
            <text:p>6.760017</text:p>
          </table:table-cell>
          <table:table-cell office:value-type="float" office:value="6.7161310375" calcext:value-type="float">
            <text:p>6.7161310375</text:p>
          </table:table-cell>
          <table:table-cell table:style-name="ce1" table:formula="of:=POWER([.C159]-6.75;2)" office:value-type="float" office:value="0.00114710662082639" calcext:value-type="float">
            <text:p>0.001147106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775662" calcext:value-type="float">
            <text:p>6.775662</text:p>
          </table:table-cell>
          <table:table-cell office:value-type="float" office:value="6.7159658" calcext:value-type="float">
            <text:p>6.7159658</text:p>
          </table:table-cell>
          <table:table-cell table:style-name="ce1" table:formula="of:=POWER([.C160]-6.75;2)" office:value-type="float" office:value="0.00115832676963999" calcext:value-type="float">
            <text:p>0.001158326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783838" calcext:value-type="float">
            <text:p>6.783838</text:p>
          </table:table-cell>
          <table:table-cell office:value-type="float" office:value="6.715297275" calcext:value-type="float">
            <text:p>6.715297275</text:p>
          </table:table-cell>
          <table:table-cell table:style-name="ce1" table:formula="of:=POWER([.C161]-6.75;2)" office:value-type="float" office:value="0.00120427912242561" calcext:value-type="float">
            <text:p>0.001204279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783262" calcext:value-type="float">
            <text:p>6.783262</text:p>
          </table:table-cell>
          <table:table-cell office:value-type="float" office:value="6.7142176625" calcext:value-type="float">
            <text:p>6.7142176625</text:p>
          </table:table-cell>
          <table:table-cell table:style-name="ce1" table:formula="of:=POWER([.C162]-6.75;2)" office:value-type="float" office:value="0.00128037567696389" calcext:value-type="float">
            <text:p>0.001280375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773698" calcext:value-type="float">
            <text:p>6.773698</text:p>
          </table:table-cell>
          <table:table-cell office:value-type="float" office:value="6.712881525" calcext:value-type="float">
            <text:p>6.712881525</text:p>
          </table:table-cell>
          <table:table-cell table:style-name="ce1" table:formula="of:=POWER([.C163]-6.75;2)" office:value-type="float" office:value="0.00137778118632561" calcext:value-type="float">
            <text:p>0.001377781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75606" calcext:value-type="float">
            <text:p>6.75606</text:p>
          </table:table-cell>
          <table:table-cell office:value-type="float" office:value="6.71149255" calcext:value-type="float">
            <text:p>6.71149255</text:p>
          </table:table-cell>
          <table:table-cell table:style-name="ce1" table:formula="of:=POWER([.C164]-6.75;2)" office:value-type="float" office:value="0.0014828237055025" calcext:value-type="float">
            <text:p>0.001482823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732349" calcext:value-type="float">
            <text:p>6.732349</text:p>
          </table:table-cell>
          <table:table-cell office:value-type="float" office:value="6.7103038125" calcext:value-type="float">
            <text:p>6.7103038125</text:p>
          </table:table-cell>
          <table:table-cell table:style-name="ce1" table:formula="of:=POWER([.C165]-6.75;2)" office:value-type="float" office:value="0.00157578730203513" calcext:value-type="float">
            <text:p>0.001575787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705364" calcext:value-type="float">
            <text:p>6.705364</text:p>
          </table:table-cell>
          <table:table-cell office:value-type="float" office:value="6.7100184375" calcext:value-type="float">
            <text:p>6.7100184375</text:p>
          </table:table-cell>
          <table:table-cell table:style-name="ce1" table:formula="of:=POWER([.C166]-6.75;2)" office:value-type="float" office:value="0.00159852533994137" calcext:value-type="float">
            <text:p>0.001598525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678226" calcext:value-type="float">
            <text:p>6.678226</text:p>
          </table:table-cell>
          <table:table-cell office:value-type="float" office:value="6.70885885" calcext:value-type="float">
            <text:p>6.70885885</text:p>
          </table:table-cell>
          <table:table-cell table:style-name="ce1" table:formula="of:=POWER([.C167]-6.75;2)" office:value-type="float" office:value="0.00169259422332247" calcext:value-type="float">
            <text:p>0.001692594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653781" calcext:value-type="float">
            <text:p>6.653781</text:p>
          </table:table-cell>
          <table:table-cell office:value-type="float" office:value="6.7084576125" calcext:value-type="float">
            <text:p>6.7084576125</text:p>
          </table:table-cell>
          <table:table-cell table:style-name="ce1" table:formula="of:=POWER([.C168]-6.75;2)" office:value-type="float" office:value="0.00172576995920014" calcext:value-type="float">
            <text:p>0.0017257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633806" calcext:value-type="float">
            <text:p>6.633806</text:p>
          </table:table-cell>
          <table:table-cell office:value-type="float" office:value="6.7086175875" calcext:value-type="float">
            <text:p>6.7086175875</text:p>
          </table:table-cell>
          <table:table-cell table:style-name="ce1" table:formula="of:=POWER([.C169]-6.75;2)" office:value-type="float" office:value="0.00171250406432015" calcext:value-type="float">
            <text:p>0.001712504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615717" calcext:value-type="float">
            <text:p>6.615717</text:p>
          </table:table-cell>
          <table:table-cell office:value-type="float" office:value="6.7092736125" calcext:value-type="float">
            <text:p>6.7092736125</text:p>
          </table:table-cell>
          <table:table-cell table:style-name="ce1" table:formula="of:=POWER([.C170]-6.75;2)" office:value-type="float" office:value="0.00165863863880018" calcext:value-type="float">
            <text:p>0.001658638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699387" calcext:value-type="float">
            <text:p>6.699387</text:p>
          </table:table-cell>
          <table:table-cell office:value-type="float" office:value="6.7104051375" calcext:value-type="float">
            <text:p>6.7104051375</text:p>
          </table:table-cell>
          <table:table-cell table:style-name="ce1" table:formula="of:=POWER([.C171]-6.75;2)" office:value-type="float" office:value="0.00156775313639387" calcext:value-type="float">
            <text:p>0.001567753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645078" calcext:value-type="float">
            <text:p>6.645078</text:p>
          </table:table-cell>
          <table:table-cell office:value-type="float" office:value="6.71073815" calcext:value-type="float">
            <text:p>6.71073815</text:p>
          </table:table-cell>
          <table:table-cell table:style-name="ce1" table:formula="of:=POWER([.C172]-6.75;2)" office:value-type="float" office:value="0.00154149286542249" calcext:value-type="float">
            <text:p>0.001541492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654942" calcext:value-type="float">
            <text:p>6.654942</text:p>
          </table:table-cell>
          <table:table-cell office:value-type="float" office:value="6.711979925" calcext:value-type="float">
            <text:p>6.711979925</text:p>
          </table:table-cell>
          <table:table-cell table:style-name="ce1" table:formula="of:=POWER([.C173]-6.75;2)" office:value-type="float" office:value="0.00144552610300565" calcext:value-type="float">
            <text:p>0.001445526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674222" calcext:value-type="float">
            <text:p>6.674222</text:p>
          </table:table-cell>
          <table:table-cell office:value-type="float" office:value="6.7132865625" calcext:value-type="float">
            <text:p>6.7132865625</text:p>
          </table:table-cell>
          <table:table-cell table:style-name="ce1" table:formula="of:=POWER([.C174]-6.75;2)" office:value-type="float" office:value="0.00134787649306637" calcext:value-type="float">
            <text:p>0.001347876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698272" calcext:value-type="float">
            <text:p>6.698272</text:p>
          </table:table-cell>
          <table:table-cell office:value-type="float" office:value="6.714470825" calcext:value-type="float">
            <text:p>6.714470825</text:p>
          </table:table-cell>
          <table:table-cell table:style-name="ce1" table:formula="of:=POWER([.C175]-6.75;2)" office:value-type="float" office:value="0.00126232227618061" calcext:value-type="float">
            <text:p>0.001262322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723187" calcext:value-type="float">
            <text:p>6.723187</text:p>
          </table:table-cell>
          <table:table-cell office:value-type="float" office:value="6.7153802125" calcext:value-type="float">
            <text:p>6.7153802125</text:p>
          </table:table-cell>
          <table:table-cell table:style-name="ce1" table:formula="of:=POWER([.C176]-6.75;2)" office:value-type="float" office:value="0.00119852968654513" calcext:value-type="float">
            <text:p>0.001198529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744956" calcext:value-type="float">
            <text:p>6.744956</text:p>
          </table:table-cell>
          <table:table-cell office:value-type="float" office:value="6.71589925" calcext:value-type="float">
            <text:p>6.71589925</text:p>
          </table:table-cell>
          <table:table-cell table:style-name="ce1" table:formula="of:=POWER([.C177]-6.75;2)" office:value-type="float" office:value="0.00116286115056252" calcext:value-type="float">
            <text:p>0.0011628612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760158" calcext:value-type="float">
            <text:p>6.760158</text:p>
          </table:table-cell>
          <table:table-cell office:value-type="float" office:value="6.715965875" calcext:value-type="float">
            <text:p>6.715965875</text:p>
          </table:table-cell>
          <table:table-cell table:style-name="ce1" table:formula="of:=POWER([.C178]-6.75;2)" office:value-type="float" office:value="0.00115832166451561" calcext:value-type="float">
            <text:p>0.001158321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766897" calcext:value-type="float">
            <text:p>6.766897</text:p>
          </table:table-cell>
          <table:table-cell office:value-type="float" office:value="6.7155779875" calcext:value-type="float">
            <text:p>6.7155779875</text:p>
          </table:table-cell>
          <table:table-cell table:style-name="ce1" table:formula="of:=POWER([.C179]-6.75;2)" office:value-type="float" office:value="0.00118487494455018" calcext:value-type="float">
            <text:p>0.001184874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765315" calcext:value-type="float">
            <text:p>6.765315</text:p>
          </table:table-cell>
          <table:table-cell office:value-type="float" office:value="6.714783425" calcext:value-type="float">
            <text:p>6.714783425</text:p>
          </table:table-cell>
          <table:table-cell table:style-name="ce1" table:formula="of:=POWER([.C180]-6.75;2)" office:value-type="float" office:value="0.00124020715473061" calcext:value-type="float">
            <text:p>0.001240207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757237" calcext:value-type="float">
            <text:p>6.757237</text:p>
          </table:table-cell>
          <table:table-cell office:value-type="float" office:value="6.7136562375" calcext:value-type="float">
            <text:p>6.7136562375</text:p>
          </table:table-cell>
          <table:table-cell table:style-name="ce1" table:formula="of:=POWER([.C181]-6.75;2)" office:value-type="float" office:value="0.00132086907265638" calcext:value-type="float">
            <text:p>0.001320869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745066" calcext:value-type="float">
            <text:p>6.745066</text:p>
          </table:table-cell>
          <table:table-cell office:value-type="float" office:value="6.712267475" calcext:value-type="float">
            <text:p>6.712267475</text:p>
          </table:table-cell>
          <table:table-cell table:style-name="ce1" table:formula="of:=POWER([.C182]-6.75;2)" office:value-type="float" office:value="0.00142374344287563" calcext:value-type="float">
            <text:p>0.001423743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730562" calcext:value-type="float">
            <text:p>6.730562</text:p>
          </table:table-cell>
          <table:table-cell office:value-type="float" office:value="6.7106462125" calcext:value-type="float">
            <text:p>6.7106462125</text:p>
          </table:table-cell>
          <table:table-cell table:style-name="ce1" table:formula="of:=POWER([.C183]-6.75;2)" office:value-type="float" office:value="0.00154872059059513" calcext:value-type="float">
            <text:p>0.0015487206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714268" calcext:value-type="float">
            <text:p>6.714268</text:p>
          </table:table-cell>
          <table:table-cell office:value-type="float" office:value="6.7086116625" calcext:value-type="float">
            <text:p>6.7086116625</text:p>
          </table:table-cell>
          <table:table-cell table:style-name="ce1" table:formula="of:=POWER([.C184]-6.75;2)" office:value-type="float" office:value="0.0017129944810139" calcext:value-type="float">
            <text:p>0.001712994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695865" calcext:value-type="float">
            <text:p>6.695865</text:p>
          </table:table-cell>
          <table:table-cell office:value-type="float" office:value="6.7067807875" calcext:value-type="float">
            <text:p>6.7067807875</text:p>
          </table:table-cell>
          <table:table-cell table:style-name="ce1" table:formula="of:=POWER([.C185]-6.75;2)" office:value-type="float" office:value="0.00186790032912019" calcext:value-type="float">
            <text:p>0.001867900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674966" calcext:value-type="float">
            <text:p>6.674966</text:p>
          </table:table-cell>
          <table:table-cell office:value-type="float" office:value="6.706868" calcext:value-type="float">
            <text:p>6.706868</text:p>
          </table:table-cell>
          <table:table-cell table:style-name="ce1" table:formula="of:=POWER([.C186]-6.75;2)" office:value-type="float" office:value="0.001860369424" calcext:value-type="float">
            <text:p>0.001860369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651293" calcext:value-type="float">
            <text:p>6.651293</text:p>
          </table:table-cell>
          <table:table-cell office:value-type="float" office:value="6.7069257375" calcext:value-type="float">
            <text:p>6.7069257375</text:p>
          </table:table-cell>
          <table:table-cell table:style-name="ce1" table:formula="of:=POWER([.C187]-6.75;2)" office:value-type="float" office:value="0.00185539208991893" calcext:value-type="float">
            <text:p>0.001855392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621588" calcext:value-type="float">
            <text:p>6.621588</text:p>
          </table:table-cell>
          <table:table-cell office:value-type="float" office:value="6.707367525" calcext:value-type="float">
            <text:p>6.707367525</text:p>
          </table:table-cell>
          <table:table-cell table:style-name="ce1" table:formula="of:=POWER([.C188]-6.75;2)" office:value-type="float" office:value="0.00181752792462559" calcext:value-type="float">
            <text:p>0.001817527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536749" calcext:value-type="float">
            <text:p>6.536749</text:p>
          </table:table-cell>
          <table:table-cell office:value-type="float" office:value="6.70840275" calcext:value-type="float">
            <text:p>6.70840275</text:p>
          </table:table-cell>
          <table:table-cell table:style-name="ce1" table:formula="of:=POWER([.C189]-6.75;2)" office:value-type="float" office:value="0.00173033120756247" calcext:value-type="float">
            <text:p>0.0017303312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753921" calcext:value-type="float">
            <text:p>6.753921</text:p>
          </table:table-cell>
          <table:table-cell office:value-type="float" office:value="6.710774" calcext:value-type="float">
            <text:p>6.710774</text:p>
          </table:table-cell>
          <table:table-cell table:style-name="ce1" table:formula="of:=POWER([.C190]-6.75;2)" office:value-type="float" office:value="0.00153867907600002" calcext:value-type="float">
            <text:p>0.001538679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689711" calcext:value-type="float">
            <text:p>6.689711</text:p>
          </table:table-cell>
          <table:table-cell office:value-type="float" office:value="6.7107053" calcext:value-type="float">
            <text:p>6.7107053</text:p>
          </table:table-cell>
          <table:table-cell table:style-name="ce1" table:formula="of:=POWER([.C191]-6.75;2)" office:value-type="float" office:value="0.00154407344809001" calcext:value-type="float">
            <text:p>0.001544073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689415" calcext:value-type="float">
            <text:p>6.689415</text:p>
          </table:table-cell>
          <table:table-cell office:value-type="float" office:value="6.711671275" calcext:value-type="float">
            <text:p>6.711671275</text:p>
          </table:table-cell>
          <table:table-cell table:style-name="ce1" table:formula="of:=POWER([.C192]-6.75;2)" office:value-type="float" office:value="0.00146909116012559" calcext:value-type="float">
            <text:p>0.001469091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702141" calcext:value-type="float">
            <text:p>6.702141</text:p>
          </table:table-cell>
          <table:table-cell office:value-type="float" office:value="6.712800725" calcext:value-type="float">
            <text:p>6.712800725</text:p>
          </table:table-cell>
          <table:table-cell table:style-name="ce1" table:formula="of:=POWER([.C193]-6.75;2)" office:value-type="float" office:value="0.00138378606052562" calcext:value-type="float">
            <text:p>0.001383786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719092" calcext:value-type="float">
            <text:p>6.719092</text:p>
          </table:table-cell>
          <table:table-cell office:value-type="float" office:value="6.713841325" calcext:value-type="float">
            <text:p>6.713841325</text:p>
          </table:table-cell>
          <table:table-cell table:style-name="ce1" table:formula="of:=POWER([.C194]-6.75;2)" office:value-type="float" office:value="0.00130744977775564" calcext:value-type="float">
            <text:p>0.001307449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735984" calcext:value-type="float">
            <text:p>6.735984</text:p>
          </table:table-cell>
          <table:table-cell office:value-type="float" office:value="6.714644325" calcext:value-type="float">
            <text:p>6.714644325</text:p>
          </table:table-cell>
          <table:table-cell table:style-name="ce1" table:formula="of:=POWER([.C195]-6.75;2)" office:value-type="float" office:value="0.00125002375470562" calcext:value-type="float">
            <text:p>0.001250023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750751" calcext:value-type="float">
            <text:p>6.750751</text:p>
          </table:table-cell>
          <table:table-cell office:value-type="float" office:value="6.7151167875" calcext:value-type="float">
            <text:p>6.7151167875</text:p>
          </table:table-cell>
          <table:table-cell table:style-name="ce1" table:formula="of:=POWER([.C196]-6.75;2)" office:value-type="float" office:value="0.00121683851432013" calcext:value-type="float">
            <text:p>0.001216838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762781" calcext:value-type="float">
            <text:p>6.762781</text:p>
          </table:table-cell>
          <table:table-cell office:value-type="float" office:value="6.715200825" calcext:value-type="float">
            <text:p>6.715200825</text:p>
          </table:table-cell>
          <table:table-cell table:style-name="ce1" table:formula="of:=POWER([.C197]-6.75;2)" office:value-type="float" office:value="0.00121098258068061" calcext:value-type="float">
            <text:p>0.001210982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771823" calcext:value-type="float">
            <text:p>6.771823</text:p>
          </table:table-cell>
          <table:table-cell office:value-type="float" office:value="6.7148621625" calcext:value-type="float">
            <text:p>6.7148621625</text:p>
          </table:table-cell>
          <table:table-cell table:style-name="ce1" table:formula="of:=POWER([.C198]-6.75;2)" office:value-type="float" office:value="0.00123466762417639" calcext:value-type="float">
            <text:p>0.0012346676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776995" calcext:value-type="float">
            <text:p>6.776995</text:p>
          </table:table-cell>
          <table:table-cell office:value-type="float" office:value="6.7140930375" calcext:value-type="float">
            <text:p>6.7140930375</text:p>
          </table:table-cell>
          <table:table-cell table:style-name="ce1" table:formula="of:=POWER([.C199]-6.75;2)" office:value-type="float" office:value="0.00128930995597643" calcext:value-type="float">
            <text:p>0.0012893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776565" calcext:value-type="float">
            <text:p>6.776565</text:p>
          </table:table-cell>
          <table:table-cell office:value-type="float" office:value="6.7129272125" calcext:value-type="float">
            <text:p>6.7129272125</text:p>
          </table:table-cell>
          <table:table-cell table:style-name="ce1" table:formula="of:=POWER([.C200]-6.75;2)" office:value-type="float" office:value="0.00137439157302013" calcext:value-type="float">
            <text:p>0.001374391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768692" calcext:value-type="float">
            <text:p>6.768692</text:p>
          </table:table-cell>
          <table:table-cell office:value-type="float" office:value="6.711455175" calcext:value-type="float">
            <text:p>6.711455175</text:p>
          </table:table-cell>
          <table:table-cell table:style-name="ce1" table:formula="of:=POWER([.C201]-6.75;2)" office:value-type="float" office:value="0.00148570353428061" calcext:value-type="float">
            <text:p>0.001485703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752604" calcext:value-type="float">
            <text:p>6.752604</text:p>
          </table:table-cell>
          <table:table-cell office:value-type="float" office:value="6.709823275" calcext:value-type="float">
            <text:p>6.709823275</text:p>
          </table:table-cell>
          <table:table-cell table:style-name="ce1" table:formula="of:=POWER([.C202]-6.75;2)" office:value-type="float" office:value="0.00161416923172564" calcext:value-type="float">
            <text:p>0.001614169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729454" calcext:value-type="float">
            <text:p>6.729454</text:p>
          </table:table-cell>
          <table:table-cell office:value-type="float" office:value="6.708190975" calcext:value-type="float">
            <text:p>6.708190975</text:p>
          </table:table-cell>
          <table:table-cell table:style-name="ce1" table:formula="of:=POWER([.C203]-6.75;2)" office:value-type="float" office:value="0.00174799457145063" calcext:value-type="float">
            <text:p>0.001747994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702365" calcext:value-type="float">
            <text:p>6.702365</text:p>
          </table:table-cell>
          <table:table-cell office:value-type="float" office:value="6.7069905" calcext:value-type="float">
            <text:p>6.7069905</text:p>
          </table:table-cell>
          <table:table-cell table:style-name="ce1" table:formula="of:=POWER([.C204]-6.75;2)" office:value-type="float" office:value="0.00184981709025001" calcext:value-type="float">
            <text:p>0.001849817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675726" calcext:value-type="float">
            <text:p>6.675726</text:p>
          </table:table-cell>
          <table:table-cell office:value-type="float" office:value="6.70611415" calcext:value-type="float">
            <text:p>6.70611415</text:p>
          </table:table-cell>
          <table:table-cell table:style-name="ce1" table:formula="of:=POWER([.C205]-6.75;2)" office:value-type="float" office:value="0.00192596783022247" calcext:value-type="float">
            <text:p>0.001925967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654301" calcext:value-type="float">
            <text:p>6.654301</text:p>
          </table:table-cell>
          <table:table-cell office:value-type="float" office:value="6.7057373125" calcext:value-type="float">
            <text:p>6.7057373125</text:p>
          </table:table-cell>
          <table:table-cell table:style-name="ce1" table:formula="of:=POWER([.C206]-6.75;2)" office:value-type="float" office:value="0.00195918550472264" calcext:value-type="float">
            <text:p>0.001959185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643778" calcext:value-type="float">
            <text:p>6.643778</text:p>
          </table:table-cell>
          <table:table-cell office:value-type="float" office:value="6.7058899625" calcext:value-type="float">
            <text:p>6.7058899625</text:p>
          </table:table-cell>
          <table:table-cell table:style-name="ce1" table:formula="of:=POWER([.C207]-6.75;2)" office:value-type="float" office:value="0.00194569540825143" calcext:value-type="float">
            <text:p>0.001945695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732319" calcext:value-type="float">
            <text:p>6.732319</text:p>
          </table:table-cell>
          <table:table-cell office:value-type="float" office:value="6.7064924875" calcext:value-type="float">
            <text:p>6.7064924875</text:p>
          </table:table-cell>
          <table:table-cell table:style-name="ce1" table:formula="of:=POWER([.C208]-6.75;2)" office:value-type="float" office:value="0.00189290364393763" calcext:value-type="float">
            <text:p>0.0018929036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616552" calcext:value-type="float">
            <text:p>6.616552</text:p>
          </table:table-cell>
          <table:table-cell office:value-type="float" office:value="6.7063219375" calcext:value-type="float">
            <text:p>6.7063219375</text:p>
          </table:table-cell>
          <table:table-cell table:style-name="ce1" table:formula="of:=POWER([.C209]-6.75;2)" office:value-type="float" office:value="0.00190777314375388" calcext:value-type="float">
            <text:p>0.001907773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636074" calcext:value-type="float">
            <text:p>6.636074</text:p>
          </table:table-cell>
          <table:table-cell office:value-type="float" office:value="6.707905375" calcext:value-type="float">
            <text:p>6.707905375</text:p>
          </table:table-cell>
          <table:table-cell table:style-name="ce1" table:formula="of:=POWER([.C210]-6.75;2)" office:value-type="float" office:value="0.00177195745389061" calcext:value-type="float">
            <text:p>0.001771957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657599" calcext:value-type="float">
            <text:p>6.657599</text:p>
          </table:table-cell>
          <table:table-cell office:value-type="float" office:value="6.70948695" calcext:value-type="float">
            <text:p>6.70948695</text:p>
          </table:table-cell>
          <table:table-cell table:style-name="ce1" table:formula="of:=POWER([.C211]-6.75;2)" office:value-type="float" office:value="0.00164130722030246" calcext:value-type="float">
            <text:p>0.001641307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682672" calcext:value-type="float">
            <text:p>6.682672</text:p>
          </table:table-cell>
          <table:table-cell office:value-type="float" office:value="6.7109480125" calcext:value-type="float">
            <text:p>6.7109480125</text:p>
          </table:table-cell>
          <table:table-cell table:style-name="ce1" table:formula="of:=POWER([.C212]-6.75;2)" office:value-type="float" office:value="0.00152505772770013" calcext:value-type="float">
            <text:p>0.001525057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70939" calcext:value-type="float">
            <text:p>6.70939</text:p>
          </table:table-cell>
          <table:table-cell office:value-type="float" office:value="6.712134125" calcext:value-type="float">
            <text:p>6.712134125</text:p>
          </table:table-cell>
          <table:table-cell table:style-name="ce1" table:formula="of:=POWER([.C213]-6.75;2)" office:value-type="float" office:value="0.0014338244895156" calcext:value-type="float">
            <text:p>0.0014338245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735398" calcext:value-type="float">
            <text:p>6.735398</text:p>
          </table:table-cell>
          <table:table-cell office:value-type="float" office:value="6.7129115625" calcext:value-type="float">
            <text:p>6.7129115625</text:p>
          </table:table-cell>
          <table:table-cell table:style-name="ce1" table:formula="of:=POWER([.C214]-6.75;2)" office:value-type="float" office:value="0.00137555219619137" calcext:value-type="float">
            <text:p>0.0013755522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758525" calcext:value-type="float">
            <text:p>6.758525</text:p>
          </table:table-cell>
          <table:table-cell office:value-type="float" office:value="6.7131851125" calcext:value-type="float">
            <text:p>6.7131851125</text:p>
          </table:table-cell>
          <table:table-cell table:style-name="ce1" table:formula="of:=POWER([.C215]-6.75;2)" office:value-type="float" office:value="0.00135533594163768" calcext:value-type="float">
            <text:p>0.001355335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777068" calcext:value-type="float">
            <text:p>6.777068</text:p>
          </table:table-cell>
          <table:table-cell office:value-type="float" office:value="6.7129052125" calcext:value-type="float">
            <text:p>6.7129052125</text:p>
          </table:table-cell>
          <table:table-cell table:style-name="ce1" table:formula="of:=POWER([.C216]-6.75;2)" office:value-type="float" office:value="0.00137602325967016" calcext:value-type="float">
            <text:p>0.001376023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789729" calcext:value-type="float">
            <text:p>6.789729</text:p>
          </table:table-cell>
          <table:table-cell office:value-type="float" office:value="6.7120679125" calcext:value-type="float">
            <text:p>6.7120679125</text:p>
          </table:table-cell>
          <table:table-cell table:style-name="ce1" table:formula="of:=POWER([.C217]-6.75;2)" office:value-type="float" office:value="0.00143884326210764" calcext:value-type="float">
            <text:p>0.0014388433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795265" calcext:value-type="float">
            <text:p>6.795265</text:p>
          </table:table-cell>
          <table:table-cell office:value-type="float" office:value="6.7107111875" calcext:value-type="float">
            <text:p>6.7107111875</text:p>
          </table:table-cell>
          <table:table-cell table:style-name="ce1" table:formula="of:=POWER([.C218]-6.75;2)" office:value-type="float" office:value="0.00154361078766013" calcext:value-type="float">
            <text:p>0.0015436108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7921" calcext:value-type="float">
            <text:p>6.7921</text:p>
          </table:table-cell>
          <table:table-cell office:value-type="float" office:value="6.7089086" calcext:value-type="float">
            <text:p>6.7089086</text:p>
          </table:table-cell>
          <table:table-cell table:style-name="ce1" table:formula="of:=POWER([.C219]-6.75;2)" office:value-type="float" office:value="0.00168850315396" calcext:value-type="float">
            <text:p>0.0016885032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778346" calcext:value-type="float">
            <text:p>6.778346</text:p>
          </table:table-cell>
          <table:table-cell office:value-type="float" office:value="6.7067497125" calcext:value-type="float">
            <text:p>6.7067497125</text:p>
          </table:table-cell>
          <table:table-cell table:style-name="ce1" table:formula="of:=POWER([.C220]-6.75;2)" office:value-type="float" office:value="0.00187058736883268" calcext:value-type="float">
            <text:p>0.001870587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752475" calcext:value-type="float">
            <text:p>6.752475</text:p>
          </table:table-cell>
          <table:table-cell office:value-type="float" office:value="6.70422925" calcext:value-type="float">
            <text:p>6.70422925</text:p>
          </table:table-cell>
          <table:table-cell table:style-name="ce1" table:formula="of:=POWER([.C221]-6.75;2)" office:value-type="float" office:value="0.0020949615555625" calcext:value-type="float">
            <text:p>0.002094961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7144" calcext:value-type="float">
            <text:p>6.7144</text:p>
          </table:table-cell>
          <table:table-cell office:value-type="float" office:value="6.6990748125" calcext:value-type="float">
            <text:p>6.6990748125</text:p>
          </table:table-cell>
          <table:table-cell table:style-name="ce1" table:formula="of:=POWER([.C222]-6.75;2)" office:value-type="float" office:value="0.00259337472191014" calcext:value-type="float">
            <text:p>0.002593374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666132" calcext:value-type="float">
            <text:p>6.666132</text:p>
          </table:table-cell>
          <table:table-cell office:value-type="float" office:value="6.6993680125" calcext:value-type="float">
            <text:p>6.6993680125</text:p>
          </table:table-cell>
          <table:table-cell table:style-name="ce1" table:formula="of:=POWER([.C223]-6.75;2)" office:value-type="float" office:value="0.00256359815820016" calcext:value-type="float">
            <text:p>0.002563598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610708" calcext:value-type="float">
            <text:p>6.610708</text:p>
          </table:table-cell>
          <table:table-cell office:value-type="float" office:value="6.69959485" calcext:value-type="float">
            <text:p>6.69959485</text:p>
          </table:table-cell>
          <table:table-cell table:style-name="ce1" table:formula="of:=POWER([.C224]-6.75;2)" office:value-type="float" office:value="0.00254067914652246" calcext:value-type="float">
            <text:p>0.002540679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546069" calcext:value-type="float">
            <text:p>6.546069</text:p>
          </table:table-cell>
          <table:table-cell office:value-type="float" office:value="6.70050975" calcext:value-type="float">
            <text:p>6.70050975</text:p>
          </table:table-cell>
          <table:table-cell table:style-name="ce1" table:formula="of:=POWER([.C225]-6.75;2)" office:value-type="float" office:value="0.00244928484506248" calcext:value-type="float">
            <text:p>0.002449284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418115" calcext:value-type="float">
            <text:p>6.418115</text:p>
          </table:table-cell>
          <table:table-cell office:value-type="float" office:value="6.70241385" calcext:value-type="float">
            <text:p>6.70241385</text:p>
          </table:table-cell>
          <table:table-cell table:style-name="ce1" table:formula="of:=POWER([.C226]-6.75;2)" office:value-type="float" office:value="0.00226444167182249" calcext:value-type="float">
            <text:p>0.002264441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.041614" calcext:value-type="float">
            <text:p>7.041614</text:p>
          </table:table-cell>
          <table:table-cell office:value-type="float" office:value="6.7061830125" calcext:value-type="float">
            <text:p>6.7061830125</text:p>
          </table:table-cell>
          <table:table-cell table:style-name="ce1" table:formula="of:=POWER([.C227]-6.75;2)" office:value-type="float" office:value="0.00191992839357512" calcext:value-type="float">
            <text:p>0.001919928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689476" calcext:value-type="float">
            <text:p>6.689476</text:p>
          </table:table-cell>
          <table:table-cell office:value-type="float" office:value="6.7024492875" calcext:value-type="float">
            <text:p>6.7024492875</text:p>
          </table:table-cell>
          <table:table-cell table:style-name="ce1" table:formula="of:=POWER([.C228]-6.75;2)" office:value-type="float" office:value="0.00226107025925762" calcext:value-type="float">
            <text:p>0.002261070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66523" calcext:value-type="float">
            <text:p>6.66523</text:p>
          </table:table-cell>
          <table:table-cell office:value-type="float" office:value="6.703383925" calcext:value-type="float">
            <text:p>6.703383925</text:p>
          </table:table-cell>
          <table:table-cell table:style-name="ce1" table:formula="of:=POWER([.C229]-6.75;2)" office:value-type="float" office:value="0.00217305844840564" calcext:value-type="float">
            <text:p>0.002173058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676772" calcext:value-type="float">
            <text:p>6.676772</text:p>
          </table:table-cell>
          <table:table-cell office:value-type="float" office:value="6.7048217125" calcext:value-type="float">
            <text:p>6.7048217125</text:p>
          </table:table-cell>
          <table:table-cell table:style-name="ce1" table:formula="of:=POWER([.C230]-6.75;2)" office:value-type="float" office:value="0.00204107766143263" calcext:value-type="float">
            <text:p>0.002041077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0067" calcext:value-type="float">
            <text:p>6.70067</text:p>
          </table:table-cell>
          <table:table-cell office:value-type="float" office:value="6.706217275" calcext:value-type="float">
            <text:p>6.706217275</text:p>
          </table:table-cell>
          <table:table-cell table:style-name="ce1" table:formula="of:=POWER([.C231]-6.75;2)" office:value-type="float" office:value="0.00191692700842561" calcext:value-type="float">
            <text:p>0.00191692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728014" calcext:value-type="float">
            <text:p>6.728014</text:p>
          </table:table-cell>
          <table:table-cell office:value-type="float" office:value="6.7073024125" calcext:value-type="float">
            <text:p>6.7073024125</text:p>
          </table:table-cell>
          <table:table-cell table:style-name="ce1" table:formula="of:=POWER([.C232]-6.75;2)" office:value-type="float" office:value="0.00182308397832017" calcext:value-type="float">
            <text:p>0.00182308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753497" calcext:value-type="float">
            <text:p>6.753497</text:p>
          </table:table-cell>
          <table:table-cell office:value-type="float" office:value="6.7079228625" calcext:value-type="float">
            <text:p>6.7079228625</text:p>
          </table:table-cell>
          <table:table-cell table:style-name="ce1" table:formula="of:=POWER([.C233]-6.75;2)" office:value-type="float" office:value="0.00177048550019389" calcext:value-type="float">
            <text:p>0.001770485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773525" calcext:value-type="float">
            <text:p>6.773525</text:p>
          </table:table-cell>
          <table:table-cell office:value-type="float" office:value="6.70801015" calcext:value-type="float">
            <text:p>6.70801015</text:p>
          </table:table-cell>
          <table:table-cell table:style-name="ce1" table:formula="of:=POWER([.C234]-6.75;2)" office:value-type="float" office:value="0.00176314750302252" calcext:value-type="float">
            <text:p>0.001763147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785716" calcext:value-type="float">
            <text:p>6.785716</text:p>
          </table:table-cell>
          <table:table-cell office:value-type="float" office:value="6.7075716125" calcext:value-type="float">
            <text:p>6.7075716125</text:p>
          </table:table-cell>
          <table:table-cell table:style-name="ce1" table:formula="of:=POWER([.C235]-6.75;2)" office:value-type="float" office:value="0.00180016806585017" calcext:value-type="float">
            <text:p>0.001800168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788774" calcext:value-type="float">
            <text:p>6.788774</text:p>
          </table:table-cell>
          <table:table-cell office:value-type="float" office:value="6.7066796" calcext:value-type="float">
            <text:p>6.7066796</text:p>
          </table:table-cell>
          <table:table-cell table:style-name="ce1" table:formula="of:=POWER([.C236]-6.75;2)" office:value-type="float" office:value="0.00187665705615998" calcext:value-type="float">
            <text:p>0.001876657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782512" calcext:value-type="float">
            <text:p>6.782512</text:p>
          </table:table-cell>
          <table:table-cell office:value-type="float" office:value="6.705456425" calcext:value-type="float">
            <text:p>6.705456425</text:p>
          </table:table-cell>
          <table:table-cell table:style-name="ce1" table:formula="of:=POWER([.C237]-6.75;2)" office:value-type="float" office:value="0.00198413007378059" calcext:value-type="float">
            <text:p>0.001984130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76786" calcext:value-type="float">
            <text:p>6.76786</text:p>
          </table:table-cell>
          <table:table-cell office:value-type="float" office:value="6.7040567625" calcext:value-type="float">
            <text:p>6.7040567625</text:p>
          </table:table-cell>
          <table:table-cell table:style-name="ce1" table:formula="of:=POWER([.C238]-6.75;2)" office:value-type="float" office:value="0.00211078107198136" calcext:value-type="float">
            <text:p>0.002110781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746798" calcext:value-type="float">
            <text:p>6.746798</text:p>
          </table:table-cell>
          <table:table-cell office:value-type="float" office:value="6.7026532625" calcext:value-type="float">
            <text:p>6.7026532625</text:p>
          </table:table-cell>
          <table:table-cell table:style-name="ce1" table:formula="of:=POWER([.C239]-6.75;2)" office:value-type="float" office:value="0.00224171355189389" calcext:value-type="float">
            <text:p>0.002241713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72218" calcext:value-type="float">
            <text:p>6.72218</text:p>
          </table:table-cell>
          <table:table-cell office:value-type="float" office:value="6.701452" calcext:value-type="float">
            <text:p>6.701452</text:p>
          </table:table-cell>
          <table:table-cell table:style-name="ce1" table:formula="of:=POWER([.C240]-6.75;2)" office:value-type="float" office:value="0.00235690830400002" calcext:value-type="float">
            <text:p>0.002356908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697469" calcext:value-type="float">
            <text:p>6.697469</text:p>
          </table:table-cell>
          <table:table-cell office:value-type="float" office:value="6.699213325" calcext:value-type="float">
            <text:p>6.699213325</text:p>
          </table:table-cell>
          <table:table-cell table:style-name="ce1" table:formula="of:=POWER([.C241]-6.75;2)" office:value-type="float" office:value="0.00257928635755566" calcext:value-type="float">
            <text:p>0.002579286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676371" calcext:value-type="float">
            <text:p>6.676371</text:p>
          </table:table-cell>
          <table:table-cell office:value-type="float" office:value="6.6983628125" calcext:value-type="float">
            <text:p>6.6983628125</text:p>
          </table:table-cell>
          <table:table-cell table:style-name="ce1" table:formula="of:=POWER([.C242]-6.75;2)" office:value-type="float" office:value="0.00266639913291015" calcext:value-type="float">
            <text:p>0.002666399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66258" calcext:value-type="float">
            <text:p>6.66258</text:p>
          </table:table-cell>
          <table:table-cell office:value-type="float" office:value="6.697967525" calcext:value-type="float">
            <text:p>6.697967525</text:p>
          </table:table-cell>
          <table:table-cell table:style-name="ce1" table:formula="of:=POWER([.C243]-6.75;2)" office:value-type="float" office:value="0.00270737845462561" calcext:value-type="float">
            <text:p>0.002707378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660961" calcext:value-type="float">
            <text:p>6.660961</text:p>
          </table:table-cell>
          <table:table-cell office:value-type="float" office:value="6.6979850125" calcext:value-type="float">
            <text:p>6.6979850125</text:p>
          </table:table-cell>
          <table:table-cell table:style-name="ce1" table:formula="of:=POWER([.C244]-6.75;2)" office:value-type="float" office:value="0.00270555892462513" calcext:value-type="float">
            <text:p>0.002705558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709519" calcext:value-type="float">
            <text:p>6.709519</text:p>
          </table:table-cell>
          <table:table-cell office:value-type="float" office:value="6.6983170375" calcext:value-type="float">
            <text:p>6.6983170375</text:p>
          </table:table-cell>
          <table:table-cell table:style-name="ce1" table:formula="of:=POWER([.C245]-6.75;2)" office:value-type="float" office:value="0.00267112861277642" calcext:value-type="float">
            <text:p>0.002671128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612597" calcext:value-type="float">
            <text:p>6.612597</text:p>
          </table:table-cell>
          <table:table-cell office:value-type="float" office:value="6.698365825" calcext:value-type="float">
            <text:p>6.698365825</text:p>
          </table:table-cell>
          <table:table-cell table:style-name="ce1" table:formula="of:=POWER([.C246]-6.75;2)" office:value-type="float" office:value="0.00266608802793065" calcext:value-type="float">
            <text:p>0.00266608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646127" calcext:value-type="float">
            <text:p>6.646127</text:p>
          </table:table-cell>
          <table:table-cell office:value-type="float" office:value="6.6999454" calcext:value-type="float">
            <text:p>6.6999454</text:p>
          </table:table-cell>
          <table:table-cell table:style-name="ce1" table:formula="of:=POWER([.C247]-6.75;2)" office:value-type="float" office:value="0.00250546298116002" calcext:value-type="float">
            <text:p>0.00250546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666579" calcext:value-type="float">
            <text:p>6.666579</text:p>
          </table:table-cell>
          <table:table-cell office:value-type="float" office:value="6.70138565" calcext:value-type="float">
            <text:p>6.70138565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686288" calcext:value-type="float">
            <text:p>6.686288</text:p>
          </table:table-cell>
          <table:table-cell office:value-type="float" office:value="6.7027811625" calcext:value-type="float">
            <text:p>6.7027811625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706239" calcext:value-type="float">
            <text:p>6.706239</text:p>
          </table:table-cell>
          <table:table-cell office:value-type="float" office:value="6.7040525375" calcext:value-type="float">
            <text:p>6.704052537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726028" calcext:value-type="float">
            <text:p>6.726028</text:p>
          </table:table-cell>
          <table:table-cell office:value-type="float" office:value="6.7050984625" calcext:value-type="float">
            <text:p>6.7050984625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74442" calcext:value-type="float">
            <text:p>6.74442</text:p>
          </table:table-cell>
          <table:table-cell office:value-type="float" office:value="6.7058205375" calcext:value-type="float">
            <text:p>6.705820537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759473" calcext:value-type="float">
            <text:p>6.759473</text:p>
          </table:table-cell>
          <table:table-cell office:value-type="float" office:value="6.706137475" calcext:value-type="float">
            <text:p>6.706137475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768963" calcext:value-type="float">
            <text:p>6.768963</text:p>
          </table:table-cell>
          <table:table-cell office:value-type="float" office:value="6.7059953875" calcext:value-type="float">
            <text:p>6.705995387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771023" calcext:value-type="float">
            <text:p>6.771023</text:p>
          </table:table-cell>
          <table:table-cell office:value-type="float" office:value="6.7053725625" calcext:value-type="float">
            <text:p>6.705372562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76471" calcext:value-type="float">
            <text:p>6.76471</text:p>
          </table:table-cell>
          <table:table-cell office:value-type="float" office:value="6.7042742" calcext:value-type="float">
            <text:p>6.704274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750286" calcext:value-type="float">
            <text:p>6.750286</text:p>
          </table:table-cell>
          <table:table-cell office:value-type="float" office:value="6.7027023375" calcext:value-type="float">
            <text:p>6.7027023375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729127" calcext:value-type="float">
            <text:p>6.729127</text:p>
          </table:table-cell>
          <table:table-cell office:value-type="float" office:value="6.7005188875" calcext:value-type="float">
            <text:p>6.7005188875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703332" calcext:value-type="float">
            <text:p>6.703332</text:p>
          </table:table-cell>
          <table:table-cell office:value-type="float" office:value="6.695976575" calcext:value-type="float">
            <text:p>6.695976575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67514" calcext:value-type="float">
            <text:p>6.67514</text:p>
          </table:table-cell>
          <table:table-cell office:value-type="float" office:value="6.6986459375" calcext:value-type="float">
            <text:p>6.698645937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646136" calcext:value-type="float">
            <text:p>6.646136</text:p>
          </table:table-cell>
          <table:table-cell office:value-type="float" office:value="6.69935045" calcext:value-type="float">
            <text:p>6.6993504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615365" calcext:value-type="float">
            <text:p>6.615365</text:p>
          </table:table-cell>
          <table:table-cell office:value-type="float" office:value="6.7000699" calcext:value-type="float">
            <text:p>6.7000699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567798" calcext:value-type="float">
            <text:p>6.567798</text:p>
          </table:table-cell>
          <table:table-cell office:value-type="float" office:value="6.7011985625" calcext:value-type="float">
            <text:p>6.7011985625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567798" calcext:value-type="float">
            <text:p>6.567798</text:p>
          </table:table-cell>
          <table:table-cell office:value-type="float" office:value="6.703107825" calcext:value-type="float">
            <text:p>6.70310782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702842" calcext:value-type="float">
            <text:p>6.702842</text:p>
          </table:table-cell>
          <table:table-cell office:value-type="float" office:value="6.705273875" calcext:value-type="float">
            <text:p>6.70527387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679585" calcext:value-type="float">
            <text:p>6.679585</text:p>
          </table:table-cell>
          <table:table-cell office:value-type="float" office:value="6.7060158" calcext:value-type="float">
            <text:p>6.7060158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686636" calcext:value-type="float">
            <text:p>6.686636</text:p>
          </table:table-cell>
          <table:table-cell office:value-type="float" office:value="6.7072686625" calcext:value-type="float">
            <text:p>6.7072686625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704406" calcext:value-type="float">
            <text:p>6.704406</text:p>
          </table:table-cell>
          <table:table-cell office:value-type="float" office:value="6.70857085" calcext:value-type="float">
            <text:p>6.7085708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726449" calcext:value-type="float">
            <text:p>6.726449</text:p>
          </table:table-cell>
          <table:table-cell office:value-type="float" office:value="6.7096801375" calcext:value-type="float">
            <text:p>6.7096801375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748425" calcext:value-type="float">
            <text:p>6.748425</text:p>
          </table:table-cell>
          <table:table-cell office:value-type="float" office:value="6.7104248375" calcext:value-type="float">
            <text:p>6.710424837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766989" calcext:value-type="float">
            <text:p>6.766989</text:p>
          </table:table-cell>
          <table:table-cell office:value-type="float" office:value="6.710694" calcext:value-type="float">
            <text:p>6.710694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779771" calcext:value-type="float">
            <text:p>6.779771</text:p>
          </table:table-cell>
          <table:table-cell office:value-type="float" office:value="6.7104412875" calcext:value-type="float">
            <text:p>6.710441287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785389" calcext:value-type="float">
            <text:p>6.785389</text:p>
          </table:table-cell>
          <table:table-cell office:value-type="float" office:value="6.7096863" calcext:value-type="float">
            <text:p>6.7096863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783332" calcext:value-type="float">
            <text:p>6.783332</text:p>
          </table:table-cell>
          <table:table-cell office:value-type="float" office:value="6.7085100875" calcext:value-type="float">
            <text:p>6.708510087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773781" calcext:value-type="float">
            <text:p>6.773781</text:p>
          </table:table-cell>
          <table:table-cell office:value-type="float" office:value="6.7070437875" calcext:value-type="float">
            <text:p>6.707043787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757474" calcext:value-type="float">
            <text:p>6.757474</text:p>
          </table:table-cell>
          <table:table-cell office:value-type="float" office:value="6.705450575" calcext:value-type="float">
            <text:p>6.70545057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735688" calcext:value-type="float">
            <text:p>6.735688</text:p>
          </table:table-cell>
          <table:table-cell office:value-type="float" office:value="6.7038998875" calcext:value-type="float">
            <text:p>6.7038998875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710293" calcext:value-type="float">
            <text:p>6.710293</text:p>
          </table:table-cell>
          <table:table-cell office:value-type="float" office:value="6.7023198625" calcext:value-type="float">
            <text:p>6.7023198625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683729" calcext:value-type="float">
            <text:p>6.683729</text:p>
          </table:table-cell>
          <table:table-cell office:value-type="float" office:value="6.70141755" calcext:value-type="float">
            <text:p>6.70141755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658802" calcext:value-type="float">
            <text:p>6.658802</text:p>
          </table:table-cell>
          <table:table-cell office:value-type="float" office:value="6.7009605625" calcext:value-type="float">
            <text:p>6.700960562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63814" calcext:value-type="float">
            <text:p>6.63814</text:p>
          </table:table-cell>
          <table:table-cell office:value-type="float" office:value="6.7010116125" calcext:value-type="float">
            <text:p>6.701011612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62202" calcext:value-type="float">
            <text:p>6.62202</text:p>
          </table:table-cell>
          <table:table-cell office:value-type="float" office:value="6.7015750625" calcext:value-type="float">
            <text:p>6.701575062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633416" calcext:value-type="float">
            <text:p>6.633416</text:p>
          </table:table-cell>
          <table:table-cell office:value-type="float" office:value="6.7026289375" calcext:value-type="float">
            <text:p>6.702628937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632257" calcext:value-type="float">
            <text:p>6.632257</text:p>
          </table:table-cell>
          <table:table-cell office:value-type="float" office:value="6.7038352125" calcext:value-type="float">
            <text:p>6.703835212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645579" calcext:value-type="float">
            <text:p>6.645579</text:p>
          </table:table-cell>
          <table:table-cell office:value-type="float" office:value="6.7053219" calcext:value-type="float">
            <text:p>6.7053219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666513" calcext:value-type="float">
            <text:p>6.666513</text:p>
          </table:table-cell>
          <table:table-cell office:value-type="float" office:value="6.706842975" calcext:value-type="float">
            <text:p>6.70684297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69198" calcext:value-type="float">
            <text:p>6.69198</text:p>
          </table:table-cell>
          <table:table-cell office:value-type="float" office:value="6.708208075" calcext:value-type="float">
            <text:p>6.708208075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718675" calcext:value-type="float">
            <text:p>6.718675</text:p>
          </table:table-cell>
          <table:table-cell office:value-type="float" office:value="6.7092478875" calcext:value-type="float">
            <text:p>6.7092478875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743227" calcext:value-type="float">
            <text:p>6.743227</text:p>
          </table:table-cell>
          <table:table-cell office:value-type="float" office:value="6.7098339625" calcext:value-type="float">
            <text:p>6.709833962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7626" calcext:value-type="float">
            <text:p>6.7626</text:p>
          </table:table-cell>
          <table:table-cell office:value-type="float" office:value="6.709896175" calcext:value-type="float">
            <text:p>6.70989617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774484" calcext:value-type="float">
            <text:p>6.774484</text:p>
          </table:table-cell>
          <table:table-cell office:value-type="float" office:value="6.70943045" calcext:value-type="float">
            <text:p>6.7094304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777561" calcext:value-type="float">
            <text:p>6.777561</text:p>
          </table:table-cell>
          <table:table-cell office:value-type="float" office:value="6.708493175" calcext:value-type="float">
            <text:p>6.70849317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771585" calcext:value-type="float">
            <text:p>6.771585</text:p>
          </table:table-cell>
          <table:table-cell office:value-type="float" office:value="6.7071827875" calcext:value-type="float">
            <text:p>6.7071827875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757282" calcext:value-type="float">
            <text:p>6.757282</text:p>
          </table:table-cell>
          <table:table-cell office:value-type="float" office:value="6.705609525" calcext:value-type="float">
            <text:p>6.70560952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736133" calcext:value-type="float">
            <text:p>6.736133</text:p>
          </table:table-cell>
          <table:table-cell office:value-type="float" office:value="6.703837475" calcext:value-type="float">
            <text:p>6.703837475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710084" calcext:value-type="float">
            <text:p>6.710084</text:p>
          </table:table-cell>
          <table:table-cell office:value-type="float" office:value="6.7015668875" calcext:value-type="float">
            <text:p>6.701566887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681191" calcext:value-type="float">
            <text:p>6.681191</text:p>
          </table:table-cell>
          <table:table-cell office:value-type="float" office:value="6.7040273" calcext:value-type="float">
            <text:p>6.7040273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651058" calcext:value-type="float">
            <text:p>6.651058</text:p>
          </table:table-cell>
          <table:table-cell office:value-type="float" office:value="6.7042027875" calcext:value-type="float">
            <text:p>6.7042027875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619389" calcext:value-type="float">
            <text:p>6.619389</text:p>
          </table:table-cell>
          <table:table-cell office:value-type="float" office:value="6.704611825" calcext:value-type="float">
            <text:p>6.70461182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576709" calcext:value-type="float">
            <text:p>6.576709</text:p>
          </table:table-cell>
          <table:table-cell office:value-type="float" office:value="6.7055472125" calcext:value-type="float">
            <text:p>6.705547212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34012" calcext:value-type="float">
            <text:p>6.34012</text:p>
          </table:table-cell>
          <table:table-cell office:value-type="float" office:value="6.7072633375" calcext:value-type="float">
            <text:p>6.707263337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737856" calcext:value-type="float">
            <text:p>6.737856</text:p>
          </table:table-cell>
          <table:table-cell office:value-type="float" office:value="6.712229725" calcext:value-type="float">
            <text:p>6.71222972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684279" calcext:value-type="float">
            <text:p>6.684279</text:p>
          </table:table-cell>
          <table:table-cell office:value-type="float" office:value="6.7125072375" calcext:value-type="float">
            <text:p>6.712507237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6839" calcext:value-type="float">
            <text:p>6.6839</text:p>
          </table:table-cell>
          <table:table-cell office:value-type="float" office:value="6.713681975" calcext:value-type="float">
            <text:p>6.71368197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698397" calcext:value-type="float">
            <text:p>6.698397</text:p>
          </table:table-cell>
          <table:table-cell office:value-type="float" office:value="6.7150021125" calcext:value-type="float">
            <text:p>6.7150021125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719648" calcext:value-type="float">
            <text:p>6.719648</text:p>
          </table:table-cell>
          <table:table-cell office:value-type="float" office:value="6.716178925" calcext:value-type="float">
            <text:p>6.71617892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742916" calcext:value-type="float">
            <text:p>6.742916</text:p>
          </table:table-cell>
          <table:table-cell office:value-type="float" office:value="6.7170239375" calcext:value-type="float">
            <text:p>6.717023937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764247" calcext:value-type="float">
            <text:p>6.764247</text:p>
          </table:table-cell>
          <table:table-cell office:value-type="float" office:value="6.717417825" calcext:value-type="float">
            <text:p>6.71741782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780253" calcext:value-type="float">
            <text:p>6.780253</text:p>
          </table:table-cell>
          <table:table-cell office:value-type="float" office:value="6.7173076375" calcext:value-type="float">
            <text:p>6.7173076375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788417" calcext:value-type="float">
            <text:p>6.788417</text:p>
          </table:table-cell>
          <table:table-cell office:value-type="float" office:value="6.7167036875" calcext:value-type="float">
            <text:p>6.716703687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787481" calcext:value-type="float">
            <text:p>6.787481</text:p>
          </table:table-cell>
          <table:table-cell office:value-type="float" office:value="6.715671425" calcext:value-type="float">
            <text:p>6.71567142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77765" calcext:value-type="float">
            <text:p>6.77765</text:p>
          </table:table-cell>
          <table:table-cell office:value-type="float" office:value="6.7143189625" calcext:value-type="float">
            <text:p>6.714318962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76048" calcext:value-type="float">
            <text:p>6.76048</text:p>
          </table:table-cell>
          <table:table-cell office:value-type="float" office:value="6.7127821375" calcext:value-type="float">
            <text:p>6.712782137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738442" calcext:value-type="float">
            <text:p>6.738442</text:p>
          </table:table-cell>
          <table:table-cell office:value-type="float" office:value="6.71120765" calcext:value-type="float">
            <text:p>6.71120765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714355" calcext:value-type="float">
            <text:p>6.714355</text:p>
          </table:table-cell>
          <table:table-cell office:value-type="float" office:value="6.70969485" calcext:value-type="float">
            <text:p>6.70969485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69092" calcext:value-type="float">
            <text:p>6.69092</text:p>
          </table:table-cell>
          <table:table-cell office:value-type="float" office:value="6.7085957" calcext:value-type="float">
            <text:p>6.7085957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670539" calcext:value-type="float">
            <text:p>6.670539</text:p>
          </table:table-cell>
          <table:table-cell office:value-type="float" office:value="6.7078628125" calcext:value-type="float">
            <text:p>6.707862812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65558" calcext:value-type="float">
            <text:p>6.65558</text:p>
          </table:table-cell>
          <table:table-cell office:value-type="float" office:value="6.70760275" calcext:value-type="float">
            <text:p>6.7076027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650697" calcext:value-type="float">
            <text:p>6.650697</text:p>
          </table:table-cell>
          <table:table-cell office:value-type="float" office:value="6.707842925" calcext:value-type="float">
            <text:p>6.707842925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543086" calcext:value-type="float">
            <text:p>6.543086</text:p>
          </table:table-cell>
          <table:table-cell office:value-type="float" office:value="6.70850435" calcext:value-type="float">
            <text:p>6.7085043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629428" calcext:value-type="float">
            <text:p>6.629428</text:p>
          </table:table-cell>
          <table:table-cell office:value-type="float" office:value="6.7108661375" calcext:value-type="float">
            <text:p>6.710866137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644748" calcext:value-type="float">
            <text:p>6.644748</text:p>
          </table:table-cell>
          <table:table-cell office:value-type="float" office:value="6.71245185" calcext:value-type="float">
            <text:p>6.7124518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663979" calcext:value-type="float">
            <text:p>6.663979</text:p>
          </table:table-cell>
          <table:table-cell office:value-type="float" office:value="6.7140618625" calcext:value-type="float">
            <text:p>6.714061862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687523" calcext:value-type="float">
            <text:p>6.687523</text:p>
          </table:table-cell>
          <table:table-cell office:value-type="float" office:value="6.715538875" calcext:value-type="float">
            <text:p>6.71553887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713422" calcext:value-type="float">
            <text:p>6.713422</text:p>
          </table:table-cell>
          <table:table-cell office:value-type="float" office:value="6.716713325" calcext:value-type="float">
            <text:p>6.71671332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738963" calcext:value-type="float">
            <text:p>6.738963</text:p>
          </table:table-cell>
          <table:table-cell office:value-type="float" office:value="6.7174443625" calcext:value-type="float">
            <text:p>6.717444362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761347" calcext:value-type="float">
            <text:p>6.761347</text:p>
          </table:table-cell>
          <table:table-cell office:value-type="float" office:value="6.7176387375" calcext:value-type="float">
            <text:p>6.717638737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77822" calcext:value-type="float">
            <text:p>6.77822</text:p>
          </table:table-cell>
          <table:table-cell office:value-type="float" office:value="6.7172597375" calcext:value-type="float">
            <text:p>6.717259737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787998" calcext:value-type="float">
            <text:p>6.787998</text:p>
          </table:table-cell>
          <table:table-cell office:value-type="float" office:value="6.716327475" calcext:value-type="float">
            <text:p>6.71632747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789913" calcext:value-type="float">
            <text:p>6.789913</text:p>
          </table:table-cell>
          <table:table-cell office:value-type="float" office:value="6.7149111625" calcext:value-type="float">
            <text:p>6.714911162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783794" calcext:value-type="float">
            <text:p>6.783794</text:p>
          </table:table-cell>
          <table:table-cell office:value-type="float" office:value="6.7131118375" calcext:value-type="float">
            <text:p>6.7131118375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769775" calcext:value-type="float">
            <text:p>6.769775</text:p>
          </table:table-cell>
          <table:table-cell office:value-type="float" office:value="6.7110237625" calcext:value-type="float">
            <text:p>6.711023762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748106" calcext:value-type="float">
            <text:p>6.748106</text:p>
          </table:table-cell>
          <table:table-cell office:value-type="float" office:value="6.708560125" calcext:value-type="float">
            <text:p>6.70856012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719137" calcext:value-type="float">
            <text:p>6.719137</text:p>
          </table:table-cell>
          <table:table-cell office:value-type="float" office:value="6.70636735" calcext:value-type="float">
            <text:p>6.7063673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683154" calcext:value-type="float">
            <text:p>6.683154</text:p>
          </table:table-cell>
          <table:table-cell office:value-type="float" office:value="6.7061442125" calcext:value-type="float">
            <text:p>6.706144212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638961" calcext:value-type="float">
            <text:p>6.638961</text:p>
          </table:table-cell>
          <table:table-cell office:value-type="float" office:value="6.7061177875" calcext:value-type="float">
            <text:p>6.706117787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57561" calcext:value-type="float">
            <text:p>6.57561</text:p>
          </table:table-cell>
          <table:table-cell office:value-type="float" office:value="6.7067403" calcext:value-type="float">
            <text:p>6.7067403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365742" calcext:value-type="float">
            <text:p>6.365742</text:p>
          </table:table-cell>
          <table:table-cell office:value-type="float" office:value="6.70838075" calcext:value-type="float">
            <text:p>6.7083807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916881" calcext:value-type="float">
            <text:p>6.916881</text:p>
          </table:table-cell>
          <table:table-cell office:value-type="float" office:value="6.7129295625" calcext:value-type="float">
            <text:p>6.712929562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731501" calcext:value-type="float">
            <text:p>6.731501</text:p>
          </table:table-cell>
          <table:table-cell office:value-type="float" office:value="6.7108808125" calcext:value-type="float">
            <text:p>6.710880812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703692" calcext:value-type="float">
            <text:p>6.703692</text:p>
          </table:table-cell>
          <table:table-cell office:value-type="float" office:value="6.7113999375" calcext:value-type="float">
            <text:p>6.711399937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705658" calcext:value-type="float">
            <text:p>6.705658</text:p>
          </table:table-cell>
          <table:table-cell office:value-type="float" office:value="6.7124367625" calcext:value-type="float">
            <text:p>6.712436762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720539" calcext:value-type="float">
            <text:p>6.720539</text:p>
          </table:table-cell>
          <table:table-cell office:value-type="float" office:value="6.71351365" calcext:value-type="float">
            <text:p>6.7135136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741082" calcext:value-type="float">
            <text:p>6.741082</text:p>
          </table:table-cell>
          <table:table-cell office:value-type="float" office:value="6.714357125" calcext:value-type="float">
            <text:p>6.71435712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762196" calcext:value-type="float">
            <text:p>6.762196</text:p>
          </table:table-cell>
          <table:table-cell office:value-type="float" office:value="6.7147951" calcext:value-type="float">
            <text:p>6.7147951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779814" calcext:value-type="float">
            <text:p>6.779814</text:p>
          </table:table-cell>
          <table:table-cell office:value-type="float" office:value="6.7147422" calcext:value-type="float">
            <text:p>6.7147422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790811" calcext:value-type="float">
            <text:p>6.790811</text:p>
          </table:table-cell>
          <table:table-cell office:value-type="float" office:value="6.7141929" calcext:value-type="float">
            <text:p>6.7141929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793149" calcext:value-type="float">
            <text:p>6.793149</text:p>
          </table:table-cell>
          <table:table-cell office:value-type="float" office:value="6.7132101" calcext:value-type="float">
            <text:p>6.7132101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786025" calcext:value-type="float">
            <text:p>6.786025</text:p>
          </table:table-cell>
          <table:table-cell office:value-type="float" office:value="6.7119084875" calcext:value-type="float">
            <text:p>6.711908487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769958" calcext:value-type="float">
            <text:p>6.769958</text:p>
          </table:table-cell>
          <table:table-cell office:value-type="float" office:value="6.7104341375" calcext:value-type="float">
            <text:p>6.710434137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746772" calcext:value-type="float">
            <text:p>6.746772</text:p>
          </table:table-cell>
          <table:table-cell office:value-type="float" office:value="6.7089393875" calcext:value-type="float">
            <text:p>6.708939387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719372" calcext:value-type="float">
            <text:p>6.719372</text:p>
          </table:table-cell>
          <table:table-cell office:value-type="float" office:value="6.707514825" calcext:value-type="float">
            <text:p>6.70751482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691292" calcext:value-type="float">
            <text:p>6.691292</text:p>
          </table:table-cell>
          <table:table-cell office:value-type="float" office:value="6.7067394875" calcext:value-type="float">
            <text:p>6.706739487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666028" calcext:value-type="float">
            <text:p>6.666028</text:p>
          </table:table-cell>
          <table:table-cell office:value-type="float" office:value="6.7062034" calcext:value-type="float">
            <text:p>6.7062034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646324" calcext:value-type="float">
            <text:p>6.646324</text:p>
          </table:table-cell>
          <table:table-cell office:value-type="float" office:value="6.706091525" calcext:value-type="float">
            <text:p>6.70609152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633419" calcext:value-type="float">
            <text:p>6.633419</text:p>
          </table:table-cell>
          <table:table-cell office:value-type="float" office:value="6.7064311375" calcext:value-type="float">
            <text:p>6.706431137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609286" calcext:value-type="float">
            <text:p>6.609286</text:p>
          </table:table-cell>
          <table:table-cell office:value-type="float" office:value="6.707202625" calcext:value-type="float">
            <text:p>6.70720262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638108" calcext:value-type="float">
            <text:p>6.638108</text:p>
          </table:table-cell>
          <table:table-cell office:value-type="float" office:value="6.7085782625" calcext:value-type="float">
            <text:p>6.708578262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64717" calcext:value-type="float">
            <text:p>6.64717</text:p>
          </table:table-cell>
          <table:table-cell office:value-type="float" office:value="6.7098906875" calcext:value-type="float">
            <text:p>6.709890687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662886" calcext:value-type="float">
            <text:p>6.662886</text:p>
          </table:table-cell>
          <table:table-cell office:value-type="float" office:value="6.7113450125" calcext:value-type="float">
            <text:p>6.711345012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683216" calcext:value-type="float">
            <text:p>6.683216</text:p>
          </table:table-cell>
          <table:table-cell office:value-type="float" office:value="6.7127865625" calcext:value-type="float">
            <text:p>6.712786562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70633" calcext:value-type="float">
            <text:p>6.70633</text:p>
          </table:table-cell>
          <table:table-cell office:value-type="float" office:value="6.71406835" calcext:value-type="float">
            <text:p>6.7140683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729918" calcext:value-type="float">
            <text:p>6.729918</text:p>
          </table:table-cell>
          <table:table-cell office:value-type="float" office:value="6.7150622875" calcext:value-type="float">
            <text:p>6.7150622875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751192" calcext:value-type="float">
            <text:p>6.751192</text:p>
          </table:table-cell>
          <table:table-cell office:value-type="float" office:value="6.715676875" calcext:value-type="float">
            <text:p>6.71567687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767265" calcext:value-type="float">
            <text:p>6.767265</text:p>
          </table:table-cell>
          <table:table-cell office:value-type="float" office:value="6.715868525" calcext:value-type="float">
            <text:p>6.71586852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775721" calcext:value-type="float">
            <text:p>6.775721</text:p>
          </table:table-cell>
          <table:table-cell office:value-type="float" office:value="6.715639375" calcext:value-type="float">
            <text:p>6.71563937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775165" calcext:value-type="float">
            <text:p>6.775165</text:p>
          </table:table-cell>
          <table:table-cell office:value-type="float" office:value="6.7150197375" calcext:value-type="float">
            <text:p>6.715019737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765561" calcext:value-type="float">
            <text:p>6.765561</text:p>
          </table:table-cell>
          <table:table-cell office:value-type="float" office:value="6.7140354875" calcext:value-type="float">
            <text:p>6.714035487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748204" calcext:value-type="float">
            <text:p>6.748204</text:p>
          </table:table-cell>
          <table:table-cell office:value-type="float" office:value="6.7126438" calcext:value-type="float">
            <text:p>6.7126438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725342" calcext:value-type="float">
            <text:p>6.725342</text:p>
          </table:table-cell>
          <table:table-cell office:value-type="float" office:value="6.710472075" calcext:value-type="float">
            <text:p>6.71047207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699502" calcext:value-type="float">
            <text:p>6.699502</text:p>
          </table:table-cell>
          <table:table-cell office:value-type="float" office:value="6.7003518625" calcext:value-type="float">
            <text:p>6.700351862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67273" calcext:value-type="float">
            <text:p>6.67273</text:p>
          </table:table-cell>
          <table:table-cell office:value-type="float" office:value="6.702553025" calcext:value-type="float">
            <text:p>6.70255302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645724" calcext:value-type="float">
            <text:p>6.645724</text:p>
          </table:table-cell>
          <table:table-cell office:value-type="float" office:value="6.7036347875" calcext:value-type="float">
            <text:p>6.7036347875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615518" calcext:value-type="float">
            <text:p>6.615518</text:p>
          </table:table-cell>
          <table:table-cell office:value-type="float" office:value="6.70471005" calcext:value-type="float">
            <text:p>6.7047100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554486" calcext:value-type="float">
            <text:p>6.554486</text:p>
          </table:table-cell>
          <table:table-cell office:value-type="float" office:value="6.7061296375" calcext:value-type="float">
            <text:p>6.706129637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906917" calcext:value-type="float">
            <text:p>6.906917</text:p>
          </table:table-cell>
          <table:table-cell office:value-type="float" office:value="6.70843005" calcext:value-type="float">
            <text:p>6.7084300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69523" calcext:value-type="float">
            <text:p>6.69523</text:p>
          </table:table-cell>
          <table:table-cell office:value-type="float" office:value="6.7065144125" calcext:value-type="float">
            <text:p>6.706514412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683781" calcext:value-type="float">
            <text:p>6.683781</text:p>
          </table:table-cell>
          <table:table-cell office:value-type="float" office:value="6.7074474625" calcext:value-type="float">
            <text:p>6.707447462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69422" calcext:value-type="float">
            <text:p>6.69422</text:p>
          </table:table-cell>
          <table:table-cell office:value-type="float" office:value="6.708692875" calcext:value-type="float">
            <text:p>6.70869287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713999" calcext:value-type="float">
            <text:p>6.713999</text:p>
          </table:table-cell>
          <table:table-cell office:value-type="float" office:value="6.70990715" calcext:value-type="float">
            <text:p>6.7099071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737431" calcext:value-type="float">
            <text:p>6.737431</text:p>
          </table:table-cell>
          <table:table-cell office:value-type="float" office:value="6.7108786375" calcext:value-type="float">
            <text:p>6.710878637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760057" calcext:value-type="float">
            <text:p>6.760057</text:p>
          </table:table-cell>
          <table:table-cell office:value-type="float" office:value="6.7114564125" calcext:value-type="float">
            <text:p>6.711456412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778258" calcext:value-type="float">
            <text:p>6.778258</text:p>
          </table:table-cell>
          <table:table-cell office:value-type="float" office:value="6.7115518625" calcext:value-type="float">
            <text:p>6.711551862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789511" calcext:value-type="float">
            <text:p>6.789511</text:p>
          </table:table-cell>
          <table:table-cell office:value-type="float" office:value="6.7111442625" calcext:value-type="float">
            <text:p>6.711144262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792542" calcext:value-type="float">
            <text:p>6.792542</text:p>
          </table:table-cell>
          <table:table-cell office:value-type="float" office:value="6.71027825" calcext:value-type="float">
            <text:p>6.7102782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787249" calcext:value-type="float">
            <text:p>6.787249</text:p>
          </table:table-cell>
          <table:table-cell office:value-type="float" office:value="6.7090518375" calcext:value-type="float">
            <text:p>6.709051837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774427" calcext:value-type="float">
            <text:p>6.774427</text:p>
          </table:table-cell>
          <table:table-cell office:value-type="float" office:value="6.7075978" calcext:value-type="float">
            <text:p>6.7075978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755432" calcext:value-type="float">
            <text:p>6.755432</text:p>
          </table:table-cell>
          <table:table-cell office:value-type="float" office:value="6.7060617375" calcext:value-type="float">
            <text:p>6.706061737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731937" calcext:value-type="float">
            <text:p>6.731937</text:p>
          </table:table-cell>
          <table:table-cell office:value-type="float" office:value="6.704562425" calcext:value-type="float">
            <text:p>6.70456242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705836" calcext:value-type="float">
            <text:p>6.705836</text:p>
          </table:table-cell>
          <table:table-cell office:value-type="float" office:value="6.7037796625" calcext:value-type="float">
            <text:p>6.703779662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679284" calcext:value-type="float">
            <text:p>6.679284</text:p>
          </table:table-cell>
          <table:table-cell office:value-type="float" office:value="6.703037575" calcext:value-type="float">
            <text:p>6.70303757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654704" calcext:value-type="float">
            <text:p>6.654704</text:p>
          </table:table-cell>
          <table:table-cell office:value-type="float" office:value="6.702731275" calcext:value-type="float">
            <text:p>6.70273127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634521" calcext:value-type="float">
            <text:p>6.634521</text:p>
          </table:table-cell>
          <table:table-cell office:value-type="float" office:value="6.7029374125" calcext:value-type="float">
            <text:p>6.702937412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617418" calcext:value-type="float">
            <text:p>6.617418</text:p>
          </table:table-cell>
          <table:table-cell office:value-type="float" office:value="6.7036678625" calcext:value-type="float">
            <text:p>6.703667862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626423" calcext:value-type="float">
            <text:p>6.626423</text:p>
          </table:table-cell>
          <table:table-cell office:value-type="float" office:value="6.70491695" calcext:value-type="float">
            <text:p>6.7049169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632289" calcext:value-type="float">
            <text:p>6.632289</text:p>
          </table:table-cell>
          <table:table-cell office:value-type="float" office:value="6.7063532" calcext:value-type="float">
            <text:p>6.7063532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649734" calcext:value-type="float">
            <text:p>6.649734</text:p>
          </table:table-cell>
          <table:table-cell office:value-type="float" office:value="6.7079724125" calcext:value-type="float">
            <text:p>6.707972412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674794" calcext:value-type="float">
            <text:p>6.674794</text:p>
          </table:table-cell>
          <table:table-cell office:value-type="float" office:value="6.7095524875" calcext:value-type="float">
            <text:p>6.709552487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703611" calcext:value-type="float">
            <text:p>6.703611</text:p>
          </table:table-cell>
          <table:table-cell office:value-type="float" office:value="6.7108954875" calcext:value-type="float">
            <text:p>6.710895487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732029" calcext:value-type="float">
            <text:p>6.732029</text:p>
          </table:table-cell>
          <table:table-cell office:value-type="float" office:value="6.711838475" calcext:value-type="float">
            <text:p>6.71183847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756285" calcext:value-type="float">
            <text:p>6.756285</text:p>
          </table:table-cell>
          <table:table-cell office:value-type="float" office:value="6.712271925" calcext:value-type="float">
            <text:p>6.71227192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773549" calcext:value-type="float">
            <text:p>6.773549</text:p>
          </table:table-cell>
          <table:table-cell office:value-type="float" office:value="6.712149925" calcext:value-type="float">
            <text:p>6.71214992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78214" calcext:value-type="float">
            <text:p>6.78214</text:p>
          </table:table-cell>
          <table:table-cell office:value-type="float" office:value="6.711490925" calcext:value-type="float">
            <text:p>6.71149092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781479" calcext:value-type="float">
            <text:p>6.781479</text:p>
          </table:table-cell>
          <table:table-cell office:value-type="float" office:value="6.7103694625" calcext:value-type="float">
            <text:p>6.710369462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771905" calcext:value-type="float">
            <text:p>6.771905</text:p>
          </table:table-cell>
          <table:table-cell office:value-type="float" office:value="6.70889935" calcext:value-type="float">
            <text:p>6.7088993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754513" calcext:value-type="float">
            <text:p>6.754513</text:p>
          </table:table-cell>
          <table:table-cell office:value-type="float" office:value="6.70720495" calcext:value-type="float">
            <text:p>6.7072049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731027" calcext:value-type="float">
            <text:p>6.731027</text:p>
          </table:table-cell>
          <table:table-cell office:value-type="float" office:value="6.705347725" calcext:value-type="float">
            <text:p>6.70534772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703639" calcext:value-type="float">
            <text:p>6.703639</text:p>
          </table:table-cell>
          <table:table-cell office:value-type="float" office:value="6.702615475" calcext:value-type="float">
            <text:p>6.70261547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674693" calcext:value-type="float">
            <text:p>6.674693</text:p>
          </table:table-cell>
          <table:table-cell office:value-type="float" office:value="6.7030151375" calcext:value-type="float">
            <text:p>6.703015137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645967" calcext:value-type="float">
            <text:p>6.645967</text:p>
          </table:table-cell>
          <table:table-cell office:value-type="float" office:value="6.70310895" calcext:value-type="float">
            <text:p>6.7031089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616748" calcext:value-type="float">
            <text:p>6.616748</text:p>
          </table:table-cell>
          <table:table-cell office:value-type="float" office:value="6.7035977125" calcext:value-type="float">
            <text:p>6.703597712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572684" calcext:value-type="float">
            <text:p>6.572684</text:p>
          </table:table-cell>
          <table:table-cell office:value-type="float" office:value="6.7046518125" calcext:value-type="float">
            <text:p>6.704651812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572684" calcext:value-type="float">
            <text:p>6.572684</text:p>
          </table:table-cell>
          <table:table-cell office:value-type="float" office:value="6.7065265" calcext:value-type="float">
            <text:p>6.706526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701286" calcext:value-type="float">
            <text:p>6.701286</text:p>
          </table:table-cell>
          <table:table-cell office:value-type="float" office:value="6.708687575" calcext:value-type="float">
            <text:p>6.70868757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68104" calcext:value-type="float">
            <text:p>6.68104</text:p>
          </table:table-cell>
          <table:table-cell office:value-type="float" office:value="6.7095024" calcext:value-type="float">
            <text:p>6.7095024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688762" calcext:value-type="float">
            <text:p>6.688762</text:p>
          </table:table-cell>
          <table:table-cell office:value-type="float" office:value="6.7107733" calcext:value-type="float">
            <text:p>6.7107733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706846" calcext:value-type="float">
            <text:p>6.706846</text:p>
          </table:table-cell>
          <table:table-cell office:value-type="float" office:value="6.71206835" calcext:value-type="float">
            <text:p>6.71206835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729647" calcext:value-type="float">
            <text:p>6.729647</text:p>
          </table:table-cell>
          <table:table-cell office:value-type="float" office:value="6.7131612" calcext:value-type="float">
            <text:p>6.7131612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752981" calcext:value-type="float">
            <text:p>6.752981</text:p>
          </table:table-cell>
          <table:table-cell office:value-type="float" office:value="6.7138909625" calcext:value-type="float">
            <text:p>6.713890962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773031" calcext:value-type="float">
            <text:p>6.773031</text:p>
          </table:table-cell>
          <table:table-cell office:value-type="float" office:value="6.7141531625" calcext:value-type="float">
            <text:p>6.714153162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786638" calcext:value-type="float">
            <text:p>6.786638</text:p>
          </table:table-cell>
          <table:table-cell office:value-type="float" office:value="6.71390455" calcext:value-type="float">
            <text:p>6.7139045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791809" calcext:value-type="float">
            <text:p>6.791809</text:p>
          </table:table-cell>
          <table:table-cell office:value-type="float" office:value="6.7131646875" calcext:value-type="float">
            <text:p>6.713164687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788017" calcext:value-type="float">
            <text:p>6.788017</text:p>
          </table:table-cell>
          <table:table-cell office:value-type="float" office:value="6.71201035" calcext:value-type="float">
            <text:p>6.7120103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77612" calcext:value-type="float">
            <text:p>6.77612</text:p>
          </table:table-cell>
          <table:table-cell office:value-type="float" office:value="6.7105624125" calcext:value-type="float">
            <text:p>6.710562412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757964" calcext:value-type="float">
            <text:p>6.757964</text:p>
          </table:table-cell>
          <table:table-cell office:value-type="float" office:value="6.708963375" calcext:value-type="float">
            <text:p>6.70896337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73587" calcext:value-type="float">
            <text:p>6.73587</text:p>
          </table:table-cell>
          <table:table-cell office:value-type="float" office:value="6.707322125" calcext:value-type="float">
            <text:p>6.70732212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712187" calcext:value-type="float">
            <text:p>6.712187</text:p>
          </table:table-cell>
          <table:table-cell office:value-type="float" office:value="6.7009672875" calcext:value-type="float">
            <text:p>6.700967287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68902" calcext:value-type="float">
            <text:p>6.68902</text:p>
          </table:table-cell>
          <table:table-cell office:value-type="float" office:value="6.700270225" calcext:value-type="float">
            <text:p>6.70027022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668077" calcext:value-type="float">
            <text:p>6.668077</text:p>
          </table:table-cell>
          <table:table-cell office:value-type="float" office:value="6.6999045" calcext:value-type="float">
            <text:p>6.699904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650378" calcext:value-type="float">
            <text:p>6.650378</text:p>
          </table:table-cell>
          <table:table-cell office:value-type="float" office:value="6.6999852125" calcext:value-type="float">
            <text:p>6.699985212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632807" calcext:value-type="float">
            <text:p>6.632807</text:p>
          </table:table-cell>
          <table:table-cell office:value-type="float" office:value="6.70053345" calcext:value-type="float">
            <text:p>6.7005334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657345" calcext:value-type="float">
            <text:p>6.657345</text:p>
          </table:table-cell>
          <table:table-cell office:value-type="float" office:value="6.7015713" calcext:value-type="float">
            <text:p>6.7015713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648405" calcext:value-type="float">
            <text:p>6.648405</text:p>
          </table:table-cell>
          <table:table-cell office:value-type="float" office:value="6.70256625" calcext:value-type="float">
            <text:p>6.7025662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657078" calcext:value-type="float">
            <text:p>6.657078</text:p>
          </table:table-cell>
          <table:table-cell office:value-type="float" office:value="6.7039027625" calcext:value-type="float">
            <text:p>6.703902762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673493" calcext:value-type="float">
            <text:p>6.673493</text:p>
          </table:table-cell>
          <table:table-cell office:value-type="float" office:value="6.705299625" calcext:value-type="float">
            <text:p>6.70529962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695138" calcext:value-type="float">
            <text:p>6.695138</text:p>
          </table:table-cell>
          <table:table-cell office:value-type="float" office:value="6.706575625" calcext:value-type="float">
            <text:p>6.70657562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719337" calcext:value-type="float">
            <text:p>6.719337</text:p>
          </table:table-cell>
          <table:table-cell office:value-type="float" office:value="6.7075666625" calcext:value-type="float">
            <text:p>6.707566662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743102" calcext:value-type="float">
            <text:p>6.743102</text:p>
          </table:table-cell>
          <table:table-cell office:value-type="float" office:value="6.708142" calcext:value-type="float">
            <text:p>6.708142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763516" calcext:value-type="float">
            <text:p>6.763516</text:p>
          </table:table-cell>
          <table:table-cell office:value-type="float" office:value="6.7082233875" calcext:value-type="float">
            <text:p>6.708223387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77821" calcext:value-type="float">
            <text:p>6.77821</text:p>
          </table:table-cell>
          <table:table-cell office:value-type="float" office:value="6.707794925" calcext:value-type="float">
            <text:p>6.70779492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785759" calcext:value-type="float">
            <text:p>6.785759</text:p>
          </table:table-cell>
          <table:table-cell office:value-type="float" office:value="6.7068983375" calcext:value-type="float">
            <text:p>6.706898337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785845" calcext:value-type="float">
            <text:p>6.785845</text:p>
          </table:table-cell>
          <table:table-cell office:value-type="float" office:value="6.705613725" calcext:value-type="float">
            <text:p>6.70561372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779085" calcext:value-type="float">
            <text:p>6.779085</text:p>
          </table:table-cell>
          <table:table-cell office:value-type="float" office:value="6.7040280125" calcext:value-type="float">
            <text:p>6.704028012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766524" calcext:value-type="float">
            <text:p>6.766524</text:p>
          </table:table-cell>
          <table:table-cell office:value-type="float" office:value="6.7021737875" calcext:value-type="float">
            <text:p>6.702173787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748933" calcext:value-type="float">
            <text:p>6.748933</text:p>
          </table:table-cell>
          <table:table-cell office:value-type="float" office:value="6.6996452625" calcext:value-type="float">
            <text:p>6.6996452625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72615" calcext:value-type="float">
            <text:p>6.72615</text:p>
          </table:table-cell>
          <table:table-cell office:value-type="float" office:value="6.701025525" calcext:value-type="float">
            <text:p>6.70102552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696425" calcext:value-type="float">
            <text:p>6.696425</text:p>
          </table:table-cell>
          <table:table-cell office:value-type="float" office:value="6.7008527125" calcext:value-type="float">
            <text:p>6.700852712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654226" calcext:value-type="float">
            <text:p>6.654226</text:p>
          </table:table-cell>
          <table:table-cell office:value-type="float" office:value="6.70093045" calcext:value-type="float">
            <text:p>6.7009304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574466" calcext:value-type="float">
            <text:p>6.574466</text:p>
          </table:table-cell>
          <table:table-cell office:value-type="float" office:value="6.70164735" calcext:value-type="float">
            <text:p>6.7016473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.915725" calcext:value-type="float">
            <text:p>5.915725</text:p>
          </table:table-cell>
          <table:table-cell office:value-type="float" office:value="6.703568325" calcext:value-type="float">
            <text:p>6.70356832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875595" calcext:value-type="float">
            <text:p>6.875595</text:p>
          </table:table-cell>
          <table:table-cell office:value-type="float" office:value="6.7139648125" calcext:value-type="float">
            <text:p>6.713964812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759271" calcext:value-type="float">
            <text:p>6.759271</text:p>
          </table:table-cell>
          <table:table-cell office:value-type="float" office:value="6.7125941875" calcext:value-type="float">
            <text:p>6.712594187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731745" calcext:value-type="float">
            <text:p>6.731745</text:p>
          </table:table-cell>
          <table:table-cell office:value-type="float" office:value="6.7128644625" calcext:value-type="float">
            <text:p>6.712864462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729085" calcext:value-type="float">
            <text:p>6.729085</text:p>
          </table:table-cell>
          <table:table-cell office:value-type="float" office:value="6.7135955125" calcext:value-type="float">
            <text:p>6.713595512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738519" calcext:value-type="float">
            <text:p>6.738519</text:p>
          </table:table-cell>
          <table:table-cell office:value-type="float" office:value="6.714389275" calcext:value-type="float">
            <text:p>6.71438927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753666" calcext:value-type="float">
            <text:p>6.753666</text:p>
          </table:table-cell>
          <table:table-cell office:value-type="float" office:value="6.714999875" calcext:value-type="float">
            <text:p>6.71499987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769874" calcext:value-type="float">
            <text:p>6.769874</text:p>
          </table:table-cell>
          <table:table-cell office:value-type="float" office:value="6.7152651875" calcext:value-type="float">
            <text:p>6.715265187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783414" calcext:value-type="float">
            <text:p>6.783414</text:p>
          </table:table-cell>
          <table:table-cell office:value-type="float" office:value="6.715098125" calcext:value-type="float">
            <text:p>6.71509812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791362" calcext:value-type="float">
            <text:p>6.791362</text:p>
          </table:table-cell>
          <table:table-cell office:value-type="float" office:value="6.7144877125" calcext:value-type="float">
            <text:p>6.714487712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791718" calcext:value-type="float">
            <text:p>6.791718</text:p>
          </table:table-cell>
          <table:table-cell office:value-type="float" office:value="6.71349855" calcext:value-type="float">
            <text:p>6.7134985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783653" calcext:value-type="float">
            <text:p>6.783653</text:p>
          </table:table-cell>
          <table:table-cell office:value-type="float" office:value="6.7122635875" calcext:value-type="float">
            <text:p>6.712263587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767693" calcext:value-type="float">
            <text:p>6.767693</text:p>
          </table:table-cell>
          <table:table-cell office:value-type="float" office:value="6.710969575" calcext:value-type="float">
            <text:p>6.71096957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74565" calcext:value-type="float">
            <text:p>6.74565</text:p>
          </table:table-cell>
          <table:table-cell office:value-type="float" office:value="6.70985545" calcext:value-type="float">
            <text:p>6.7098554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72023" calcext:value-type="float">
            <text:p>6.72023</text:p>
          </table:table-cell>
          <table:table-cell office:value-type="float" office:value="6.7097374" calcext:value-type="float">
            <text:p>6.7097374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694429" calcext:value-type="float">
            <text:p>6.694429</text:p>
          </table:table-cell>
          <table:table-cell office:value-type="float" office:value="6.708728325" calcext:value-type="float">
            <text:p>6.70872832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670926" calcext:value-type="float">
            <text:p>6.670926</text:p>
          </table:table-cell>
          <table:table-cell office:value-type="float" office:value="6.7083671375" calcext:value-type="float">
            <text:p>6.708367137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651542" calcext:value-type="float">
            <text:p>6.651542</text:p>
          </table:table-cell>
          <table:table-cell office:value-type="float" office:value="6.7085235625" calcext:value-type="float">
            <text:p>6.708523562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635487" calcext:value-type="float">
            <text:p>6.635487</text:p>
          </table:table-cell>
          <table:table-cell office:value-type="float" office:value="6.709145625" calcext:value-type="float">
            <text:p>6.70914562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669316" calcext:value-type="float">
            <text:p>6.669316</text:p>
          </table:table-cell>
          <table:table-cell office:value-type="float" office:value="6.710197775" calcext:value-type="float">
            <text:p>6.71019777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646469" calcext:value-type="float">
            <text:p>6.646469</text:p>
          </table:table-cell>
          <table:table-cell office:value-type="float" office:value="6.7110559625" calcext:value-type="float">
            <text:p>6.711055962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65478" calcext:value-type="float">
            <text:p>6.65478</text:p>
          </table:table-cell>
          <table:table-cell office:value-type="float" office:value="6.7124137" calcext:value-type="float">
            <text:p>6.7124137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671195" calcext:value-type="float">
            <text:p>6.671195</text:p>
          </table:table-cell>
          <table:table-cell office:value-type="float" office:value="6.7138455875" calcext:value-type="float">
            <text:p>6.713845587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692957" calcext:value-type="float">
            <text:p>6.692957</text:p>
          </table:table-cell>
          <table:table-cell office:value-type="float" office:value="6.715190875" calcext:value-type="float">
            <text:p>6.71519087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717345" calcext:value-type="float">
            <text:p>6.717345</text:p>
          </table:table-cell>
          <table:table-cell office:value-type="float" office:value="6.71630395" calcext:value-type="float">
            <text:p>6.71630395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741323" calcext:value-type="float">
            <text:p>6.741323</text:p>
          </table:table-cell>
          <table:table-cell office:value-type="float" office:value="6.71706485" calcext:value-type="float">
            <text:p>6.7170648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761826" calcext:value-type="float">
            <text:p>6.761826</text:p>
          </table:table-cell>
          <table:table-cell office:value-type="float" office:value="6.7173983375" calcext:value-type="float">
            <text:p>6.717398337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77614" calcext:value-type="float">
            <text:p>6.77614</text:p>
          </table:table-cell>
          <table:table-cell office:value-type="float" office:value="6.717288425" calcext:value-type="float">
            <text:p>6.71728842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782234" calcext:value-type="float">
            <text:p>6.782234</text:p>
          </table:table-cell>
          <table:table-cell office:value-type="float" office:value="6.7167810375" calcext:value-type="float">
            <text:p>6.716781037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77905" calcext:value-type="float">
            <text:p>6.77905</text:p>
          </table:table-cell>
          <table:table-cell office:value-type="float" office:value="6.715970125" calcext:value-type="float">
            <text:p>6.71597012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766705" calcext:value-type="float">
            <text:p>6.766705</text:p>
          </table:table-cell>
          <table:table-cell office:value-type="float" office:value="6.7149636875" calcext:value-type="float">
            <text:p>6.714963687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746525" calcext:value-type="float">
            <text:p>6.746525</text:p>
          </table:table-cell>
          <table:table-cell office:value-type="float" office:value="6.7138138375" calcext:value-type="float">
            <text:p>6.713813837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720829" calcext:value-type="float">
            <text:p>6.720829</text:p>
          </table:table-cell>
          <table:table-cell office:value-type="float" office:value="6.71221405" calcext:value-type="float">
            <text:p>6.7122140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692423" calcext:value-type="float">
            <text:p>6.692423</text:p>
          </table:table-cell>
          <table:table-cell office:value-type="float" office:value="6.71994605" calcext:value-type="float">
            <text:p>6.7199460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66387" calcext:value-type="float">
            <text:p>6.66387</text:p>
          </table:table-cell>
          <table:table-cell office:value-type="float" office:value="6.7210332375" calcext:value-type="float">
            <text:p>6.721033237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636353" calcext:value-type="float">
            <text:p>6.636353</text:p>
          </table:table-cell>
          <table:table-cell office:value-type="float" office:value="6.7220793125" calcext:value-type="float">
            <text:p>6.7220793125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605935" calcext:value-type="float">
            <text:p>6.605935</text:p>
          </table:table-cell>
          <table:table-cell office:value-type="float" office:value="6.723396325" calcext:value-type="float">
            <text:p>6.72339632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512447" calcext:value-type="float">
            <text:p>6.512447</text:p>
          </table:table-cell>
          <table:table-cell office:value-type="float" office:value="6.725151225" calcext:value-type="float">
            <text:p>6.72515122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735612" calcext:value-type="float">
            <text:p>6.735612</text:p>
          </table:table-cell>
          <table:table-cell office:value-type="float" office:value="6.7282069" calcext:value-type="float">
            <text:p>6.7282069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682198" calcext:value-type="float">
            <text:p>6.682198</text:p>
          </table:table-cell>
          <table:table-cell office:value-type="float" office:value="6.72863765" calcext:value-type="float">
            <text:p>6.7286376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685068" calcext:value-type="float">
            <text:p>6.685068</text:p>
          </table:table-cell>
          <table:table-cell office:value-type="float" office:value="6.729892525" calcext:value-type="float">
            <text:p>6.72989252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701076" calcext:value-type="float">
            <text:p>6.701076</text:p>
          </table:table-cell>
          <table:table-cell office:value-type="float" office:value="6.731224" calcext:value-type="float">
            <text:p>6.731224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722659" calcext:value-type="float">
            <text:p>6.722659</text:p>
          </table:table-cell>
          <table:table-cell office:value-type="float" office:value="6.7323975625" calcext:value-type="float">
            <text:p>6.732397562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74557" calcext:value-type="float">
            <text:p>6.74557</text:p>
          </table:table-cell>
          <table:table-cell office:value-type="float" office:value="6.73325835" calcext:value-type="float">
            <text:p>6.7332583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766472" calcext:value-type="float">
            <text:p>6.766472</text:p>
          </table:table-cell>
          <table:table-cell office:value-type="float" office:value="6.7337010375" calcext:value-type="float">
            <text:p>6.7337010375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782712" calcext:value-type="float">
            <text:p>6.782712</text:p>
          </table:table-cell>
          <table:table-cell office:value-type="float" office:value="6.7336692625" calcext:value-type="float">
            <text:p>6.733669262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792366" calcext:value-type="float">
            <text:p>6.792366</text:p>
          </table:table-cell>
          <table:table-cell office:value-type="float" office:value="6.7331578875" calcext:value-type="float">
            <text:p>6.733157887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794274" calcext:value-type="float">
            <text:p>6.794274</text:p>
          </table:table-cell>
          <table:table-cell office:value-type="float" office:value="6.732214625" calcext:value-type="float">
            <text:p>6.73221462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788028" calcext:value-type="float">
            <text:p>6.788028</text:p>
          </table:table-cell>
          <table:table-cell office:value-type="float" office:value="6.730939525" calcext:value-type="float">
            <text:p>6.73093952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773957" calcext:value-type="float">
            <text:p>6.773957</text:p>
          </table:table-cell>
          <table:table-cell office:value-type="float" office:value="6.7294808625" calcext:value-type="float">
            <text:p>6.729480862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753142" calcext:value-type="float">
            <text:p>6.753142</text:p>
          </table:table-cell>
          <table:table-cell office:value-type="float" office:value="6.7280301375" calcext:value-type="float">
            <text:p>6.728030137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727449" calcext:value-type="float">
            <text:p>6.727449</text:p>
          </table:table-cell>
          <table:table-cell office:value-type="float" office:value="6.72689995" calcext:value-type="float">
            <text:p>6.72689995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699462" calcext:value-type="float">
            <text:p>6.699462</text:p>
          </table:table-cell>
          <table:table-cell office:value-type="float" office:value="6.72570305" calcext:value-type="float">
            <text:p>6.7257030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672182" calcext:value-type="float">
            <text:p>6.672182</text:p>
          </table:table-cell>
          <table:table-cell office:value-type="float" office:value="6.7250941125" calcext:value-type="float">
            <text:p>6.725094112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648197" calcext:value-type="float">
            <text:p>6.648197</text:p>
          </table:table-cell>
          <table:table-cell office:value-type="float" office:value="6.7250557875" calcext:value-type="float">
            <text:p>6.725055787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626664" calcext:value-type="float">
            <text:p>6.626664</text:p>
          </table:table-cell>
          <table:table-cell office:value-type="float" office:value="6.7255876125" calcext:value-type="float">
            <text:p>6.7255876125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227483" calcext:value-type="float">
            <text:p>6.227483</text:p>
          </table:table-cell>
          <table:table-cell office:value-type="float" office:value="6.726677725" calcext:value-type="float">
            <text:p>6.72667772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656422" calcext:value-type="float">
            <text:p>6.656422</text:p>
          </table:table-cell>
          <table:table-cell office:value-type="float" office:value="6.733037225" calcext:value-type="float">
            <text:p>6.733037225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659762" calcext:value-type="float">
            <text:p>6.659762</text:p>
          </table:table-cell>
          <table:table-cell office:value-type="float" office:value="6.73427775" calcext:value-type="float">
            <text:p>6.7342777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674534" calcext:value-type="float">
            <text:p>6.674534</text:p>
          </table:table-cell>
          <table:table-cell office:value-type="float" office:value="6.7356588625" calcext:value-type="float">
            <text:p>6.7356588625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694237" calcext:value-type="float">
            <text:p>6.694237</text:p>
          </table:table-cell>
          <table:table-cell office:value-type="float" office:value="6.7369592125" calcext:value-type="float">
            <text:p>6.736959212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715835" calcext:value-type="float">
            <text:p>6.715835</text:p>
          </table:table-cell>
          <table:table-cell office:value-type="float" office:value="6.73802765" calcext:value-type="float">
            <text:p>6.7380276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736941" calcext:value-type="float">
            <text:p>6.736941</text:p>
          </table:table-cell>
          <table:table-cell office:value-type="float" office:value="6.73874765" calcext:value-type="float">
            <text:p>6.7387476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755326" calcext:value-type="float">
            <text:p>6.755326</text:p>
          </table:table-cell>
          <table:table-cell office:value-type="float" office:value="6.739036925" calcext:value-type="float">
            <text:p>6.73903692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768827" calcext:value-type="float">
            <text:p>6.768827</text:p>
          </table:table-cell>
          <table:table-cell office:value-type="float" office:value="6.738852575" calcext:value-type="float">
            <text:p>6.73885257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775573" calcext:value-type="float">
            <text:p>6.775573</text:p>
          </table:table-cell>
          <table:table-cell office:value-type="float" office:value="6.738196125" calcext:value-type="float">
            <text:p>6.73819612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774421" calcext:value-type="float">
            <text:p>6.774421</text:p>
          </table:table-cell>
          <table:table-cell office:value-type="float" office:value="6.7371132875" calcext:value-type="float">
            <text:p>6.737113287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765364" calcext:value-type="float">
            <text:p>6.765364</text:p>
          </table:table-cell>
          <table:table-cell office:value-type="float" office:value="6.735681925" calcext:value-type="float">
            <text:p>6.73568192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749613" calcext:value-type="float">
            <text:p>6.749613</text:p>
          </table:table-cell>
          <table:table-cell office:value-type="float" office:value="6.7339735125" calcext:value-type="float">
            <text:p>6.733973512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729239" calcext:value-type="float">
            <text:p>6.729239</text:p>
          </table:table-cell>
          <table:table-cell office:value-type="float" office:value="6.731886625" calcext:value-type="float">
            <text:p>6.73188662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706483" calcext:value-type="float">
            <text:p>6.706483</text:p>
          </table:table-cell>
          <table:table-cell office:value-type="float" office:value="6.7187349875" calcext:value-type="float">
            <text:p>6.718734987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68299" calcext:value-type="float">
            <text:p>6.68299</text:p>
          </table:table-cell>
          <table:table-cell office:value-type="float" office:value="6.7188850875" calcext:value-type="float">
            <text:p>6.7188850875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658988" calcext:value-type="float">
            <text:p>6.658988</text:p>
          </table:table-cell>
          <table:table-cell office:value-type="float" office:value="6.7189652625" calcext:value-type="float">
            <text:p>6.718965262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630747" calcext:value-type="float">
            <text:p>6.630747</text:p>
          </table:table-cell>
          <table:table-cell office:value-type="float" office:value="6.719409525" calcext:value-type="float">
            <text:p>6.719409525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564242" calcext:value-type="float">
            <text:p>6.564242</text:p>
          </table:table-cell>
          <table:table-cell office:value-type="float" office:value="6.720417125" calcext:value-type="float">
            <text:p>6.72041712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859354" calcext:value-type="float">
            <text:p>6.859354</text:p>
          </table:table-cell>
          <table:table-cell office:value-type="float" office:value="6.72253115" calcext:value-type="float">
            <text:p>6.7225311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712325" calcext:value-type="float">
            <text:p>6.712325</text:p>
          </table:table-cell>
          <table:table-cell office:value-type="float" office:value="6.721242525" calcext:value-type="float">
            <text:p>6.72124252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702644" calcext:value-type="float">
            <text:p>6.702644</text:p>
          </table:table-cell>
          <table:table-cell office:value-type="float" office:value="6.7220446" calcext:value-type="float">
            <text:p>6.7220446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711578" calcext:value-type="float">
            <text:p>6.711578</text:p>
          </table:table-cell>
          <table:table-cell office:value-type="float" office:value="6.7231512875" calcext:value-type="float">
            <text:p>6.723151287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728144" calcext:value-type="float">
            <text:p>6.728144</text:p>
          </table:table-cell>
          <table:table-cell office:value-type="float" office:value="6.7242361875" calcext:value-type="float">
            <text:p>6.7242361875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747444" calcext:value-type="float">
            <text:p>6.747444</text:p>
          </table:table-cell>
          <table:table-cell office:value-type="float" office:value="6.7250981375" calcext:value-type="float">
            <text:p>6.725098137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765945" calcext:value-type="float">
            <text:p>6.765945</text:p>
          </table:table-cell>
          <table:table-cell office:value-type="float" office:value="6.7255967" calcext:value-type="float">
            <text:p>6.7255967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780893" calcext:value-type="float">
            <text:p>6.780893</text:p>
          </table:table-cell>
          <table:table-cell office:value-type="float" office:value="6.72564485" calcext:value-type="float">
            <text:p>6.7256448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790229" calcext:value-type="float">
            <text:p>6.790229</text:p>
          </table:table-cell>
          <table:table-cell office:value-type="float" office:value="6.7252081375" calcext:value-type="float">
            <text:p>6.7252081375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792586" calcext:value-type="float">
            <text:p>6.792586</text:p>
          </table:table-cell>
          <table:table-cell office:value-type="float" office:value="6.724304925" calcext:value-type="float">
            <text:p>6.724304925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787367" calcext:value-type="float">
            <text:p>6.787367</text:p>
          </table:table-cell>
          <table:table-cell office:value-type="float" office:value="6.72300605" calcext:value-type="float">
            <text:p>6.7230060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774891" calcext:value-type="float">
            <text:p>6.774891</text:p>
          </table:table-cell>
          <table:table-cell office:value-type="float" office:value="6.721429425" calcext:value-type="float">
            <text:p>6.72142942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756509" calcext:value-type="float">
            <text:p>6.756509</text:p>
          </table:table-cell>
          <table:table-cell office:value-type="float" office:value="6.719722" calcext:value-type="float">
            <text:p>6.719722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734581" calcext:value-type="float">
            <text:p>6.734581</text:p>
          </table:table-cell>
          <table:table-cell office:value-type="float" office:value="6.71798515" calcext:value-type="float">
            <text:p>6.71798515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712229" calcext:value-type="float">
            <text:p>6.712229</text:p>
          </table:table-cell>
          <table:table-cell office:value-type="float" office:value="6.716992825" calcext:value-type="float">
            <text:p>6.716992825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692921" calcext:value-type="float">
            <text:p>6.692921</text:p>
          </table:table-cell>
          <table:table-cell office:value-type="float" office:value="6.716120225" calcext:value-type="float">
            <text:p>6.71612022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680132" calcext:value-type="float">
            <text:p>6.680132</text:p>
          </table:table-cell>
          <table:table-cell office:value-type="float" office:value="6.7156536125" calcext:value-type="float">
            <text:p>6.715653612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678563" calcext:value-type="float">
            <text:p>6.678563</text:p>
          </table:table-cell>
          <table:table-cell office:value-type="float" office:value="6.7156145125" calcext:value-type="float">
            <text:p>6.7156145125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736206" calcext:value-type="float">
            <text:p>6.736206</text:p>
          </table:table-cell>
          <table:table-cell office:value-type="float" office:value="6.7159147625" calcext:value-type="float">
            <text:p>6.715914762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639504" calcext:value-type="float">
            <text:p>6.639504</text:p>
          </table:table-cell>
          <table:table-cell office:value-type="float" office:value="6.7158237875" calcext:value-type="float">
            <text:p>6.7158237875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665534" calcext:value-type="float">
            <text:p>6.665534</text:p>
          </table:table-cell>
          <table:table-cell office:value-type="float" office:value="6.7172413375" calcext:value-type="float">
            <text:p>6.7172413375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68344" calcext:value-type="float">
            <text:p>6.68344</text:p>
          </table:table-cell>
          <table:table-cell office:value-type="float" office:value="6.718569375" calcext:value-type="float">
            <text:p>6.718569375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701307" calcext:value-type="float">
            <text:p>6.701307</text:p>
          </table:table-cell>
          <table:table-cell office:value-type="float" office:value="6.7198186125" calcext:value-type="float">
            <text:p>6.719818612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719659" calcext:value-type="float">
            <text:p>6.719659</text:p>
          </table:table-cell>
          <table:table-cell office:value-type="float" office:value="6.720882" calcext:value-type="float">
            <text:p>6.720882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737971" calcext:value-type="float">
            <text:p>6.737971</text:p>
          </table:table-cell>
          <table:table-cell office:value-type="float" office:value="6.7216419375" calcext:value-type="float">
            <text:p>6.7216419375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755088" calcext:value-type="float">
            <text:p>6.755088</text:p>
          </table:table-cell>
          <table:table-cell office:value-type="float" office:value="6.7219969875" calcext:value-type="float">
            <text:p>6.721996987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769331" calcext:value-type="float">
            <text:p>6.769331</text:p>
          </table:table-cell>
          <table:table-cell office:value-type="float" office:value="6.721882" calcext:value-type="float">
            <text:p>6.721882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778818" calcext:value-type="float">
            <text:p>6.778818</text:p>
          </table:table-cell>
          <table:table-cell office:value-type="float" office:value="6.7212831875" calcext:value-type="float">
            <text:p>6.7212831875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782003" calcext:value-type="float">
            <text:p>6.782003</text:p>
          </table:table-cell>
          <table:table-cell office:value-type="float" office:value="6.7202435125" calcext:value-type="float">
            <text:p>6.720243512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778217" calcext:value-type="float">
            <text:p>6.778217</text:p>
          </table:table-cell>
          <table:table-cell office:value-type="float" office:value="6.718853275" calcext:value-type="float">
            <text:p>6.71885327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768002" calcext:value-type="float">
            <text:p>6.768002</text:p>
          </table:table-cell>
          <table:table-cell office:value-type="float" office:value="6.717219375" calcext:value-type="float">
            <text:p>6.71721937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753033" calcext:value-type="float">
            <text:p>6.753033</text:p>
          </table:table-cell>
          <table:table-cell office:value-type="float" office:value="6.715372725" calcext:value-type="float">
            <text:p>6.71537272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735549" calcext:value-type="float">
            <text:p>6.735549</text:p>
          </table:table-cell>
          <table:table-cell office:value-type="float" office:value="6.711981825" calcext:value-type="float">
            <text:p>6.711981825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717361" calcext:value-type="float">
            <text:p>6.717361</text:p>
          </table:table-cell>
          <table:table-cell office:value-type="float" office:value="6.7118997625" calcext:value-type="float">
            <text:p>6.711899762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698535" calcext:value-type="float">
            <text:p>6.698535</text:p>
          </table:table-cell>
          <table:table-cell office:value-type="float" office:value="6.7116678875" calcext:value-type="float">
            <text:p>6.711667887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674717" calcext:value-type="float">
            <text:p>6.674717</text:p>
          </table:table-cell>
          <table:table-cell office:value-type="float" office:value="6.7117329375" calcext:value-type="float">
            <text:p>6.711732937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618542" calcext:value-type="float">
            <text:p>6.618542</text:p>
          </table:table-cell>
          <table:table-cell office:value-type="float" office:value="6.712275225" calcext:value-type="float">
            <text:p>6.71227522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7.339389" calcext:value-type="float">
            <text:p>7.339389</text:p>
          </table:table-cell>
          <table:table-cell office:value-type="float" office:value="6.7137480625" calcext:value-type="float">
            <text:p>6.713748062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779398" calcext:value-type="float">
            <text:p>6.779398</text:p>
          </table:table-cell>
          <table:table-cell office:value-type="float" office:value="6.7064477875" calcext:value-type="float">
            <text:p>6.7064477875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747556" calcext:value-type="float">
            <text:p>6.747556</text:p>
          </table:table-cell>
          <table:table-cell office:value-type="float" office:value="6.7063617375" calcext:value-type="float">
            <text:p>6.7063617375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741714" calcext:value-type="float">
            <text:p>6.741714</text:p>
          </table:table-cell>
          <table:table-cell office:value-type="float" office:value="6.7068375375" calcext:value-type="float">
            <text:p>6.7068375375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746327" calcext:value-type="float">
            <text:p>6.746327</text:p>
          </table:table-cell>
          <table:table-cell office:value-type="float" office:value="6.7074783125" calcext:value-type="float">
            <text:p>6.7074783125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756901" calcext:value-type="float">
            <text:p>6.756901</text:p>
          </table:table-cell>
          <table:table-cell office:value-type="float" office:value="6.7080680375" calcext:value-type="float">
            <text:p>6.7080680375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770072" calcext:value-type="float">
            <text:p>6.770072</text:p>
          </table:table-cell>
          <table:table-cell office:value-type="float" office:value="6.7084424625" calcext:value-type="float">
            <text:p>6.708442462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782588" calcext:value-type="float">
            <text:p>6.782588</text:p>
          </table:table-cell>
          <table:table-cell office:value-type="float" office:value="6.708484375" calcext:value-type="float">
            <text:p>6.708484375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791586" calcext:value-type="float">
            <text:p>6.791586</text:p>
          </table:table-cell>
          <table:table-cell office:value-type="float" office:value="6.7081308" calcext:value-type="float">
            <text:p>6.7081308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794961" calcext:value-type="float">
            <text:p>6.794961</text:p>
          </table:table-cell>
          <table:table-cell office:value-type="float" office:value="6.70737485" calcext:value-type="float">
            <text:p>6.7073748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791522" calcext:value-type="float">
            <text:p>6.791522</text:p>
          </table:table-cell>
          <table:table-cell office:value-type="float" office:value="6.7062598875" calcext:value-type="float">
            <text:p>6.706259887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780985" calcext:value-type="float">
            <text:p>6.780985</text:p>
          </table:table-cell>
          <table:table-cell office:value-type="float" office:value="6.7048666125" calcext:value-type="float">
            <text:p>6.7048666125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76393" calcext:value-type="float">
            <text:p>6.76393</text:p>
          </table:table-cell>
          <table:table-cell office:value-type="float" office:value="6.7032879375" calcext:value-type="float">
            <text:p>6.703287937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741802" calcext:value-type="float">
            <text:p>6.741802</text:p>
          </table:table-cell>
          <table:table-cell office:value-type="float" office:value="6.70152385" calcext:value-type="float">
            <text:p>6.7015238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716905" calcext:value-type="float">
            <text:p>6.716905</text:p>
          </table:table-cell>
          <table:table-cell office:value-type="float" office:value="6.7029281625" calcext:value-type="float">
            <text:p>6.702928162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692266" calcext:value-type="float">
            <text:p>6.692266</text:p>
          </table:table-cell>
          <table:table-cell office:value-type="float" office:value="6.7023364" calcext:value-type="float">
            <text:p>6.7023364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671335" calcext:value-type="float">
            <text:p>6.671335</text:p>
          </table:table-cell>
          <table:table-cell office:value-type="float" office:value="6.702019925" calcext:value-type="float">
            <text:p>6.70201992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657899" calcext:value-type="float">
            <text:p>6.657899</text:p>
          </table:table-cell>
          <table:table-cell office:value-type="float" office:value="6.7021219125" calcext:value-type="float">
            <text:p>6.7021219125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662727" calcext:value-type="float">
            <text:p>6.662727</text:p>
          </table:table-cell>
          <table:table-cell office:value-type="float" office:value="6.702647" calcext:value-type="float">
            <text:p>6.702647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631697" calcext:value-type="float">
            <text:p>6.631697</text:p>
          </table:table-cell>
          <table:table-cell office:value-type="float" office:value="6.7034112" calcext:value-type="float">
            <text:p>6.7034112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650747" calcext:value-type="float">
            <text:p>6.650747</text:p>
          </table:table-cell>
          <table:table-cell office:value-type="float" office:value="6.704856025" calcext:value-type="float">
            <text:p>6.70485602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669116" calcext:value-type="float">
            <text:p>6.669116</text:p>
          </table:table-cell>
          <table:table-cell office:value-type="float" office:value="6.7063036375" calcext:value-type="float">
            <text:p>6.7063036375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690743" calcext:value-type="float">
            <text:p>6.690743</text:p>
          </table:table-cell>
          <table:table-cell office:value-type="float" office:value="6.707678" calcext:value-type="float">
            <text:p>6.707678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713873" calcext:value-type="float">
            <text:p>6.713873</text:p>
          </table:table-cell>
          <table:table-cell office:value-type="float" office:value="6.7088373125" calcext:value-type="float">
            <text:p>6.7088373125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736243" calcext:value-type="float">
            <text:p>6.736243</text:p>
          </table:table-cell>
          <table:table-cell office:value-type="float" office:value="6.70966135" calcext:value-type="float">
            <text:p>6.7096613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755664" calcext:value-type="float">
            <text:p>6.755664</text:p>
          </table:table-cell>
          <table:table-cell office:value-type="float" office:value="6.7100709625" calcext:value-type="float">
            <text:p>6.7100709625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770251" calcext:value-type="float">
            <text:p>6.770251</text:p>
          </table:table-cell>
          <table:table-cell office:value-type="float" office:value="6.7100367375" calcext:value-type="float">
            <text:p>6.710036737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778562" calcext:value-type="float">
            <text:p>6.778562</text:p>
          </table:table-cell>
          <table:table-cell office:value-type="float" office:value="6.7095821875" calcext:value-type="float">
            <text:p>6.7095821875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779712" calcext:value-type="float">
            <text:p>6.779712</text:p>
          </table:table-cell>
          <table:table-cell office:value-type="float" office:value="6.7087843375" calcext:value-type="float">
            <text:p>6.708784337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773435" calcext:value-type="float">
            <text:p>6.773435</text:p>
          </table:table-cell>
          <table:table-cell office:value-type="float" office:value="6.70777195" calcext:value-type="float">
            <text:p>6.7077719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760083" calcext:value-type="float">
            <text:p>6.760083</text:p>
          </table:table-cell>
          <table:table-cell office:value-type="float" office:value="6.70672065" calcext:value-type="float">
            <text:p>6.7067206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740578" calcext:value-type="float">
            <text:p>6.740578</text:p>
          </table:table-cell>
          <table:table-cell office:value-type="float" office:value="6.70585195" calcext:value-type="float">
            <text:p>6.7058519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716311" calcext:value-type="float">
            <text:p>6.716311</text:p>
          </table:table-cell>
          <table:table-cell office:value-type="float" office:value="6.7055915125" calcext:value-type="float">
            <text:p>6.705591512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688946" calcext:value-type="float">
            <text:p>6.688946</text:p>
          </table:table-cell>
          <table:table-cell office:value-type="float" office:value="6.7049135875" calcext:value-type="float">
            <text:p>6.704913587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659912" calcext:value-type="float">
            <text:p>6.659912</text:p>
          </table:table-cell>
          <table:table-cell office:value-type="float" office:value="6.7050795375" calcext:value-type="float">
            <text:p>6.705079537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628691" calcext:value-type="float">
            <text:p>6.628691</text:p>
          </table:table-cell>
          <table:table-cell office:value-type="float" office:value="6.7059061625" calcext:value-type="float">
            <text:p>6.7059061625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582662" calcext:value-type="float">
            <text:p>6.582662</text:p>
          </table:table-cell>
          <table:table-cell office:value-type="float" office:value="6.7073821375" calcext:value-type="float">
            <text:p>6.707382137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.677108" calcext:value-type="float">
            <text:p>5.677108</text:p>
          </table:table-cell>
          <table:table-cell office:value-type="float" office:value="6.7096608125" calcext:value-type="float">
            <text:p>6.7096608125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718491" calcext:value-type="float">
            <text:p>6.718491</text:p>
          </table:table-cell>
          <table:table-cell office:value-type="float" office:value="6.7234546625" calcext:value-type="float">
            <text:p>6.723454662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689404" calcext:value-type="float">
            <text:p>6.689404</text:p>
          </table:table-cell>
          <table:table-cell office:value-type="float" office:value="6.7243921125" calcext:value-type="float">
            <text:p>6.724392112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694529" calcext:value-type="float">
            <text:p>6.694529</text:p>
          </table:table-cell>
          <table:table-cell office:value-type="float" office:value="6.725808575" calcext:value-type="float">
            <text:p>6.725808575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711355" calcext:value-type="float">
            <text:p>6.711355</text:p>
          </table:table-cell>
          <table:table-cell office:value-type="float" office:value="6.7272142" calcext:value-type="float">
            <text:p>6.7272142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733364" calcext:value-type="float">
            <text:p>6.733364</text:p>
          </table:table-cell>
          <table:table-cell office:value-type="float" office:value="6.7283837375" calcext:value-type="float">
            <text:p>6.7283837375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756264" calcext:value-type="float">
            <text:p>6.756264</text:p>
          </table:table-cell>
          <table:table-cell office:value-type="float" office:value="6.729163725" calcext:value-type="float">
            <text:p>6.72916372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776491" calcext:value-type="float">
            <text:p>6.776491</text:p>
          </table:table-cell>
          <table:table-cell office:value-type="float" office:value="6.72945595" calcext:value-type="float">
            <text:p>6.7294559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791179" calcext:value-type="float">
            <text:p>6.791179</text:p>
          </table:table-cell>
          <table:table-cell office:value-type="float" office:value="6.729219825" calcext:value-type="float">
            <text:p>6.729219825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79837" calcext:value-type="float">
            <text:p>6.79837</text:p>
          </table:table-cell>
          <table:table-cell office:value-type="float" office:value="6.72847255" calcext:value-type="float">
            <text:p>6.7284725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7971" calcext:value-type="float">
            <text:p>6.7971</text:p>
          </table:table-cell>
          <table:table-cell office:value-type="float" office:value="6.72728315" calcext:value-type="float">
            <text:p>6.72728315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787329" calcext:value-type="float">
            <text:p>6.787329</text:p>
          </table:table-cell>
          <table:table-cell office:value-type="float" office:value="6.725762225" calcext:value-type="float">
            <text:p>6.72576222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769797" calcext:value-type="float">
            <text:p>6.769797</text:p>
          </table:table-cell>
          <table:table-cell office:value-type="float" office:value="6.724047475" calcext:value-type="float">
            <text:p>6.72404747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745956" calcext:value-type="float">
            <text:p>6.745956</text:p>
          </table:table-cell>
          <table:table-cell office:value-type="float" office:value="6.7222662625" calcext:value-type="float">
            <text:p>6.722266262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717972" calcext:value-type="float">
            <text:p>6.717972</text:p>
          </table:table-cell>
          <table:table-cell office:value-type="float" office:value="6.7168501" calcext:value-type="float">
            <text:p>6.7168501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688676" calcext:value-type="float">
            <text:p>6.688676</text:p>
          </table:table-cell>
          <table:table-cell office:value-type="float" office:value="6.715928675" calcext:value-type="float">
            <text:p>6.715928675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661237" calcext:value-type="float">
            <text:p>6.661237</text:p>
          </table:table-cell>
          <table:table-cell office:value-type="float" office:value="6.7154401125" calcext:value-type="float">
            <text:p>6.715440112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638297" calcext:value-type="float">
            <text:p>6.638297</text:p>
          </table:table-cell>
          <table:table-cell office:value-type="float" office:value="6.7155238" calcext:value-type="float">
            <text:p>6.7155238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617561" calcext:value-type="float">
            <text:p>6.617561</text:p>
          </table:table-cell>
          <table:table-cell office:value-type="float" office:value="6.7162074625" calcext:value-type="float">
            <text:p>6.7162074625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655195" calcext:value-type="float">
            <text:p>6.655195</text:p>
          </table:table-cell>
          <table:table-cell office:value-type="float" office:value="6.71749185" calcext:value-type="float">
            <text:p>6.7174918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642421" calcext:value-type="float">
            <text:p>6.642421</text:p>
          </table:table-cell>
          <table:table-cell office:value-type="float" office:value="6.7186266375" calcext:value-type="float">
            <text:p>6.718626637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655592" calcext:value-type="float">
            <text:p>6.655592</text:p>
          </table:table-cell>
          <table:table-cell office:value-type="float" office:value="6.7201834125" calcext:value-type="float">
            <text:p>6.720183412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677004" calcext:value-type="float">
            <text:p>6.677004</text:p>
          </table:table-cell>
          <table:table-cell office:value-type="float" office:value="6.7217545875" calcext:value-type="float">
            <text:p>6.721754587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702583" calcext:value-type="float">
            <text:p>6.702583</text:p>
          </table:table-cell>
          <table:table-cell office:value-type="float" office:value="6.723140275" calcext:value-type="float">
            <text:p>6.723140275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728928" calcext:value-type="float">
            <text:p>6.728928</text:p>
          </table:table-cell>
          <table:table-cell office:value-type="float" office:value="6.724186" calcext:value-type="float">
            <text:p>6.724186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752908" calcext:value-type="float">
            <text:p>6.752908</text:p>
          </table:table-cell>
          <table:table-cell office:value-type="float" office:value="6.724781025" calcext:value-type="float">
            <text:p>6.724781025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771777" calcext:value-type="float">
            <text:p>6.771777</text:p>
          </table:table-cell>
          <table:table-cell office:value-type="float" office:value="6.7248621375" calcext:value-type="float">
            <text:p>6.724862137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783379" calcext:value-type="float">
            <text:p>6.783379</text:p>
          </table:table-cell>
          <table:table-cell office:value-type="float" office:value="6.7244169875" calcext:value-type="float">
            <text:p>6.724416987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786378" calcext:value-type="float">
            <text:p>6.786378</text:p>
          </table:table-cell>
          <table:table-cell office:value-type="float" office:value="6.7234843625" calcext:value-type="float">
            <text:p>6.7234843625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780454" calcext:value-type="float">
            <text:p>6.780454</text:p>
          </table:table-cell>
          <table:table-cell office:value-type="float" office:value="6.7221478625" calcext:value-type="float">
            <text:p>6.722147862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766375" calcext:value-type="float">
            <text:p>6.766375</text:p>
          </table:table-cell>
          <table:table-cell office:value-type="float" office:value="6.7205165125" calcext:value-type="float">
            <text:p>6.7205165125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745889" calcext:value-type="float">
            <text:p>6.745889</text:p>
          </table:table-cell>
          <table:table-cell office:value-type="float" office:value="6.7186668375" calcext:value-type="float">
            <text:p>6.718666837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721426" calcext:value-type="float">
            <text:p>6.721426</text:p>
          </table:table-cell>
          <table:table-cell office:value-type="float" office:value="6.7162526125" calcext:value-type="float">
            <text:p>6.7162526125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695644" calcext:value-type="float">
            <text:p>6.695644</text:p>
          </table:table-cell>
          <table:table-cell office:value-type="float" office:value="6.717450975" calcext:value-type="float">
            <text:p>6.717450975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670784" calcext:value-type="float">
            <text:p>6.670784</text:p>
          </table:table-cell>
          <table:table-cell office:value-type="float" office:value="6.717469875" calcext:value-type="float">
            <text:p>6.717469875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647505" calcext:value-type="float">
            <text:p>6.647505</text:p>
          </table:table-cell>
          <table:table-cell office:value-type="float" office:value="6.7177676125" calcext:value-type="float">
            <text:p>6.717767612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62027" calcext:value-type="float">
            <text:p>6.62027</text:p>
          </table:table-cell>
          <table:table-cell office:value-type="float" office:value="6.7185369" calcext:value-type="float">
            <text:p>6.7185369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481761" calcext:value-type="float">
            <text:p>6.481761</text:p>
          </table:table-cell>
          <table:table-cell office:value-type="float" office:value="6.7199051875" calcext:value-type="float">
            <text:p>6.7199051875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728984" calcext:value-type="float">
            <text:p>6.728984</text:p>
          </table:table-cell>
          <table:table-cell office:value-type="float" office:value="6.72327915" calcext:value-type="float">
            <text:p>6.72327915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698811" calcext:value-type="float">
            <text:p>6.698811</text:p>
          </table:table-cell>
          <table:table-cell office:value-type="float" office:value="6.72381015" calcext:value-type="float">
            <text:p>6.72381015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703739" calcext:value-type="float">
            <text:p>6.703739</text:p>
          </table:table-cell>
          <table:table-cell office:value-type="float" office:value="6.7249077875" calcext:value-type="float">
            <text:p>6.7249077875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7181" calcext:value-type="float">
            <text:p>6.7181</text:p>
          </table:table-cell>
          <table:table-cell office:value-type="float" office:value="6.726054475" calcext:value-type="float">
            <text:p>6.72605447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736369" calcext:value-type="float">
            <text:p>6.736369</text:p>
          </table:table-cell>
          <table:table-cell office:value-type="float" office:value="6.72704175" calcext:value-type="float">
            <text:p>6.72704175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755367" calcext:value-type="float">
            <text:p>6.755367</text:p>
          </table:table-cell>
          <table:table-cell office:value-type="float" office:value="6.727727975" calcext:value-type="float">
            <text:p>6.727727975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772514" calcext:value-type="float">
            <text:p>6.772514</text:p>
          </table:table-cell>
          <table:table-cell office:value-type="float" office:value="6.72801965" calcext:value-type="float">
            <text:p>6.7280196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78562" calcext:value-type="float">
            <text:p>6.78562</text:p>
          </table:table-cell>
          <table:table-cell office:value-type="float" office:value="6.727875225" calcext:value-type="float">
            <text:p>6.72787522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792976" calcext:value-type="float">
            <text:p>6.792976</text:p>
          </table:table-cell>
          <table:table-cell office:value-type="float" office:value="6.7273103125" calcext:value-type="float">
            <text:p>6.7273103125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793505" calcext:value-type="float">
            <text:p>6.793505</text:p>
          </table:table-cell>
          <table:table-cell office:value-type="float" office:value="6.726398175" calcext:value-type="float">
            <text:p>6.72639817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786855" calcext:value-type="float">
            <text:p>6.786855</text:p>
          </table:table-cell>
          <table:table-cell office:value-type="float" office:value="6.7252631625" calcext:value-type="float">
            <text:p>6.725263162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773425" calcext:value-type="float">
            <text:p>6.773425</text:p>
          </table:table-cell>
          <table:table-cell office:value-type="float" office:value="6.7240698125" calcext:value-type="float">
            <text:p>6.7240698125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754302" calcext:value-type="float">
            <text:p>6.754302</text:p>
          </table:table-cell>
          <table:table-cell office:value-type="float" office:value="6.72302645" calcext:value-type="float">
            <text:p>6.72302645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73111" calcext:value-type="float">
            <text:p>6.73111</text:p>
          </table:table-cell>
          <table:table-cell office:value-type="float" office:value="6.722924925" calcext:value-type="float">
            <text:p>6.72292492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705764" calcext:value-type="float">
            <text:p>6.705764</text:p>
          </table:table-cell>
          <table:table-cell office:value-type="float" office:value="6.7220177" calcext:value-type="float">
            <text:p>6.7220177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68006" calcext:value-type="float">
            <text:p>6.68006</text:p>
          </table:table-cell>
          <table:table-cell office:value-type="float" office:value="6.7216901625" calcext:value-type="float">
            <text:p>6.7216901625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654691" calcext:value-type="float">
            <text:p>6.654691</text:p>
          </table:table-cell>
          <table:table-cell office:value-type="float" office:value="6.7218760125" calcext:value-type="float">
            <text:p>6.7218760125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622803" calcext:value-type="float">
            <text:p>6.622803</text:p>
          </table:table-cell>
          <table:table-cell office:value-type="float" office:value="6.7225767125" calcext:value-type="float">
            <text:p>6.7225767125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854147" calcext:value-type="float">
            <text:p>6.854147</text:p>
          </table:table-cell>
          <table:table-cell office:value-type="float" office:value="6.72388505" calcext:value-type="float">
            <text:p>6.72388505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669564" calcext:value-type="float">
            <text:p>6.669564</text:p>
          </table:table-cell>
          <table:table-cell office:value-type="float" office:value="6.72251615" calcext:value-type="float">
            <text:p>6.72251615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666948" calcext:value-type="float">
            <text:p>6.666948</text:p>
          </table:table-cell>
          <table:table-cell office:value-type="float" office:value="6.723660275" calcext:value-type="float">
            <text:p>6.723660275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679494" calcext:value-type="float">
            <text:p>6.679494</text:p>
          </table:table-cell>
          <table:table-cell office:value-type="float" office:value="6.7250116125" calcext:value-type="float">
            <text:p>6.7250116125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699906" calcext:value-type="float">
            <text:p>6.699906</text:p>
          </table:table-cell>
          <table:table-cell office:value-type="float" office:value="6.7263220375" calcext:value-type="float">
            <text:p>6.7263220375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723863" calcext:value-type="float">
            <text:p>6.723863</text:p>
          </table:table-cell>
          <table:table-cell office:value-type="float" office:value="6.7274073" calcext:value-type="float">
            <text:p>6.7274073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747283" calcext:value-type="float">
            <text:p>6.747283</text:p>
          </table:table-cell>
          <table:table-cell office:value-type="float" office:value="6.7281156125" calcext:value-type="float">
            <text:p>6.7281156125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766556" calcext:value-type="float">
            <text:p>6.766556</text:p>
          </table:table-cell>
          <table:table-cell office:value-type="float" office:value="6.728336" calcext:value-type="float">
            <text:p>6.728336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779065" calcext:value-type="float">
            <text:p>6.779065</text:p>
          </table:table-cell>
          <table:table-cell office:value-type="float" office:value="6.7280088625" calcext:value-type="float">
            <text:p>6.7280088625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783488" calcext:value-type="float">
            <text:p>6.783488</text:p>
          </table:table-cell>
          <table:table-cell office:value-type="float" office:value="6.7271332125" calcext:value-type="float">
            <text:p>6.727133212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779796" calcext:value-type="float">
            <text:p>6.779796</text:p>
          </table:table-cell>
          <table:table-cell office:value-type="float" office:value="6.7257683375" calcext:value-type="float">
            <text:p>6.7257683375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769012" calcext:value-type="float">
            <text:p>6.769012</text:p>
          </table:table-cell>
          <table:table-cell office:value-type="float" office:value="6.724023975" calcext:value-type="float">
            <text:p>6.72402397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752926" calcext:value-type="float">
            <text:p>6.752926</text:p>
          </table:table-cell>
          <table:table-cell office:value-type="float" office:value="6.722021275" calcext:value-type="float">
            <text:p>6.722021275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733887" calcext:value-type="float">
            <text:p>6.733887</text:p>
          </table:table-cell>
          <table:table-cell office:value-type="float" office:value="6.719692325" calcext:value-type="float">
            <text:p>6.719692325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714734" calcext:value-type="float">
            <text:p>6.714734</text:p>
          </table:table-cell>
          <table:table-cell office:value-type="float" office:value="6.7221907875" calcext:value-type="float">
            <text:p>6.7221907875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698721" calcext:value-type="float">
            <text:p>6.698721</text:p>
          </table:table-cell>
          <table:table-cell office:value-type="float" office:value="6.7217288375" calcext:value-type="float">
            <text:p>6.7217288375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689331" calcext:value-type="float">
            <text:p>6.689331</text:p>
          </table:table-cell>
          <table:table-cell office:value-type="float" office:value="6.7214831" calcext:value-type="float">
            <text:p>6.7214831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690587" calcext:value-type="float">
            <text:p>6.690587</text:p>
          </table:table-cell>
          <table:table-cell office:value-type="float" office:value="6.7215867875" calcext:value-type="float">
            <text:p>6.721586787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719743" calcext:value-type="float">
            <text:p>6.719743</text:p>
          </table:table-cell>
          <table:table-cell office:value-type="float" office:value="6.721969875" calcext:value-type="float">
            <text:p>6.721969875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662077" calcext:value-type="float">
            <text:p>6.662077</text:p>
          </table:table-cell>
          <table:table-cell office:value-type="float" office:value="6.7222853" calcext:value-type="float">
            <text:p>6.7222853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702222" calcext:value-type="float">
            <text:p>6.702222</text:p>
          </table:table-cell>
          <table:table-cell office:value-type="float" office:value="6.7235825875" calcext:value-type="float">
            <text:p>6.723582587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726042" calcext:value-type="float">
            <text:p>6.726042</text:p>
          </table:table-cell>
          <table:table-cell office:value-type="float" office:value="6.724579" calcext:value-type="float">
            <text:p>6.724579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746769" calcext:value-type="float">
            <text:p>6.746769</text:p>
          </table:table-cell>
          <table:table-cell office:value-type="float" office:value="6.725404" calcext:value-type="float">
            <text:p>6.725404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764956" calcext:value-type="float">
            <text:p>6.764956</text:p>
          </table:table-cell>
          <table:table-cell office:value-type="float" office:value="6.726015275" calcext:value-type="float">
            <text:p>6.726015275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780616" calcext:value-type="float">
            <text:p>6.780616</text:p>
          </table:table-cell>
          <table:table-cell office:value-type="float" office:value="6.726363" calcext:value-type="float">
            <text:p>6.726363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793487" calcext:value-type="float">
            <text:p>6.793487</text:p>
          </table:table-cell>
          <table:table-cell office:value-type="float" office:value="6.72639995" calcext:value-type="float">
            <text:p>6.72639995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802721" calcext:value-type="float">
            <text:p>6.802721</text:p>
          </table:table-cell>
          <table:table-cell office:value-type="float" office:value="6.7260872125" calcext:value-type="float">
            <text:p>6.726087212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806979" calcext:value-type="float">
            <text:p>6.806979</text:p>
          </table:table-cell>
          <table:table-cell office:value-type="float" office:value="6.725405125" calcext:value-type="float">
            <text:p>6.725405125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804918" calcext:value-type="float">
            <text:p>6.804918</text:p>
          </table:table-cell>
          <table:table-cell office:value-type="float" office:value="6.7243664" calcext:value-type="float">
            <text:p>6.7243664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795763" calcext:value-type="float">
            <text:p>6.795763</text:p>
          </table:table-cell>
          <table:table-cell office:value-type="float" office:value="6.7230253375" calcext:value-type="float">
            <text:p>6.7230253375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779642" calcext:value-type="float">
            <text:p>6.779642</text:p>
          </table:table-cell>
          <table:table-cell office:value-type="float" office:value="6.7214767" calcext:value-type="float">
            <text:p>6.7214767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757601" calcext:value-type="float">
            <text:p>6.757601</text:p>
          </table:table-cell>
          <table:table-cell office:value-type="float" office:value="6.719831875" calcext:value-type="float">
            <text:p>6.719831875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731397" calcext:value-type="float">
            <text:p>6.731397</text:p>
          </table:table-cell>
          <table:table-cell office:value-type="float" office:value="6.7179959375" calcext:value-type="float">
            <text:p>6.7179959375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703218" calcext:value-type="float">
            <text:p>6.703218</text:p>
          </table:table-cell>
          <table:table-cell office:value-type="float" office:value="6.71724015" calcext:value-type="float">
            <text:p>6.71724015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675426" calcext:value-type="float">
            <text:p>6.675426</text:p>
          </table:table-cell>
          <table:table-cell office:value-type="float" office:value="6.7167049" calcext:value-type="float">
            <text:p>6.7167049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650149" calcext:value-type="float">
            <text:p>6.650149</text:p>
          </table:table-cell>
          <table:table-cell office:value-type="float" office:value="6.7166571125" calcext:value-type="float">
            <text:p>6.7166571125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6273" calcext:value-type="float">
            <text:p>6.6273</text:p>
          </table:table-cell>
          <table:table-cell office:value-type="float" office:value="6.7171703125" calcext:value-type="float">
            <text:p>6.7171703125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312663" calcext:value-type="float">
            <text:p>6.312663</text:p>
          </table:table-cell>
          <table:table-cell office:value-type="float" office:value="6.718265125" calcext:value-type="float">
            <text:p>6.71826512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644258" calcext:value-type="float">
            <text:p>6.644258</text:p>
          </table:table-cell>
          <table:table-cell office:value-type="float" office:value="6.7235943125" calcext:value-type="float">
            <text:p>6.7235943125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649591" calcext:value-type="float">
            <text:p>6.649591</text:p>
          </table:table-cell>
          <table:table-cell office:value-type="float" office:value="6.7250443625" calcext:value-type="float">
            <text:p>6.725044362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667932" calcext:value-type="float">
            <text:p>6.667932</text:p>
          </table:table-cell>
          <table:table-cell office:value-type="float" office:value="6.72662495" calcext:value-type="float">
            <text:p>6.7266249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69299" calcext:value-type="float">
            <text:p>6.69299</text:p>
          </table:table-cell>
          <table:table-cell office:value-type="float" office:value="6.7280834875" calcext:value-type="float">
            <text:p>6.7280834875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720312" calcext:value-type="float">
            <text:p>6.720312</text:p>
          </table:table-cell>
          <table:table-cell office:value-type="float" office:value="6.7292377" calcext:value-type="float">
            <text:p>6.7292377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745978" calcext:value-type="float">
            <text:p>6.745978</text:p>
          </table:table-cell>
          <table:table-cell office:value-type="float" office:value="6.7299646625" calcext:value-type="float">
            <text:p>6.7299646625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766963" calcext:value-type="float">
            <text:p>6.766963</text:p>
          </table:table-cell>
          <table:table-cell office:value-type="float" office:value="6.7302033625" calcext:value-type="float">
            <text:p>6.7302033625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781286" calcext:value-type="float">
            <text:p>6.781286</text:p>
          </table:table-cell>
          <table:table-cell office:value-type="float" office:value="6.729949225" calcext:value-type="float">
            <text:p>6.72994922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787859" calcext:value-type="float">
            <text:p>6.787859</text:p>
          </table:table-cell>
          <table:table-cell office:value-type="float" office:value="6.7292441125" calcext:value-type="float">
            <text:p>6.7292441125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786241" calcext:value-type="float">
            <text:p>6.786241</text:p>
          </table:table-cell>
          <table:table-cell office:value-type="float" office:value="6.72816685" calcext:value-type="float">
            <text:p>6.72816685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77653" calcext:value-type="float">
            <text:p>6.77653</text:p>
          </table:table-cell>
          <table:table-cell office:value-type="float" office:value="6.7268257875" calcext:value-type="float">
            <text:p>6.7268257875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759397" calcext:value-type="float">
            <text:p>6.759397</text:p>
          </table:table-cell>
          <table:table-cell office:value-type="float" office:value="6.7253473375" calcext:value-type="float">
            <text:p>6.7253473375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736165" calcext:value-type="float">
            <text:p>6.736165</text:p>
          </table:table-cell>
          <table:table-cell office:value-type="float" office:value="6.72382175" calcext:value-type="float">
            <text:p>6.72382175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708769" calcext:value-type="float">
            <text:p>6.708769</text:p>
          </table:table-cell>
          <table:table-cell office:value-type="float" office:value="6.716079275" calcext:value-type="float">
            <text:p>6.716079275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679458" calcext:value-type="float">
            <text:p>6.679458</text:p>
          </table:table-cell>
          <table:table-cell office:value-type="float" office:value="6.715802825" calcext:value-type="float">
            <text:p>6.715802825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649946" calcext:value-type="float">
            <text:p>6.649946</text:p>
          </table:table-cell>
          <table:table-cell office:value-type="float" office:value="6.715977625" calcext:value-type="float">
            <text:p>6.71597762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618401" calcext:value-type="float">
            <text:p>6.618401</text:p>
          </table:table-cell>
          <table:table-cell office:value-type="float" office:value="6.716797" calcext:value-type="float">
            <text:p>6.716797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552751" calcext:value-type="float">
            <text:p>6.552751</text:p>
          </table:table-cell>
          <table:table-cell office:value-type="float" office:value="6.7183556" calcext:value-type="float">
            <text:p>6.7183556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817295" calcext:value-type="float">
            <text:p>6.817295</text:p>
          </table:table-cell>
          <table:table-cell office:value-type="float" office:value="6.721078525" calcext:value-type="float">
            <text:p>6.721078525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697156" calcext:value-type="float">
            <text:p>6.697156</text:p>
          </table:table-cell>
          <table:table-cell office:value-type="float" office:value="6.7207823375" calcext:value-type="float">
            <text:p>6.7207823375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694603" calcext:value-type="float">
            <text:p>6.694603</text:p>
          </table:table-cell>
          <table:table-cell office:value-type="float" office:value="6.722183925" calcext:value-type="float">
            <text:p>6.722183925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709048" calcext:value-type="float">
            <text:p>6.709048</text:p>
          </table:table-cell>
          <table:table-cell office:value-type="float" office:value="6.7237071375" calcext:value-type="float">
            <text:p>6.7237071375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729733" calcext:value-type="float">
            <text:p>6.729733</text:p>
          </table:table-cell>
          <table:table-cell office:value-type="float" office:value="6.7250361125" calcext:value-type="float">
            <text:p>6.725036112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751678" calcext:value-type="float">
            <text:p>6.751678</text:p>
          </table:table-cell>
          <table:table-cell office:value-type="float" office:value="6.726003475" calcext:value-type="float">
            <text:p>6.726003475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771464" calcext:value-type="float">
            <text:p>6.771464</text:p>
          </table:table-cell>
          <table:table-cell office:value-type="float" office:value="6.726522425" calcext:value-type="float">
            <text:p>6.726522425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786622" calcext:value-type="float">
            <text:p>6.786622</text:p>
          </table:table-cell>
          <table:table-cell office:value-type="float" office:value="6.726567225" calcext:value-type="float">
            <text:p>6.72656722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795474" calcext:value-type="float">
            <text:p>6.795474</text:p>
          </table:table-cell>
          <table:table-cell office:value-type="float" office:value="6.7261601125" calcext:value-type="float">
            <text:p>6.7261601125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797082" calcext:value-type="float">
            <text:p>6.797082</text:p>
          </table:table-cell>
          <table:table-cell office:value-type="float" office:value="6.7253621875" calcext:value-type="float">
            <text:p>6.7253621875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791267" calcext:value-type="float">
            <text:p>6.791267</text:p>
          </table:table-cell>
          <table:table-cell office:value-type="float" office:value="6.7242681625" calcext:value-type="float">
            <text:p>6.7242681625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778701" calcext:value-type="float">
            <text:p>6.778701</text:p>
          </table:table-cell>
          <table:table-cell office:value-type="float" office:value="6.723003475" calcext:value-type="float">
            <text:p>6.723003475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76096" calcext:value-type="float">
            <text:p>6.76096</text:p>
          </table:table-cell>
          <table:table-cell office:value-type="float" office:value="6.7217246" calcext:value-type="float">
            <text:p>6.7217246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740427" calcext:value-type="float">
            <text:p>6.740427</text:p>
          </table:table-cell>
          <table:table-cell office:value-type="float" office:value="6.720686125" calcext:value-type="float">
            <text:p>6.720686125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720005" calcext:value-type="float">
            <text:p>6.720005</text:p>
          </table:table-cell>
          <table:table-cell office:value-type="float" office:value="6.719350425" calcext:value-type="float">
            <text:p>6.71935042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702704" calcext:value-type="float">
            <text:p>6.702704</text:p>
          </table:table-cell>
          <table:table-cell office:value-type="float" office:value="6.718554475" calcext:value-type="float">
            <text:p>6.718554475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691387" calcext:value-type="float">
            <text:p>6.691387</text:p>
          </table:table-cell>
          <table:table-cell office:value-type="float" office:value="6.718175775" calcext:value-type="float">
            <text:p>6.718175775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689956" calcext:value-type="float">
            <text:p>6.689956</text:p>
          </table:table-cell>
          <table:table-cell office:value-type="float" office:value="6.718189725" calcext:value-type="float">
            <text:p>6.718189725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74618" calcext:value-type="float">
            <text:p>6.74618</text:p>
          </table:table-cell>
          <table:table-cell office:value-type="float" office:value="6.7185095625" calcext:value-type="float">
            <text:p>6.7185095625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658532" calcext:value-type="float">
            <text:p>6.658532</text:p>
          </table:table-cell>
          <table:table-cell office:value-type="float" office:value="6.7184207875" calcext:value-type="float">
            <text:p>6.7184207875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679561" calcext:value-type="float">
            <text:p>6.679561</text:p>
          </table:table-cell>
          <table:table-cell office:value-type="float" office:value="6.719691975" calcext:value-type="float">
            <text:p>6.719691975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694928" calcext:value-type="float">
            <text:p>6.694928</text:p>
          </table:table-cell>
          <table:table-cell office:value-type="float" office:value="6.7209004625" calcext:value-type="float">
            <text:p>6.7209004625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710747" calcext:value-type="float">
            <text:p>6.710747</text:p>
          </table:table-cell>
          <table:table-cell office:value-type="float" office:value="6.7220269625" calcext:value-type="float">
            <text:p>6.7220269625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72747" calcext:value-type="float">
            <text:p>6.72747</text:p>
          </table:table-cell>
          <table:table-cell office:value-type="float" office:value="6.72296345" calcext:value-type="float">
            <text:p>6.72296345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744635" calcext:value-type="float">
            <text:p>6.744635</text:p>
          </table:table-cell>
          <table:table-cell office:value-type="float" office:value="6.7235988875" calcext:value-type="float">
            <text:p>6.7235988875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761094" calcext:value-type="float">
            <text:p>6.761094</text:p>
          </table:table-cell>
          <table:table-cell office:value-type="float" office:value="6.7238432" calcext:value-type="float">
            <text:p>6.7238432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775055" calcext:value-type="float">
            <text:p>6.775055</text:p>
          </table:table-cell>
          <table:table-cell office:value-type="float" office:value="6.723644" calcext:value-type="float">
            <text:p>6.723644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784328" calcext:value-type="float">
            <text:p>6.784328</text:p>
          </table:table-cell>
          <table:table-cell office:value-type="float" office:value="6.72299775" calcext:value-type="float">
            <text:p>6.72299775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786727" calcext:value-type="float">
            <text:p>6.786727</text:p>
          </table:table-cell>
          <table:table-cell office:value-type="float" office:value="6.7219532375" calcext:value-type="float">
            <text:p>6.7219532375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780528" calcext:value-type="float">
            <text:p>6.780528</text:p>
          </table:table-cell>
          <table:table-cell office:value-type="float" office:value="6.7206046125" calcext:value-type="float">
            <text:p>6.7206046125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764914" calcext:value-type="float">
            <text:p>6.764914</text:p>
          </table:table-cell>
          <table:table-cell office:value-type="float" office:value="6.7190666" calcext:value-type="float">
            <text:p>6.7190666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740385" calcext:value-type="float">
            <text:p>6.740385</text:p>
          </table:table-cell>
          <table:table-cell office:value-type="float" office:value="6.7173793" calcext:value-type="float">
            <text:p>6.7173793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709013" calcext:value-type="float">
            <text:p>6.709013</text:p>
          </table:table-cell>
          <table:table-cell office:value-type="float" office:value="6.713268875" calcext:value-type="float">
            <text:p>6.713268875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674298" calcext:value-type="float">
            <text:p>6.674298</text:p>
          </table:table-cell>
          <table:table-cell office:value-type="float" office:value="6.7134964625" calcext:value-type="float">
            <text:p>6.7134964625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640247" calcext:value-type="float">
            <text:p>6.640247</text:p>
          </table:table-cell>
          <table:table-cell office:value-type="float" office:value="6.7138794875" calcext:value-type="float">
            <text:p>6.7138794875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608796" calcext:value-type="float">
            <text:p>6.608796</text:p>
          </table:table-cell>
          <table:table-cell office:value-type="float" office:value="6.7147588125" calcext:value-type="float">
            <text:p>6.7147588125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56661" calcext:value-type="float">
            <text:p>6.56661</text:p>
          </table:table-cell>
          <table:table-cell office:value-type="float" office:value="6.716211675" calcext:value-type="float">
            <text:p>6.71621167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933764" calcext:value-type="float">
            <text:p>6.933764</text:p>
          </table:table-cell>
          <table:table-cell office:value-type="float" office:value="6.7184215125" calcext:value-type="float">
            <text:p>6.718421512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677778" calcext:value-type="float">
            <text:p>6.677778</text:p>
          </table:table-cell>
          <table:table-cell office:value-type="float" office:value="6.716282175" calcext:value-type="float">
            <text:p>6.716282175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679062" calcext:value-type="float">
            <text:p>6.679062</text:p>
          </table:table-cell>
          <table:table-cell office:value-type="float" office:value="6.71755915" calcext:value-type="float">
            <text:p>6.71755915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697626" calcext:value-type="float">
            <text:p>6.697626</text:p>
          </table:table-cell>
          <table:table-cell office:value-type="float" office:value="6.7189808375" calcext:value-type="float">
            <text:p>6.7189808375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721234" calcext:value-type="float">
            <text:p>6.721234</text:p>
          </table:table-cell>
          <table:table-cell office:value-type="float" office:value="6.7202491" calcext:value-type="float">
            <text:p>6.7202491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744977" calcext:value-type="float">
            <text:p>6.744977</text:p>
          </table:table-cell>
          <table:table-cell office:value-type="float" office:value="6.7212034875" calcext:value-type="float">
            <text:p>6.721203487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76586" calcext:value-type="float">
            <text:p>6.76586</text:p>
          </table:table-cell>
          <table:table-cell office:value-type="float" office:value="6.7217450625" calcext:value-type="float">
            <text:p>6.7217450625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781935" calcext:value-type="float">
            <text:p>6.781935</text:p>
          </table:table-cell>
          <table:table-cell office:value-type="float" office:value="6.7218280125" calcext:value-type="float">
            <text:p>6.7218280125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792042" calcext:value-type="float">
            <text:p>6.792042</text:p>
          </table:table-cell>
          <table:table-cell office:value-type="float" office:value="6.721456825" calcext:value-type="float">
            <text:p>6.72145682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795671" calcext:value-type="float">
            <text:p>6.795671</text:p>
          </table:table-cell>
          <table:table-cell office:value-type="float" office:value="6.7206789875" calcext:value-type="float">
            <text:p>6.7206789875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792774" calcext:value-type="float">
            <text:p>6.792774</text:p>
          </table:table-cell>
          <table:table-cell office:value-type="float" office:value="6.7195736625" calcext:value-type="float">
            <text:p>6.7195736625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783572" calcext:value-type="float">
            <text:p>6.783572</text:p>
          </table:table-cell>
          <table:table-cell office:value-type="float" office:value="6.718242075" calcext:value-type="float">
            <text:p>6.718242075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768468" calcext:value-type="float">
            <text:p>6.768468</text:p>
          </table:table-cell>
          <table:table-cell office:value-type="float" office:value="6.7168032375" calcext:value-type="float">
            <text:p>6.7168032375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748154" calcext:value-type="float">
            <text:p>6.748154</text:p>
          </table:table-cell>
          <table:table-cell office:value-type="float" office:value="6.7153896875" calcext:value-type="float">
            <text:p>6.7153896875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723881" calcext:value-type="float">
            <text:p>6.723881</text:p>
          </table:table-cell>
          <table:table-cell office:value-type="float" office:value="6.7142348125" calcext:value-type="float">
            <text:p>6.7142348125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697633" calcext:value-type="float">
            <text:p>6.697633</text:p>
          </table:table-cell>
          <table:table-cell office:value-type="float" office:value="6.7133847875" calcext:value-type="float">
            <text:p>6.7133847875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671872" calcext:value-type="float">
            <text:p>6.671872</text:p>
          </table:table-cell>
          <table:table-cell office:value-type="float" office:value="6.7130111375" calcext:value-type="float">
            <text:p>6.7130111375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648056" calcext:value-type="float">
            <text:p>6.648056</text:p>
          </table:table-cell>
          <table:table-cell office:value-type="float" office:value="6.713201475" calcext:value-type="float">
            <text:p>6.713201475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610726" calcext:value-type="float">
            <text:p>6.610726</text:p>
          </table:table-cell>
          <table:table-cell office:value-type="float" office:value="6.7139877" calcext:value-type="float">
            <text:p>6.7139877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670934" calcext:value-type="float">
            <text:p>6.670934</text:p>
          </table:table-cell>
          <table:table-cell office:value-type="float" office:value="6.7155505875" calcext:value-type="float">
            <text:p>6.7155505875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660398" calcext:value-type="float">
            <text:p>6.660398</text:p>
          </table:table-cell>
          <table:table-cell office:value-type="float" office:value="6.7166402625" calcext:value-type="float">
            <text:p>6.7166402625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671603" calcext:value-type="float">
            <text:p>6.671603</text:p>
          </table:table-cell>
          <table:table-cell office:value-type="float" office:value="6.718076675" calcext:value-type="float">
            <text:p>6.718076675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691205" calcext:value-type="float">
            <text:p>6.691205</text:p>
          </table:table-cell>
          <table:table-cell office:value-type="float" office:value="6.7195018125" calcext:value-type="float">
            <text:p>6.719501812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714885" calcext:value-type="float">
            <text:p>6.714885</text:p>
          </table:table-cell>
          <table:table-cell office:value-type="float" office:value="6.720714225" calcext:value-type="float">
            <text:p>6.720714225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738998" calcext:value-type="float">
            <text:p>6.738998</text:p>
          </table:table-cell>
          <table:table-cell office:value-type="float" office:value="6.7215666875" calcext:value-type="float">
            <text:p>6.7215666875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760262" calcext:value-type="float">
            <text:p>6.760262</text:p>
          </table:table-cell>
          <table:table-cell office:value-type="float" office:value="6.7219668625" calcext:value-type="float">
            <text:p>6.7219668625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776038" calcext:value-type="float">
            <text:p>6.776038</text:p>
          </table:table-cell>
          <table:table-cell office:value-type="float" office:value="6.721880175" calcext:value-type="float">
            <text:p>6.721880175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784615" calcext:value-type="float">
            <text:p>6.784615</text:p>
          </table:table-cell>
          <table:table-cell office:value-type="float" office:value="6.721326375" calcext:value-type="float">
            <text:p>6.721326375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785327" calcext:value-type="float">
            <text:p>6.785327</text:p>
          </table:table-cell>
          <table:table-cell office:value-type="float" office:value="6.7203680875" calcext:value-type="float">
            <text:p>6.7203680875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778469" calcext:value-type="float">
            <text:p>6.778469</text:p>
          </table:table-cell>
          <table:table-cell office:value-type="float" office:value="6.719091075" calcext:value-type="float">
            <text:p>6.719091075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765074" calcext:value-type="float">
            <text:p>6.765074</text:p>
          </table:table-cell>
          <table:table-cell office:value-type="float" office:value="6.71757075" calcext:value-type="float">
            <text:p>6.71757075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746632" calcext:value-type="float">
            <text:p>6.746632</text:p>
          </table:table-cell>
          <table:table-cell office:value-type="float" office:value="6.71577175" calcext:value-type="float">
            <text:p>6.71577175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724877" calcext:value-type="float">
            <text:p>6.724877</text:p>
          </table:table-cell>
          <table:table-cell office:value-type="float" office:value="6.7122387125" calcext:value-type="float">
            <text:p>6.7122387125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701678" calcext:value-type="float">
            <text:p>6.701678</text:p>
          </table:table-cell>
          <table:table-cell office:value-type="float" office:value="6.7129837125" calcext:value-type="float">
            <text:p>6.7129837125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678956" calcext:value-type="float">
            <text:p>6.678956</text:p>
          </table:table-cell>
          <table:table-cell office:value-type="float" office:value="6.713213425" calcext:value-type="float">
            <text:p>6.713213425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658254" calcext:value-type="float">
            <text:p>6.658254</text:p>
          </table:table-cell>
          <table:table-cell office:value-type="float" office:value="6.713676025" calcext:value-type="float">
            <text:p>6.713676025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63735" calcext:value-type="float">
            <text:p>6.63735</text:p>
          </table:table-cell>
          <table:table-cell office:value-type="float" office:value="6.7145270125" calcext:value-type="float">
            <text:p>6.7145270125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116767" calcext:value-type="float">
            <text:p>6.116767</text:p>
          </table:table-cell>
          <table:table-cell office:value-type="float" office:value="6.71584505" calcext:value-type="float">
            <text:p>6.71584505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686653" calcext:value-type="float">
            <text:p>6.686653</text:p>
          </table:table-cell>
          <table:table-cell office:value-type="float" office:value="6.7238967875" calcext:value-type="float">
            <text:p>6.7238967875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693442" calcext:value-type="float">
            <text:p>6.693442</text:p>
          </table:table-cell>
          <table:table-cell office:value-type="float" office:value="6.7250308375" calcext:value-type="float">
            <text:p>6.7250308375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715496" calcext:value-type="float">
            <text:p>6.715496</text:p>
          </table:table-cell>
          <table:table-cell office:value-type="float" office:value="6.7262346125" calcext:value-type="float">
            <text:p>6.726234612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743089" calcext:value-type="float">
            <text:p>6.743089</text:p>
          </table:table-cell>
          <table:table-cell office:value-type="float" office:value="6.7272455125" calcext:value-type="float">
            <text:p>6.7272455125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770585" calcext:value-type="float">
            <text:p>6.770585</text:p>
          </table:table-cell>
          <table:table-cell office:value-type="float" office:value="6.7279121375" calcext:value-type="float">
            <text:p>6.7279121375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7936" calcext:value-type="float">
            <text:p>6.7936</text:p>
          </table:table-cell>
          <table:table-cell office:value-type="float" office:value="6.728152475" calcext:value-type="float">
            <text:p>6.728152475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809283" calcext:value-type="float">
            <text:p>6.809283</text:p>
          </table:table-cell>
          <table:table-cell office:value-type="float" office:value="6.72794655" calcext:value-type="float">
            <text:p>6.72794655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81646" calcext:value-type="float">
            <text:p>6.81646</text:p>
          </table:table-cell>
          <table:table-cell office:value-type="float" office:value="6.72732415" calcext:value-type="float">
            <text:p>6.72732415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815366" calcext:value-type="float">
            <text:p>6.815366</text:p>
          </table:table-cell>
          <table:table-cell office:value-type="float" office:value="6.72634915" calcext:value-type="float">
            <text:p>6.72634915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807122" calcext:value-type="float">
            <text:p>6.807122</text:p>
          </table:table-cell>
          <table:table-cell office:value-type="float" office:value="6.725105775" calcext:value-type="float">
            <text:p>6.725105775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793194" calcext:value-type="float">
            <text:p>6.793194</text:p>
          </table:table-cell>
          <table:table-cell office:value-type="float" office:value="6.7236908" calcext:value-type="float">
            <text:p>6.7236908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775048" calcext:value-type="float">
            <text:p>6.775048</text:p>
          </table:table-cell>
          <table:table-cell office:value-type="float" office:value="6.7222132375" calcext:value-type="float">
            <text:p>6.7222132375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754053" calcext:value-type="float">
            <text:p>6.754053</text:p>
          </table:table-cell>
          <table:table-cell office:value-type="float" office:value="6.7208052625" calcext:value-type="float">
            <text:p>6.7208052625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73164" calcext:value-type="float">
            <text:p>6.73164</text:p>
          </table:table-cell>
          <table:table-cell office:value-type="float" office:value="6.71886195" calcext:value-type="float">
            <text:p>6.71886195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70956" calcext:value-type="float">
            <text:p>6.70956</text:p>
          </table:table-cell>
          <table:table-cell office:value-type="float" office:value="6.7178419375" calcext:value-type="float">
            <text:p>6.717841937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690092" calcext:value-type="float">
            <text:p>6.690092</text:p>
          </table:table-cell>
          <table:table-cell office:value-type="float" office:value="6.7172518625" calcext:value-type="float">
            <text:p>6.7172518625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676391" calcext:value-type="float">
            <text:p>6.676391</text:p>
          </table:table-cell>
          <table:table-cell office:value-type="float" office:value="6.7171468625" calcext:value-type="float">
            <text:p>6.7171468625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677882" calcext:value-type="float">
            <text:p>6.677882</text:p>
          </table:table-cell>
          <table:table-cell office:value-type="float" office:value="6.7175193875" calcext:value-type="float">
            <text:p>6.7175193875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633571" calcext:value-type="float">
            <text:p>6.633571</text:p>
          </table:table-cell>
          <table:table-cell office:value-type="float" office:value="6.718201425" calcext:value-type="float">
            <text:p>6.718201425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656329" calcext:value-type="float">
            <text:p>6.656329</text:p>
          </table:table-cell>
          <table:table-cell office:value-type="float" office:value="6.7197410375" calcext:value-type="float">
            <text:p>6.7197410375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672408" calcext:value-type="float">
            <text:p>6.672408</text:p>
          </table:table-cell>
          <table:table-cell office:value-type="float" office:value="6.72123585" calcext:value-type="float">
            <text:p>6.72123585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692503" calcext:value-type="float">
            <text:p>6.692503</text:p>
          </table:table-cell>
          <table:table-cell office:value-type="float" office:value="6.7226787875" calcext:value-type="float">
            <text:p>6.7226787875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715543" calcext:value-type="float">
            <text:p>6.715543</text:p>
          </table:table-cell>
          <table:table-cell office:value-type="float" office:value="6.723916875" calcext:value-type="float">
            <text:p>6.723916875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739078" calcext:value-type="float">
            <text:p>6.739078</text:p>
          </table:table-cell>
          <table:table-cell office:value-type="float" office:value="6.724810675" calcext:value-type="float">
            <text:p>6.724810675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760227" calcext:value-type="float">
            <text:p>6.760227</text:p>
          </table:table-cell>
          <table:table-cell office:value-type="float" office:value="6.7252608125" calcext:value-type="float">
            <text:p>6.7252608125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77624" calcext:value-type="float">
            <text:p>6.77624</text:p>
          </table:table-cell>
          <table:table-cell office:value-type="float" office:value="6.72522065" calcext:value-type="float">
            <text:p>6.72522065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785048" calcext:value-type="float">
            <text:p>6.785048</text:p>
          </table:table-cell>
          <table:table-cell office:value-type="float" office:value="6.724700725" calcext:value-type="float">
            <text:p>6.724700725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785666" calcext:value-type="float">
            <text:p>6.785666</text:p>
          </table:table-cell>
          <table:table-cell office:value-type="float" office:value="6.7237640375" calcext:value-type="float">
            <text:p>6.7237640375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778305" calcext:value-type="float">
            <text:p>6.778305</text:p>
          </table:table-cell>
          <table:table-cell office:value-type="float" office:value="6.722511225" calcext:value-type="float">
            <text:p>6.722511225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76418" calcext:value-type="float">
            <text:p>6.76418</text:p>
          </table:table-cell>
          <table:table-cell office:value-type="float" office:value="6.721053375" calcext:value-type="float">
            <text:p>6.721053375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745158" calcext:value-type="float">
            <text:p>6.745158</text:p>
          </table:table-cell>
          <table:table-cell office:value-type="float" office:value="6.719451025" calcext:value-type="float">
            <text:p>6.719451025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723355" calcext:value-type="float">
            <text:p>6.723355</text:p>
          </table:table-cell>
          <table:table-cell office:value-type="float" office:value="6.7172578875" calcext:value-type="float">
            <text:p>6.7172578875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700767" calcext:value-type="float">
            <text:p>6.700767</text:p>
          </table:table-cell>
          <table:table-cell office:value-type="float" office:value="6.7178345875" calcext:value-type="float">
            <text:p>6.7178345875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678837" calcext:value-type="float">
            <text:p>6.678837</text:p>
          </table:table-cell>
          <table:table-cell office:value-type="float" office:value="6.7178877625" calcext:value-type="float">
            <text:p>6.7178877625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657487" calcext:value-type="float">
            <text:p>6.657487</text:p>
          </table:table-cell>
          <table:table-cell office:value-type="float" office:value="6.718241525" calcext:value-type="float">
            <text:p>6.718241525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62993" calcext:value-type="float">
            <text:p>6.62993</text:p>
          </table:table-cell>
          <table:table-cell office:value-type="float" office:value="6.719064025" calcext:value-type="float">
            <text:p>6.719064025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411551" calcext:value-type="float">
            <text:p>6.411551</text:p>
          </table:table-cell>
          <table:table-cell office:value-type="float" office:value="6.7205151625" calcext:value-type="float">
            <text:p>6.7205151625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72722" calcext:value-type="float">
            <text:p>6.72722</text:p>
          </table:table-cell>
          <table:table-cell office:value-type="float" office:value="6.72500715" calcext:value-type="float">
            <text:p>6.72500715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70494" calcext:value-type="float">
            <text:p>6.70494</text:p>
          </table:table-cell>
          <table:table-cell office:value-type="float" office:value="6.7258407375" calcext:value-type="float">
            <text:p>6.7258407375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710593" calcext:value-type="float">
            <text:p>6.710593</text:p>
          </table:table-cell>
          <table:table-cell office:value-type="float" office:value="6.7271712125" calcext:value-type="float">
            <text:p>6.7271712125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725025" calcext:value-type="float">
            <text:p>6.725025</text:p>
          </table:table-cell>
          <table:table-cell office:value-type="float" office:value="6.7285468" calcext:value-type="float">
            <text:p>6.7285468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743397" calcext:value-type="float">
            <text:p>6.743397</text:p>
          </table:table-cell>
          <table:table-cell office:value-type="float" office:value="6.72973935" calcext:value-type="float">
            <text:p>6.72973935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762617" calcext:value-type="float">
            <text:p>6.762617</text:p>
          </table:table-cell>
          <table:table-cell office:value-type="float" office:value="6.7305851375" calcext:value-type="float">
            <text:p>6.7305851375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779936" calcext:value-type="float">
            <text:p>6.779936</text:p>
          </table:table-cell>
          <table:table-cell office:value-type="float" office:value="6.73098025" calcext:value-type="float">
            <text:p>6.73098025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792797" calcext:value-type="float">
            <text:p>6.792797</text:p>
          </table:table-cell>
          <table:table-cell office:value-type="float" office:value="6.7308872125" calcext:value-type="float">
            <text:p>6.7308872125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799087" calcext:value-type="float">
            <text:p>6.799087</text:p>
          </table:table-cell>
          <table:table-cell office:value-type="float" office:value="6.73033615" calcext:value-type="float">
            <text:p>6.73033615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797585" calcext:value-type="float">
            <text:p>6.797585</text:p>
          </table:table-cell>
          <table:table-cell office:value-type="float" office:value="6.7294164125" calcext:value-type="float">
            <text:p>6.7294164125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788303" calcext:value-type="float">
            <text:p>6.788303</text:p>
          </table:table-cell>
          <table:table-cell office:value-type="float" office:value="6.728259025" calcext:value-type="float">
            <text:p>6.728259025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772496" calcext:value-type="float">
            <text:p>6.772496</text:p>
          </table:table-cell>
          <table:table-cell office:value-type="float" office:value="6.7270147" calcext:value-type="float">
            <text:p>6.7270147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75224" calcext:value-type="float">
            <text:p>6.75224</text:p>
          </table:table-cell>
          <table:table-cell office:value-type="float" office:value="6.7258368875" calcext:value-type="float">
            <text:p>6.7258368875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729815" calcext:value-type="float">
            <text:p>6.729815</text:p>
          </table:table-cell>
          <table:table-cell office:value-type="float" office:value="6.7252138625" calcext:value-type="float">
            <text:p>6.7252138625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707245" calcext:value-type="float">
            <text:p>6.707245</text:p>
          </table:table-cell>
          <table:table-cell office:value-type="float" office:value="6.724454475" calcext:value-type="float">
            <text:p>6.724454475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686247" calcext:value-type="float">
            <text:p>6.686247</text:p>
          </table:table-cell>
          <table:table-cell office:value-type="float" office:value="6.7240807625" calcext:value-type="float">
            <text:p>6.7240807625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668465" calcext:value-type="float">
            <text:p>6.668465</text:p>
          </table:table-cell>
          <table:table-cell office:value-type="float" office:value="6.72413825" calcext:value-type="float">
            <text:p>6.72413825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655384" calcext:value-type="float">
            <text:p>6.655384</text:p>
          </table:table-cell>
          <table:table-cell office:value-type="float" office:value="6.72464505" calcext:value-type="float">
            <text:p>6.72464505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655764" calcext:value-type="float">
            <text:p>6.655764</text:p>
          </table:table-cell>
          <table:table-cell office:value-type="float" office:value="6.7255777625" calcext:value-type="float">
            <text:p>6.7255777625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655879" calcext:value-type="float">
            <text:p>6.655879</text:p>
          </table:table-cell>
          <table:table-cell office:value-type="float" office:value="6.7267715875" calcext:value-type="float">
            <text:p>6.7267715875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667741" calcext:value-type="float">
            <text:p>6.667741</text:p>
          </table:table-cell>
          <table:table-cell office:value-type="float" office:value="6.7281977" calcext:value-type="float">
            <text:p>6.7281977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687099" calcext:value-type="float">
            <text:p>6.687099</text:p>
          </table:table-cell>
          <table:table-cell office:value-type="float" office:value="6.7296438875" calcext:value-type="float">
            <text:p>6.7296438875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710954" calcext:value-type="float">
            <text:p>6.710954</text:p>
          </table:table-cell>
          <table:table-cell office:value-type="float" office:value="6.7309263625" calcext:value-type="float">
            <text:p>6.7309263625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735757" calcext:value-type="float">
            <text:p>6.735757</text:p>
          </table:table-cell>
          <table:table-cell office:value-type="float" office:value="6.7318872875" calcext:value-type="float">
            <text:p>6.7318872875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758108" calcext:value-type="float">
            <text:p>6.758108</text:p>
          </table:table-cell>
          <table:table-cell office:value-type="float" office:value="6.732416425" calcext:value-type="float">
            <text:p>6.732416425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775311" calcext:value-type="float">
            <text:p>6.775311</text:p>
          </table:table-cell>
          <table:table-cell office:value-type="float" office:value="6.7324618" calcext:value-type="float">
            <text:p>6.7324618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785614" calcext:value-type="float">
            <text:p>6.785614</text:p>
          </table:table-cell>
          <table:table-cell office:value-type="float" office:value="6.7320282" calcext:value-type="float">
            <text:p>6.7320282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788198" calcext:value-type="float">
            <text:p>6.788198</text:p>
          </table:table-cell>
          <table:table-cell office:value-type="float" office:value="6.7311663" calcext:value-type="float">
            <text:p>6.7311663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783082" calcext:value-type="float">
            <text:p>6.783082</text:p>
          </table:table-cell>
          <table:table-cell office:value-type="float" office:value="6.7299557625" calcext:value-type="float">
            <text:p>6.7299557625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771012" calcext:value-type="float">
            <text:p>6.771012</text:p>
          </table:table-cell>
          <table:table-cell office:value-type="float" office:value="6.7284798" calcext:value-type="float">
            <text:p>6.7284798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753327" calcext:value-type="float">
            <text:p>6.753327</text:p>
          </table:table-cell>
          <table:table-cell office:value-type="float" office:value="6.726762275" calcext:value-type="float">
            <text:p>6.726762275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731734" calcext:value-type="float">
            <text:p>6.731734</text:p>
          </table:table-cell>
          <table:table-cell office:value-type="float" office:value="6.7243205" calcext:value-type="float">
            <text:p>6.7243205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707952" calcext:value-type="float">
            <text:p>6.707952</text:p>
          </table:table-cell>
          <table:table-cell office:value-type="float" office:value="6.7262299375" calcext:value-type="float">
            <text:p>6.7262299375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683166" calcext:value-type="float">
            <text:p>6.683166</text:p>
          </table:table-cell>
          <table:table-cell office:value-type="float" office:value="6.72643415" calcext:value-type="float">
            <text:p>6.72643415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656843" calcext:value-type="float">
            <text:p>6.656843</text:p>
          </table:table-cell>
          <table:table-cell office:value-type="float" office:value="6.7267849125" calcext:value-type="float">
            <text:p>6.7267849125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621154" calcext:value-type="float">
            <text:p>6.621154</text:p>
          </table:table-cell>
          <table:table-cell office:value-type="float" office:value="6.72754665" calcext:value-type="float">
            <text:p>6.72754665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463989" calcext:value-type="float">
            <text:p>6.463989</text:p>
          </table:table-cell>
          <table:table-cell office:value-type="float" office:value="6.728940525" calcext:value-type="float">
            <text:p>6.728940525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784477" calcext:value-type="float">
            <text:p>6.784477</text:p>
          </table:table-cell>
          <table:table-cell office:value-type="float" office:value="6.7325343875" calcext:value-type="float">
            <text:p>6.732534387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720055" calcext:value-type="float">
            <text:p>6.720055</text:p>
          </table:table-cell>
          <table:table-cell office:value-type="float" office:value="6.7323671" calcext:value-type="float">
            <text:p>6.7323671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715964" calcext:value-type="float">
            <text:p>6.715964</text:p>
          </table:table-cell>
          <table:table-cell office:value-type="float" office:value="6.7332223625" calcext:value-type="float">
            <text:p>6.7332223625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726333" calcext:value-type="float">
            <text:p>6.726333</text:p>
          </table:table-cell>
          <table:table-cell office:value-type="float" office:value="6.73428315" calcext:value-type="float">
            <text:p>6.73428315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742793" calcext:value-type="float">
            <text:p>6.742793</text:p>
          </table:table-cell>
          <table:table-cell office:value-type="float" office:value="6.73527665" calcext:value-type="float">
            <text:p>6.73527665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760906" calcext:value-type="float">
            <text:p>6.760906</text:p>
          </table:table-cell>
          <table:table-cell office:value-type="float" office:value="6.7360176125" calcext:value-type="float">
            <text:p>6.736017612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777377" calcext:value-type="float">
            <text:p>6.777377</text:p>
          </table:table-cell>
          <table:table-cell office:value-type="float" office:value="6.736376525" calcext:value-type="float">
            <text:p>6.736376525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789744" calcext:value-type="float">
            <text:p>6.789744</text:p>
          </table:table-cell>
          <table:table-cell office:value-type="float" office:value="6.736284175" calcext:value-type="float">
            <text:p>6.736284175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796368" calcext:value-type="float">
            <text:p>6.796368</text:p>
          </table:table-cell>
          <table:table-cell office:value-type="float" office:value="6.7357368625" calcext:value-type="float">
            <text:p>6.7357368625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796419" calcext:value-type="float">
            <text:p>6.796419</text:p>
          </table:table-cell>
          <table:table-cell office:value-type="float" office:value="6.734794275" calcext:value-type="float">
            <text:p>6.734794275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789812" calcext:value-type="float">
            <text:p>6.789812</text:p>
          </table:table-cell>
          <table:table-cell office:value-type="float" office:value="6.7335689375" calcext:value-type="float">
            <text:p>6.733568937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777126" calcext:value-type="float">
            <text:p>6.777126</text:p>
          </table:table-cell>
          <table:table-cell office:value-type="float" office:value="6.7322110625" calcext:value-type="float">
            <text:p>6.7322110625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759491" calcext:value-type="float">
            <text:p>6.759491</text:p>
          </table:table-cell>
          <table:table-cell office:value-type="float" office:value="6.7309032125" calcext:value-type="float">
            <text:p>6.7309032125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73846" calcext:value-type="float">
            <text:p>6.73846</text:p>
          </table:table-cell>
          <table:table-cell office:value-type="float" office:value="6.730186825" calcext:value-type="float">
            <text:p>6.730186825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715896" calcext:value-type="float">
            <text:p>6.715896</text:p>
          </table:table-cell>
          <table:table-cell office:value-type="float" office:value="6.7290522" calcext:value-type="float">
            <text:p>6.7290522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693924" calcext:value-type="float">
            <text:p>6.693924</text:p>
          </table:table-cell>
          <table:table-cell office:value-type="float" office:value="6.7283945" calcext:value-type="float">
            <text:p>6.728394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674989" calcext:value-type="float">
            <text:p>6.674989</text:p>
          </table:table-cell>
          <table:table-cell office:value-type="float" office:value="6.7282153125" calcext:value-type="float">
            <text:p>6.7282153125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66241" calcext:value-type="float">
            <text:p>6.66241</text:p>
          </table:table-cell>
          <table:table-cell office:value-type="float" office:value="6.7285245625" calcext:value-type="float">
            <text:p>6.7285245625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598588" calcext:value-type="float">
            <text:p>6.598588</text:p>
          </table:table-cell>
          <table:table-cell office:value-type="float" office:value="6.7292772125" calcext:value-type="float">
            <text:p>6.7292772125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650039" calcext:value-type="float">
            <text:p>6.650039</text:p>
          </table:table-cell>
          <table:table-cell office:value-type="float" office:value="6.731119775" calcext:value-type="float">
            <text:p>6.731119775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662354" calcext:value-type="float">
            <text:p>6.662354</text:p>
          </table:table-cell>
          <table:table-cell office:value-type="float" office:value="6.7325808625" calcext:value-type="float">
            <text:p>6.732580862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681692" calcext:value-type="float">
            <text:p>6.681692</text:p>
          </table:table-cell>
          <table:table-cell office:value-type="float" office:value="6.73408165" calcext:value-type="float">
            <text:p>6.73408165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706193" calcext:value-type="float">
            <text:p>6.706193</text:p>
          </table:table-cell>
          <table:table-cell office:value-type="float" office:value="6.7354359875" calcext:value-type="float">
            <text:p>6.7354359875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732445" calcext:value-type="float">
            <text:p>6.732445</text:p>
          </table:table-cell>
          <table:table-cell office:value-type="float" office:value="6.7364656625" calcext:value-type="float">
            <text:p>6.7364656625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75674" calcext:value-type="float">
            <text:p>6.75674</text:p>
          </table:table-cell>
          <table:table-cell office:value-type="float" office:value="6.73703965" calcext:value-type="float">
            <text:p>6.73703965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775914" calcext:value-type="float">
            <text:p>6.775914</text:p>
          </table:table-cell>
          <table:table-cell office:value-type="float" office:value="6.73709695" calcext:value-type="float">
            <text:p>6.73709695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787843" calcext:value-type="float">
            <text:p>6.787843</text:p>
          </table:table-cell>
          <table:table-cell office:value-type="float" office:value="6.73665175" calcext:value-type="float">
            <text:p>6.73665175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79155" calcext:value-type="float">
            <text:p>6.79155</text:p>
          </table:table-cell>
          <table:table-cell office:value-type="float" office:value="6.735780775" calcext:value-type="float">
            <text:p>6.735780775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787047" calcext:value-type="float">
            <text:p>6.787047</text:p>
          </table:table-cell>
          <table:table-cell office:value-type="float" office:value="6.7345971375" calcext:value-type="float">
            <text:p>6.7345971375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775089" calcext:value-type="float">
            <text:p>6.775089</text:p>
          </table:table-cell>
          <table:table-cell office:value-type="float" office:value="6.7332154375" calcext:value-type="float">
            <text:p>6.7332154375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757014" calcext:value-type="float">
            <text:p>6.757014</text:p>
          </table:table-cell>
          <table:table-cell office:value-type="float" office:value="6.7316963375" calcext:value-type="float">
            <text:p>6.7316963375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734646" calcext:value-type="float">
            <text:p>6.734646</text:p>
          </table:table-cell>
          <table:table-cell office:value-type="float" office:value="6.7297857125" calcext:value-type="float">
            <text:p>6.7297857125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710113" calcext:value-type="float">
            <text:p>6.710113</text:p>
          </table:table-cell>
          <table:table-cell office:value-type="float" office:value="6.7341224125" calcext:value-type="float">
            <text:p>6.7341224125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685441" calcext:value-type="float">
            <text:p>6.685441</text:p>
          </table:table-cell>
          <table:table-cell office:value-type="float" office:value="6.7345436" calcext:value-type="float">
            <text:p>6.7345436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661677" calcext:value-type="float">
            <text:p>6.661677</text:p>
          </table:table-cell>
          <table:table-cell office:value-type="float" office:value="6.735055175" calcext:value-type="float">
            <text:p>6.735055175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635992" calcext:value-type="float">
            <text:p>6.635992</text:p>
          </table:table-cell>
          <table:table-cell office:value-type="float" office:value="6.7359109875" calcext:value-type="float">
            <text:p>6.7359109875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569707" calcext:value-type="float">
            <text:p>6.569707</text:p>
          </table:table-cell>
          <table:table-cell office:value-type="float" office:value="6.7372366" calcext:value-type="float">
            <text:p>6.7372366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769491" calcext:value-type="float">
            <text:p>6.769491</text:p>
          </table:table-cell>
          <table:table-cell office:value-type="float" office:value="6.7395860375" calcext:value-type="float">
            <text:p>6.7395860375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705021" calcext:value-type="float">
            <text:p>6.705021</text:p>
          </table:table-cell>
          <table:table-cell office:value-type="float" office:value="6.739642275" calcext:value-type="float">
            <text:p>6.739642275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707138" calcext:value-type="float">
            <text:p>6.707138</text:p>
          </table:table-cell>
          <table:table-cell office:value-type="float" office:value="6.7406844125" calcext:value-type="float">
            <text:p>6.7406844125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723287" calcext:value-type="float">
            <text:p>6.723287</text:p>
          </table:table-cell>
          <table:table-cell office:value-type="float" office:value="6.74182695" calcext:value-type="float">
            <text:p>6.74182695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746021" calcext:value-type="float">
            <text:p>6.746021</text:p>
          </table:table-cell>
          <table:table-cell office:value-type="float" office:value="6.742818425" calcext:value-type="float">
            <text:p>6.742818425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77091" calcext:value-type="float">
            <text:p>6.77091</text:p>
          </table:table-cell>
          <table:table-cell office:value-type="float" office:value="6.7434874625" calcext:value-type="float">
            <text:p>6.7434874625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793907" calcext:value-type="float">
            <text:p>6.793907</text:p>
          </table:table-cell>
          <table:table-cell office:value-type="float" office:value="6.743718" calcext:value-type="float">
            <text:p>6.743718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811378" calcext:value-type="float">
            <text:p>6.811378</text:p>
          </table:table-cell>
          <table:table-cell office:value-type="float" office:value="6.743458375" calcext:value-type="float">
            <text:p>6.743458375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82064" calcext:value-type="float">
            <text:p>6.82064</text:p>
          </table:table-cell>
          <table:table-cell office:value-type="float" office:value="6.7427279375" calcext:value-type="float">
            <text:p>6.7427279375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820429" calcext:value-type="float">
            <text:p>6.820429</text:p>
          </table:table-cell>
          <table:table-cell office:value-type="float" office:value="6.7416121125" calcext:value-type="float">
            <text:p>6.7416121125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81106" calcext:value-type="float">
            <text:p>6.81106</text:p>
          </table:table-cell>
          <table:table-cell office:value-type="float" office:value="6.7402457125" calcext:value-type="float">
            <text:p>6.7402457125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794226" calcext:value-type="float">
            <text:p>6.794226</text:p>
          </table:table-cell>
          <table:table-cell office:value-type="float" office:value="6.738789525" calcext:value-type="float">
            <text:p>6.738789525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772493" calcext:value-type="float">
            <text:p>6.772493</text:p>
          </table:table-cell>
          <table:table-cell office:value-type="float" office:value="6.7374108875" calcext:value-type="float">
            <text:p>6.7374108875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748712" calcext:value-type="float">
            <text:p>6.748712</text:p>
          </table:table-cell>
          <table:table-cell office:value-type="float" office:value="6.7363484" calcext:value-type="float">
            <text:p>6.7363484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725508" calcext:value-type="float">
            <text:p>6.725508</text:p>
          </table:table-cell>
          <table:table-cell office:value-type="float" office:value="6.7352936125" calcext:value-type="float">
            <text:p>6.7352936125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704994" calcext:value-type="float">
            <text:p>6.704994</text:p>
          </table:table-cell>
          <table:table-cell office:value-type="float" office:value="6.73467065" calcext:value-type="float">
            <text:p>6.73467065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688757" calcext:value-type="float">
            <text:p>6.688757</text:p>
          </table:table-cell>
          <table:table-cell office:value-type="float" office:value="6.734464175" calcext:value-type="float">
            <text:p>6.734464175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678271" calcext:value-type="float">
            <text:p>6.678271</text:p>
          </table:table-cell>
          <table:table-cell office:value-type="float" office:value="6.734673175" calcext:value-type="float">
            <text:p>6.734673175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702398" calcext:value-type="float">
            <text:p>6.702398</text:p>
          </table:table-cell>
          <table:table-cell office:value-type="float" office:value="6.735266675" calcext:value-type="float">
            <text:p>6.735266675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669064" calcext:value-type="float">
            <text:p>6.669064</text:p>
          </table:table-cell>
          <table:table-cell office:value-type="float" office:value="6.7358292625" calcext:value-type="float">
            <text:p>6.7358292625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677348" calcext:value-type="float">
            <text:p>6.677348</text:p>
          </table:table-cell>
          <table:table-cell office:value-type="float" office:value="6.737065775" calcext:value-type="float">
            <text:p>6.737065775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690846" calcext:value-type="float">
            <text:p>6.690846</text:p>
          </table:table-cell>
          <table:table-cell office:value-type="float" office:value="6.7384094875" calcext:value-type="float">
            <text:p>6.7384094875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709009" calcext:value-type="float">
            <text:p>6.709009</text:p>
          </table:table-cell>
          <table:table-cell office:value-type="float" office:value="6.739717775" calcext:value-type="float">
            <text:p>6.739717775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730001" calcext:value-type="float">
            <text:p>6.730001</text:p>
          </table:table-cell>
          <table:table-cell office:value-type="float" office:value="6.7408298875" calcext:value-type="float">
            <text:p>6.7408298875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75127" calcext:value-type="float">
            <text:p>6.75127</text:p>
          </table:table-cell>
          <table:table-cell office:value-type="float" office:value="6.741591925" calcext:value-type="float">
            <text:p>6.741591925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769968" calcext:value-type="float">
            <text:p>6.769968</text:p>
          </table:table-cell>
          <table:table-cell office:value-type="float" office:value="6.7414694177" calcext:value-type="float">
            <text:p>6.7414694177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783436" calcext:value-type="float">
            <text:p>6.783436</text:p>
          </table:table-cell>
          <table:table-cell office:value-type="float" office:value="6.7411040513" calcext:value-type="float">
            <text:p>6.7411040513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789697" calcext:value-type="float">
            <text:p>6.789697</text:p>
          </table:table-cell>
          <table:table-cell office:value-type="float" office:value="6.7405542857" calcext:value-type="float">
            <text:p>6.7405542857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787828" calcext:value-type="float">
            <text:p>6.787828</text:p>
          </table:table-cell>
          <table:table-cell office:value-type="float" office:value="6.7399076711" calcext:value-type="float">
            <text:p>6.7399076711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778088" calcext:value-type="float">
            <text:p>6.778088</text:p>
          </table:table-cell>
          <table:table-cell office:value-type="float" office:value="6.7392687333" calcext:value-type="float">
            <text:p>6.7392687333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761738" calcext:value-type="float">
            <text:p>6.761738</text:p>
          </table:table-cell>
          <table:table-cell office:value-type="float" office:value="6.7387441486" calcext:value-type="float">
            <text:p>6.7387441486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740623" calcext:value-type="float">
            <text:p>6.740623</text:p>
          </table:table-cell>
          <table:table-cell office:value-type="float" office:value="6.7384291644" calcext:value-type="float">
            <text:p>6.7384291644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716662" calcext:value-type="float">
            <text:p>6.716662</text:p>
          </table:table-cell>
          <table:table-cell office:value-type="float" office:value="6.7383986944" calcext:value-type="float">
            <text:p>6.7383986944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691355" calcext:value-type="float">
            <text:p>6.691355</text:p>
          </table:table-cell>
          <table:table-cell office:value-type="float" office:value="6.7387048451" calcext:value-type="float">
            <text:p>6.7387048451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665005" calcext:value-type="float">
            <text:p>6.665005</text:p>
          </table:table-cell>
          <table:table-cell office:value-type="float" office:value="6.7393812714" calcext:value-type="float">
            <text:p>6.7393812714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63361" calcext:value-type="float">
            <text:p>6.63361</text:p>
          </table:table-cell>
          <table:table-cell office:value-type="float" office:value="6.7404591884" calcext:value-type="float">
            <text:p>6.7404591884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557985" calcext:value-type="float">
            <text:p>6.557985</text:p>
          </table:table-cell>
          <table:table-cell office:value-type="float" office:value="6.7420305" calcext:value-type="float">
            <text:p>6.7420305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884489" calcext:value-type="float">
            <text:p>6.884489</text:p>
          </table:table-cell>
          <table:table-cell office:value-type="float" office:value="6.7447774478" calcext:value-type="float">
            <text:p>6.7447774478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724289" calcext:value-type="float">
            <text:p>6.724289</text:p>
          </table:table-cell>
          <table:table-cell office:value-type="float" office:value="6.7426606061" calcext:value-type="float">
            <text:p>6.7426606061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711227" calcext:value-type="float">
            <text:p>6.711227</text:p>
          </table:table-cell>
          <table:table-cell office:value-type="float" office:value="6.7429432462" calcext:value-type="float">
            <text:p>6.7429432462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717782" calcext:value-type="float">
            <text:p>6.717782</text:p>
          </table:table-cell>
          <table:table-cell office:value-type="float" office:value="6.7434388125" calcext:value-type="float">
            <text:p>6.7434388125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732664" calcext:value-type="float">
            <text:p>6.732664</text:p>
          </table:table-cell>
          <table:table-cell office:value-type="float" office:value="6.7438460635" calcext:value-type="float">
            <text:p>6.7438460635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751498" calcext:value-type="float">
            <text:p>6.751498</text:p>
          </table:table-cell>
          <table:table-cell office:value-type="float" office:value="6.7440264194" calcext:value-type="float">
            <text:p>6.7440264194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771094" calcext:value-type="float">
            <text:p>6.771094</text:p>
          </table:table-cell>
          <table:table-cell office:value-type="float" office:value="6.7439039344" calcext:value-type="float">
            <text:p>6.7439039344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788476" calcext:value-type="float">
            <text:p>6.788476</text:p>
          </table:table-cell>
          <table:table-cell office:value-type="float" office:value="6.7434507667" calcext:value-type="float">
            <text:p>6.7434507667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800827" calcext:value-type="float">
            <text:p>6.800827</text:p>
          </table:table-cell>
          <table:table-cell office:value-type="float" office:value="6.7426876271" calcext:value-type="float">
            <text:p>6.7426876271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805813" calcext:value-type="float">
            <text:p>6.805813</text:p>
          </table:table-cell>
          <table:table-cell office:value-type="float" office:value="6.7416852241" calcext:value-type="float">
            <text:p>6.7416852241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80207" calcext:value-type="float">
            <text:p>6.80207</text:p>
          </table:table-cell>
          <table:table-cell office:value-type="float" office:value="6.7405601754" calcext:value-type="float">
            <text:p>6.7405601754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789619" calcext:value-type="float">
            <text:p>6.789619</text:p>
          </table:table-cell>
          <table:table-cell office:value-type="float" office:value="6.7394617857" calcext:value-type="float">
            <text:p>6.7394617857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769989" calcext:value-type="float">
            <text:p>6.769989</text:p>
          </table:table-cell>
          <table:table-cell office:value-type="float" office:value="6.7385498364" calcext:value-type="float">
            <text:p>6.7385498364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745959" calcext:value-type="float">
            <text:p>6.745959</text:p>
          </table:table-cell>
          <table:table-cell office:value-type="float" office:value="6.7379676296" calcext:value-type="float">
            <text:p>6.7379676296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720961" calcext:value-type="float">
            <text:p>6.720961</text:p>
          </table:table-cell>
          <table:table-cell office:value-type="float" office:value="6.7378168491" calcext:value-type="float">
            <text:p>6.7378168491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698392" calcext:value-type="float">
            <text:p>6.698392</text:p>
          </table:table-cell>
          <table:table-cell office:value-type="float" office:value="6.738141" calcext:value-type="float">
            <text:p>6.738141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681182" calcext:value-type="float">
            <text:p>6.681182</text:p>
          </table:table-cell>
          <table:table-cell office:value-type="float" office:value="6.7389203922" calcext:value-type="float">
            <text:p>6.7389203922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672498" calcext:value-type="float">
            <text:p>6.672498</text:p>
          </table:table-cell>
          <table:table-cell office:value-type="float" office:value="6.74007516" calcext:value-type="float">
            <text:p>6.74007516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70218" calcext:value-type="float">
            <text:p>6.70218</text:p>
          </table:table-cell>
          <table:table-cell office:value-type="float" office:value="6.7414542857" calcext:value-type="float">
            <text:p>6.7414542857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64769" calcext:value-type="float">
            <text:p>6.64769</text:p>
          </table:table-cell>
          <table:table-cell office:value-type="float" office:value="6.7422725" calcext:value-type="float">
            <text:p>6.7422725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66328" calcext:value-type="float">
            <text:p>6.66328</text:p>
          </table:table-cell>
          <table:table-cell office:value-type="float" office:value="6.7442848936" calcext:value-type="float">
            <text:p>6.7442848936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679589" calcext:value-type="float">
            <text:p>6.679589</text:p>
          </table:table-cell>
          <table:table-cell office:value-type="float" office:value="6.7460458696" calcext:value-type="float">
            <text:p>6.7460458696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699729" calcext:value-type="float">
            <text:p>6.699729</text:p>
          </table:table-cell>
          <table:table-cell office:value-type="float" office:value="6.7475226889" calcext:value-type="float">
            <text:p>6.7475226889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722622" calcext:value-type="float">
            <text:p>6.722622</text:p>
          </table:table-cell>
          <table:table-cell office:value-type="float" office:value="6.7486089091" calcext:value-type="float">
            <text:p>6.7486089091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745993" calcext:value-type="float">
            <text:p>6.745993</text:p>
          </table:table-cell>
          <table:table-cell office:value-type="float" office:value="6.7492132558" calcext:value-type="float">
            <text:p>6.7492132558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766926" calcext:value-type="float">
            <text:p>6.766926</text:p>
          </table:table-cell>
          <table:table-cell office:value-type="float" office:value="6.7492899286" calcext:value-type="float">
            <text:p>6.7492899286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782417" calcext:value-type="float">
            <text:p>6.782417</text:p>
          </table:table-cell>
          <table:table-cell office:value-type="float" office:value="6.7488597805" calcext:value-type="float">
            <text:p>6.7488597805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790039" calcext:value-type="float">
            <text:p>6.790039</text:p>
          </table:table-cell>
          <table:table-cell office:value-type="float" office:value="6.74802085" calcext:value-type="float">
            <text:p>6.7480208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788567" calcext:value-type="float">
            <text:p>6.788567</text:p>
          </table:table-cell>
          <table:table-cell office:value-type="float" office:value="6.7469434615" calcext:value-type="float">
            <text:p>6.7469434615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778364" calcext:value-type="float">
            <text:p>6.778364</text:p>
          </table:table-cell>
          <table:table-cell office:value-type="float" office:value="6.7458481053" calcext:value-type="float">
            <text:p>6.7458481053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761324" calcext:value-type="float">
            <text:p>6.761324</text:p>
          </table:table-cell>
          <table:table-cell office:value-type="float" office:value="6.7449692973" calcext:value-type="float">
            <text:p>6.7449692973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740298" calcext:value-type="float">
            <text:p>6.740298</text:p>
          </table:table-cell>
          <table:table-cell office:value-type="float" office:value="6.744515" calcext:value-type="float">
            <text:p>6.744515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718165" calcext:value-type="float">
            <text:p>6.718165</text:p>
          </table:table-cell>
          <table:table-cell office:value-type="float" office:value="6.7446354857" calcext:value-type="float">
            <text:p>6.7446354857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696859" calcext:value-type="float">
            <text:p>6.696859</text:p>
          </table:table-cell>
          <table:table-cell office:value-type="float" office:value="6.7454140294" calcext:value-type="float">
            <text:p>6.7454140294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676511" calcext:value-type="float">
            <text:p>6.676511</text:p>
          </table:table-cell>
          <table:table-cell office:value-type="float" office:value="6.7468853939" calcext:value-type="float">
            <text:p>6.7468853939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653561" calcext:value-type="float">
            <text:p>6.653561</text:p>
          </table:table-cell>
          <table:table-cell office:value-type="float" office:value="6.7490845938" calcext:value-type="float">
            <text:p>6.7490845938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604164" calcext:value-type="float">
            <text:p>6.604164</text:p>
          </table:table-cell>
          <table:table-cell office:value-type="float" office:value="6.752166" calcext:value-type="float">
            <text:p>6.752166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.081582" calcext:value-type="float">
            <text:p>7.081582</text:p>
          </table:table-cell>
          <table:table-cell office:value-type="float" office:value="6.7570994" calcext:value-type="float">
            <text:p>6.7570994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743808" calcext:value-type="float">
            <text:p>6.743808</text:p>
          </table:table-cell>
          <table:table-cell office:value-type="float" office:value="6.7459103448" calcext:value-type="float">
            <text:p>6.7459103448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726367" calcext:value-type="float">
            <text:p>6.726367</text:p>
          </table:table-cell>
          <table:table-cell office:value-type="float" office:value="6.7459854286" calcext:value-type="float">
            <text:p>6.7459854286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730142" calcext:value-type="float">
            <text:p>6.730142</text:p>
          </table:table-cell>
          <table:table-cell office:value-type="float" office:value="6.746712037" calcext:value-type="float">
            <text:p>6.746712037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742041" calcext:value-type="float">
            <text:p>6.742041</text:p>
          </table:table-cell>
          <table:table-cell office:value-type="float" office:value="6.7473493462" calcext:value-type="float">
            <text:p>6.7473493462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757662" calcext:value-type="float">
            <text:p>6.757662</text:p>
          </table:table-cell>
          <table:table-cell office:value-type="float" office:value="6.74756168" calcext:value-type="float">
            <text:p>6.74756168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77399" calcext:value-type="float">
            <text:p>6.77399</text:p>
          </table:table-cell>
          <table:table-cell office:value-type="float" office:value="6.7471408333" calcext:value-type="float">
            <text:p>6.7471408333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788392" calcext:value-type="float">
            <text:p>6.788392</text:p>
          </table:table-cell>
          <table:table-cell office:value-type="float" office:value="6.7459734783" calcext:value-type="float">
            <text:p>6.7459734783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798541" calcext:value-type="float">
            <text:p>6.798541</text:p>
          </table:table-cell>
          <table:table-cell office:value-type="float" office:value="6.7440453636" calcext:value-type="float">
            <text:p>6.7440453636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802605" calcext:value-type="float">
            <text:p>6.802605</text:p>
          </table:table-cell>
          <table:table-cell office:value-type="float" office:value="6.7414503333" calcext:value-type="float">
            <text:p>6.7414503333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799544" calcext:value-type="float">
            <text:p>6.799544</text:p>
          </table:table-cell>
          <table:table-cell office:value-type="float" office:value="6.7383926" calcext:value-type="float">
            <text:p>6.7383926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789353" calcext:value-type="float">
            <text:p>6.789353</text:p>
          </table:table-cell>
          <table:table-cell office:value-type="float" office:value="6.7351741053" calcext:value-type="float">
            <text:p>6.7351741053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773137" calcext:value-type="float">
            <text:p>6.773137</text:p>
          </table:table-cell>
          <table:table-cell office:value-type="float" office:value="6.7321641667" calcext:value-type="float">
            <text:p>6.7321641667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752943" calcext:value-type="float">
            <text:p>6.752943</text:p>
          </table:table-cell>
          <table:table-cell office:value-type="float" office:value="6.729754" calcext:value-type="float">
            <text:p>6.729754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731374" calcext:value-type="float">
            <text:p>6.731374</text:p>
          </table:table-cell>
          <table:table-cell office:value-type="float" office:value="6.7283046875" calcext:value-type="float">
            <text:p>6.728304687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711117" calcext:value-type="float">
            <text:p>6.711117</text:p>
          </table:table-cell>
          <table:table-cell office:value-type="float" office:value="6.7281000667" calcext:value-type="float">
            <text:p>6.7281000667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694565" calcext:value-type="float">
            <text:p>6.694565</text:p>
          </table:table-cell>
          <table:table-cell office:value-type="float" office:value="6.7293131429" calcext:value-type="float">
            <text:p>6.7293131429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683935" calcext:value-type="float">
            <text:p>6.683935</text:p>
          </table:table-cell>
          <table:table-cell office:value-type="float" office:value="6.7319860769" calcext:value-type="float">
            <text:p>6.7319860769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687494" calcext:value-type="float">
            <text:p>6.687494</text:p>
          </table:table-cell>
          <table:table-cell office:value-type="float" office:value="6.7359903333" calcext:value-type="float">
            <text:p>6.7359903333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664329" calcext:value-type="float">
            <text:p>6.664329</text:p>
          </table:table-cell>
          <table:table-cell office:value-type="float" office:value="6.7403990909" calcext:value-type="float">
            <text:p>6.7403990909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675671" calcext:value-type="float">
            <text:p>6.675671</text:p>
          </table:table-cell>
          <table:table-cell office:value-type="float" office:value="6.7480061" calcext:value-type="float">
            <text:p>6.7480061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688476" calcext:value-type="float">
            <text:p>6.688476</text:p>
          </table:table-cell>
          <table:table-cell office:value-type="float" office:value="6.7560433333" calcext:value-type="float">
            <text:p>6.7560433333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705477" calcext:value-type="float">
            <text:p>6.705477</text:p>
          </table:table-cell>
          <table:table-cell office:value-type="float" office:value="6.76448925" calcext:value-type="float">
            <text:p>6.7644892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725751" calcext:value-type="float">
            <text:p>6.725751</text:p>
          </table:table-cell>
          <table:table-cell office:value-type="float" office:value="6.7729195714" calcext:value-type="float">
            <text:p>6.7729195714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747405" calcext:value-type="float">
            <text:p>6.747405</text:p>
          </table:table-cell>
          <table:table-cell office:value-type="float" office:value="6.780781" calcext:value-type="float">
            <text:p>6.780781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767985" calcext:value-type="float">
            <text:p>6.767985</text:p>
          </table:table-cell>
          <table:table-cell office:value-type="float" office:value="6.7874562" calcext:value-type="float">
            <text:p>6.7874562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784845" calcext:value-type="float">
            <text:p>6.784845</text:p>
          </table:table-cell>
          <table:table-cell office:value-type="float" office:value="6.792324" calcext:value-type="float">
            <text:p>6.792324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795509" calcext:value-type="float">
            <text:p>6.795509</text:p>
          </table:table-cell>
          <table:table-cell office:value-type="float" office:value="6.794817" calcext:value-type="float">
            <text:p>6.794817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797978" calcext:value-type="float">
            <text:p>6.797978</text:p>
          </table:table-cell>
          <table:table-cell office:value-type="float" office:value="6.794471" calcext:value-type="float">
            <text:p>6.794471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790964" calcext:value-type="float">
            <text:p>6.7909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38:44.133614298</dc:date>
    <meta:document-statistic meta:table-count="1" meta:cell-count="3168" meta:object-count="0"/>
    <meta:generator>LibreOffice/4.2.7.2$Linux_X86_64 LibreOffice_project/420m0$Build-2</meta:generator>
  </office:meta>
</office:document-meta>
</file>